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503cm"/>
    </style:style>
    <style:style style:name="co6" style:family="table-column">
      <style:table-column-properties fo:break-before="auto" style:column-width="3.08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4.65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3.921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.01cm" svg:height="9.033cm" svg:x="0cm" svg:y="16.143cm">
            <draw:object draw:notify-on-update-of-ranges="Sheet1.C2:Sheet1.C2 Sheet1.D2:Sheet1.D2 Sheet1.E2:Sheet1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29cm" svg:x="16.921cm" svg:y="16.264cm">
            <draw:object draw:notify-on-update-of-ranges="Sheet1.C2:Sheet1.C2 Sheet1.D2:Sheet1.D2 Sheet1.E2:Sheet1.E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91cm" svg:x="0cm" svg:y="25.114cm">
            <draw:object draw:notify-on-update-of-ranges="Sheet1.F2:Sheet1.F2 Sheet1.G2:Sheet1.G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3cm" svg:height="9.023cm" svg:x="16.85cm" svg:y="25.124cm">
            <draw:object draw:notify-on-update-of-ranges="Sheet1.F2:Sheet1.F2 Sheet1.G2:Sheet1.G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67cm" svg:height="9.036cm" svg:x="33.21cm" svg:y="24.873cm">
            <draw:object draw:notify-on-update-of-ranges="Sheet1.F2:Sheet1.F2 Sheet1.G2:Sheet1.G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0.2cm" svg:height="0.474cm" svg:x="28.772cm" svg:y="13.529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16.019cm" svg:height="8.95cm" svg:x="0.196cm" svg:y="45.053cm">
            <draw:object draw:notify-on-update-of-ranges="Sheet1.M2:Sheet1.M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16.015cm" svg:height="8.972cm" svg:x="16.886cm" svg:y="45.365cm">
            <draw:object draw:notify-on-update-of-ranges="Sheet1.M2:Sheet1.M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8" draw:style-name="gr1" draw:text-style-name="P1" svg:width="16.016cm" svg:height="8.973cm" svg:x="33.882cm" svg:y="45.313cm">
            <draw:object draw:notify-on-update-of-ranges="Sheet1.M2:Sheet1.M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16cm" svg:height="8.969cm" svg:x="0.031cm" svg:y="54.898cm">
            <draw:object draw:notify-on-update-of-ranges="Sheet1.N2:Sheet1.N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0" draw:style-name="gr1" draw:text-style-name="P1" svg:width="15.98cm" svg:height="9.008cm" svg:x="16.906cm" svg:y="55.357cm">
            <draw:object draw:notify-on-update-of-ranges="Sheet1.N2:Sheet1.N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.98cm" svg:height="9.008cm" svg:x="33.247cm" svg:y="54.929cm">
            <draw:object draw:notify-on-update-of-ranges="Sheet1.N2:Sheet1.N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2" draw:style-name="gr1" draw:text-style-name="P1" svg:width="15.999cm" svg:height="9.015cm" svg:x="33.149cm" svg:y="16.032cm">
            <draw:object draw:notify-on-update-of-ranges="Sheet1.C2:Sheet1.C2 Sheet1.D2:Sheet1.D2 Sheet1.E2:Sheet1.E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3" draw:style-name="gr1" draw:text-style-name="P1" svg:width="15.999cm" svg:height="8.999cm" svg:x="41.055cm" svg:y="3.372cm">
            <draw:object draw:notify-on-update-of-ranges="Sheet1.C2:Sheet1.C2 Sheet1.D2:Sheet1.D2 Sheet1.E2:Sheet1.E2 Sheet1.F2:Sheet1.F2 Sheet1.G2:Sheet1.G2 Sheet1.H2:Sheet1.H2 Sheet1.I2:Sheet1.I2 Sheet1.J2:Sheet1.J2 Sheet1.K2:Sheet1.K2 Sheet1.L2:Sheet1.L2 Sheet1.M2:Sheet1.M2 Sheet1.N2:Sheet1.N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4" draw:style-name="gr1" draw:text-style-name="P1" svg:width="15.999cm" svg:height="8.999cm" svg:x="56.89cm" svg:y="3.267cm">
            <draw:object draw:notify-on-update-of-ranges="Sheet1.C2:Sheet1.C2 Sheet1.D2:Sheet1.D2 Sheet1.E2:Sheet1.E2 Sheet1.F2:Sheet1.F2 Sheet1.G2:Sheet1.G2 Sheet1.H2:Sheet1.H2 Sheet1.I2:Sheet1.I2 Sheet1.J2:Sheet1.J2 Sheet1.K2:Sheet1.K2 Sheet1.L2:Sheet1.L2 Sheet1.M2:Sheet1.M2 Sheet1.N2:Sheet1.N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5" draw:style-name="gr1" draw:text-style-name="P1" svg:width="15.975cm" svg:height="9.048cm" svg:x="72.783cm" svg:y="3.286cm">
            <draw:object draw:notify-on-update-of-ranges="Sheet1.C2:Sheet1.C2 Sheet1.D2:Sheet1.D2 Sheet1.E2:Sheet1.E2 Sheet1.F2:Sheet1.F2 Sheet1.G2:Sheet1.G2 Sheet1.H2:Sheet1.H2 Sheet1.I2:Sheet1.I2 Sheet1.J2:Sheet1.J2 Sheet1.K2:Sheet1.K2 Sheet1.L2:Sheet1.L2 Sheet1.M2:Sheet1.M2 Sheet1.N2:Sheet1.N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6" draw:style-name="gr1" draw:text-style-name="P1" svg:width="16cm" svg:height="8.985cm" svg:x="0.019cm" svg:y="35.242cm">
            <draw:object draw:notify-on-update-of-ranges="Sheet1.AE66:Sheet1.AE66 Sheet1.AF66:Sheet1.AF66 Sheet1.AG66:Sheet1.AG66 Sheet1.AH66:Sheet1.AH6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7" draw:style-name="gr1" draw:text-style-name="P1" svg:width="16.035cm" svg:height="9.015cm" svg:x="16.917cm" svg:y="35.381cm">
            <draw:object draw:notify-on-update-of-ranges="Sheet1.AE66:Sheet1.AE66 Sheet1.AF66:Sheet1.AF66 Sheet1.AG66:Sheet1.AG66 Sheet1.AH66:Sheet1.AH6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8" draw:style-name="gr1" draw:text-style-name="P1" svg:width="16.022cm" svg:height="8.997cm" svg:x="33.951cm" svg:y="35.424cm">
            <draw:object draw:notify-on-update-of-ranges="Sheet1.AE66:Sheet1.AE66 Sheet1.AF66:Sheet1.AF66 Sheet1.AG66:Sheet1.AG66 Sheet1.AH66:Sheet1.AH6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" table:number-columns-repeated="1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imemeasurement unit in microseconds</text:p>
          </table:table-cell>
          <table:covered-table-cell table:style-name="ce6"/>
          <table:covered-table-cell table:style-name="ce10"/>
          <table:table-cell table:style-name="ce10" table:number-columns-repeated="11"/>
          <table:table-cell table:number-columns-repeated="20"/>
        </table:table-row>
        <table:table-row table:style-name="ro2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Mode/Algorithm</text:p>
            <text:p>(Version)</text:p>
          </table:table-cell>
          <table:table-cell table:style-name="ce4" office:value-type="string" calcext:value-type="string">
            <text:p>insert</text:p>
            <text:p>(normal)</text:p>
          </table:table-cell>
          <table:table-cell table:style-name="ce4" office:value-type="string" calcext:value-type="string">
            <text:p>insert</text:p>
            <text:p>(guard)</text:p>
          </table:table-cell>
          <table:table-cell table:style-name="ce4" office:value-type="string" calcext:value-type="string">
            <text:p>insert (guard</text:p>
            <text:p>+ idx.trans)</text:p>
          </table:table-cell>
          <table:table-cell table:style-name="ce4" office:value-type="string" calcext:value-type="string">
            <text:p>merge</text:p>
            <text:p>(bottom up)</text:p>
          </table:table-cell>
          <table:table-cell table:style-name="ce4" office:value-type="string" calcext:value-type="string">
            <text:p>merge</text:p>
            <text:p>(natural)</text:p>
          </table:table-cell>
          <table:table-cell table:style-name="ce4" office:value-type="string" calcext:value-type="string">
            <text:p>quick</text:p>
            <text:p>(normal)</text:p>
          </table:table-cell>
          <table:table-cell table:style-name="ce4" office:value-type="string" calcext:value-type="string">
            <text:p>quick</text:p>
            <text:p>(shift)</text:p>
          </table:table-cell>
          <table:table-cell table:style-name="ce4" office:value-type="string" calcext:value-type="string">
            <text:p>quick</text:p>
            <text:p>(3waypart+shift)</text:p>
          </table:table-cell>
          <table:table-cell table:style-name="ce4" office:value-type="string" calcext:value-type="string">
            <text:p>quick</text:p>
            <text:p>(hybrid without merge)</text:p>
          </table:table-cell>
          <table:table-cell table:style-name="ce4" office:value-type="string" calcext:value-type="string">
            <text:p>quick</text:p>
            <text:p>(hybrid with merge bm)</text:p>
          </table:table-cell>
          <table:table-cell table:style-name="ce4" office:value-type="string" calcext:value-type="string">
            <text:p>heap</text:p>
          </table:table-cell>
          <table:table-cell table:style-name="ce4" office:value-type="string" calcext:value-type="string">
            <text:p>shell</text:p>
          </table:table-cell>
          <table:table-cell table:number-columns-repeated="20"/>
        </table:table-row>
        <table:table-row table:style-name="ro3">
          <table:table-cell table:style-name="ce3" office:value-type="float" office:value="10000" calcext:value-type="float">
            <text:p>1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float" office:value="107310" calcext:value-type="float">
            <text:p>107310</text:p>
          </table:table-cell>
          <table:table-cell table:style-name="ce3" office:value-type="float" office:value="106032" calcext:value-type="float">
            <text:p>106032</text:p>
          </table:table-cell>
          <table:table-cell table:style-name="ce3" office:value-type="float" office:value="85020" calcext:value-type="float">
            <text:p>8502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float" office:value="41266" calcext:value-type="float">
            <text:p>41266</text:p>
          </table:table-cell>
          <table:table-cell table:style-name="ce3" office:value-type="float" office:value="52963" calcext:value-type="float">
            <text:p>52963</text:p>
          </table:table-cell>
          <table:table-cell table:style-name="ce3" office:value-type="float" office:value="42682" calcext:value-type="float">
            <text:p>42682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1227" calcext:value-type="float">
            <text:p>1227</text:p>
          </table:table-cell>
          <table:table-cell table:style-name="ce3" office:value-type="float" office:value="1118" calcext:value-type="float">
            <text:p>1118</text:p>
          </table:table-cell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1516" calcext:value-type="float">
            <text:p>1516</text:p>
          </table:table-cell>
          <table:table-cell table:number-columns-repeated="20"/>
        </table:table-row>
        <table:table-row table:style-name="ro3">
          <table:table-cell table:style-name="ce4" office:value-type="float" office:value="20000" calcext:value-type="float">
            <text:p>20000</text:p>
          </table:table-cell>
          <table:table-cell table:style-name="ce8" office:value-type="string" calcext:value-type="string">
            <text:p>asc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20"/>
        </table:table-row>
        <table:table-row table:style-name="ro3">
          <table:table-cell table:style-name="ce4"/>
          <table:table-cell table:style-name="ce8" office:value-type="string" calcext:value-type="string">
            <text:p>desc</text:p>
          </table:table-cell>
          <table:table-cell table:style-name="ce4" office:value-type="float" office:value="420176" calcext:value-type="float">
            <text:p>420176</text:p>
          </table:table-cell>
          <table:table-cell table:style-name="ce4" office:value-type="float" office:value="420617" calcext:value-type="float">
            <text:p>420617</text:p>
          </table:table-cell>
          <table:table-cell table:style-name="ce4" office:value-type="float" office:value="335447" calcext:value-type="float">
            <text:p>335447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391" calcext:value-type="float">
            <text:p>1391</text:p>
          </table:table-cell>
          <table:table-cell table:style-name="ce4" office:value-type="float" office:value="761" calcext:value-type="float">
            <text:p>761</text:p>
          </table:table-cell>
          <table:table-cell table:number-columns-repeated="20"/>
        </table:table-row>
        <table:table-row table:style-name="ro3">
          <table:table-cell table:style-name="ce4"/>
          <table:table-cell table:style-name="ce8" office:value-type="string" calcext:value-type="string">
            <text:p>rand</text:p>
          </table:table-cell>
          <table:table-cell table:style-name="ce4" office:value-type="float" office:value="190764" calcext:value-type="float">
            <text:p>190764</text:p>
          </table:table-cell>
          <table:table-cell table:style-name="ce4" office:value-type="float" office:value="210468" calcext:value-type="float">
            <text:p>210468</text:p>
          </table:table-cell>
          <table:table-cell table:style-name="ce4" office:value-type="float" office:value="167939" calcext:value-type="float">
            <text:p>167939</text:p>
          </table:table-cell>
          <table:table-cell table:style-name="ce4" office:value-type="float" office:value="2616" calcext:value-type="float">
            <text:p>2616</text:p>
          </table:table-cell>
          <table:table-cell table:style-name="ce4" office:value-type="float" office:value="2642" calcext:value-type="float">
            <text:p>2642</text:p>
          </table:table-cell>
          <table:table-cell table:style-name="ce4" office:value-type="float" office:value="2308" calcext:value-type="float">
            <text:p>2308</text:p>
          </table:table-cell>
          <table:table-cell table:style-name="ce4" office:value-type="float" office:value="2353" calcext:value-type="float">
            <text:p>2353</text:p>
          </table:table-cell>
          <table:table-cell table:style-name="ce4" office:value-type="float" office:value="2237" calcext:value-type="float">
            <text:p>2237</text:p>
          </table:table-cell>
          <table:table-cell table:style-name="ce4" office:value-type="float" office:value="1966" calcext:value-type="float">
            <text:p>1966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2266" calcext:value-type="float">
            <text:p>2266</text:p>
          </table:table-cell>
          <table:table-cell table:style-name="ce4" office:value-type="float" office:value="3396" calcext:value-type="float">
            <text:p>3396</text:p>
          </table:table-cell>
          <table:table-cell table:number-columns-repeated="20"/>
        </table:table-row>
        <table:table-row table:style-name="ro3">
          <table:table-cell table:style-name="ce3" office:value-type="float" office:value="40000" calcext:value-type="float">
            <text:p>4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182" calcext:value-type="float">
            <text:p>218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768" calcext:value-type="float">
            <text:p>2768</text:p>
          </table:table-cell>
          <table:table-cell table:style-name="ce3" office:value-type="float" office:value="949" calcext:value-type="float">
            <text:p>949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string" calcext:value-type="string">
            <text:p>1.69437e+06</text:p>
          </table:table-cell>
          <table:table-cell table:style-name="ce3" office:value-type="string" calcext:value-type="string">
            <text:p>1.69489e+06</text:p>
          </table:table-cell>
          <table:table-cell table:style-name="ce3" office:value-type="string" calcext:value-type="string">
            <text:p>1.35594e+06</text:p>
          </table:table-cell>
          <table:table-cell table:style-name="ce3" office:value-type="float" office:value="2060" calcext:value-type="float">
            <text:p>206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181" calcext:value-type="float">
            <text:p>118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940" calcext:value-type="float">
            <text:p>2940</text:p>
          </table:table-cell>
          <table:table-cell table:style-name="ce3" office:value-type="float" office:value="1633" calcext:value-type="float">
            <text:p>1633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float" office:value="822287" calcext:value-type="float">
            <text:p>822287</text:p>
          </table:table-cell>
          <table:table-cell table:style-name="ce3" office:value-type="float" office:value="845416" calcext:value-type="float">
            <text:p>845416</text:p>
          </table:table-cell>
          <table:table-cell table:style-name="ce3" office:value-type="float" office:value="689836" calcext:value-type="float">
            <text:p>689836</text:p>
          </table:table-cell>
          <table:table-cell table:style-name="ce3" office:value-type="float" office:value="5695" calcext:value-type="float">
            <text:p>5695</text:p>
          </table:table-cell>
          <table:table-cell table:style-name="ce3" office:value-type="float" office:value="5573" calcext:value-type="float">
            <text:p>5573</text:p>
          </table:table-cell>
          <table:table-cell table:style-name="ce3" office:value-type="float" office:value="4903" calcext:value-type="float">
            <text:p>4903</text:p>
          </table:table-cell>
          <table:table-cell table:style-name="ce3" office:value-type="float" office:value="4962" calcext:value-type="float">
            <text:p>4962</text:p>
          </table:table-cell>
          <table:table-cell table:style-name="ce3" office:value-type="float" office:value="4804" calcext:value-type="float">
            <text:p>4804</text:p>
          </table:table-cell>
          <table:table-cell table:style-name="ce3" office:value-type="float" office:value="4256" calcext:value-type="float">
            <text:p>4256</text:p>
          </table:table-cell>
          <table:table-cell table:style-name="ce3" office:value-type="float" office:value="4301" calcext:value-type="float">
            <text:p>4301</text:p>
          </table:table-cell>
          <table:table-cell table:style-name="ce3" office:value-type="float" office:value="4986" calcext:value-type="float">
            <text:p>4986</text:p>
          </table:table-cell>
          <table:table-cell table:style-name="ce3" office:value-type="float" office:value="7694" calcext:value-type="float">
            <text:p>7694</text:p>
          </table:table-cell>
          <table:table-cell table:number-columns-repeated="20"/>
        </table:table-row>
        <table:table-row table:style-name="ro3">
          <table:table-cell table:style-name="ce4" office:value-type="float" office:value="80000" calcext:value-type="float">
            <text:p>80000</text:p>
          </table:table-cell>
          <table:table-cell table:style-name="ce4" office:value-type="string" calcext:value-type="string">
            <text:p>asc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653" calcext:value-type="float">
            <text:p>4653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2155" calcext:value-type="float">
            <text:p>2155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2196" calcext:value-type="float">
            <text:p>2196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5910" calcext:value-type="float">
            <text:p>5910</text:p>
          </table:table-cell>
          <table:table-cell table:style-name="ce4" office:value-type="float" office:value="2100" calcext:value-type="float">
            <text:p>2100</text:p>
          </table:table-cell>
          <table:table-cell table:number-columns-repeated="20"/>
        </table:table-row>
        <table:table-row table:style-name="ro3">
          <table:table-cell table:style-name="ce4"/>
          <table:table-cell table:style-name="ce4" office:value-type="string" calcext:value-type="string">
            <text:p>desc</text:p>
          </table:table-cell>
          <table:table-cell table:style-name="ce4" office:value-type="string" calcext:value-type="string">
            <text:p>6.82961e+06</text:p>
          </table:table-cell>
          <table:table-cell table:style-name="ce4" office:value-type="string" calcext:value-type="string">
            <text:p>6.81496e+06</text:p>
          </table:table-cell>
          <table:table-cell table:style-name="ce4" office:value-type="string" calcext:value-type="string">
            <text:p>5.46464e+06</text:p>
          </table:table-cell>
          <table:table-cell table:style-name="ce4" office:value-type="float" office:value="4735" calcext:value-type="float">
            <text:p>4735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2429" calcext:value-type="float">
            <text:p>2429</text:p>
          </table:table-cell>
          <table:table-cell table:style-name="ce4" office:value-type="float" office:value="1859" calcext:value-type="float">
            <text:p>1859</text:p>
          </table:table-cell>
          <table:table-cell table:style-name="ce4" office:value-type="float" office:value="3039" calcext:value-type="float">
            <text:p>3039</text:p>
          </table:table-cell>
          <table:table-cell table:style-name="ce4" office:value-type="float" office:value="6316" calcext:value-type="float">
            <text:p>6316</text:p>
          </table:table-cell>
          <table:table-cell table:style-name="ce4" office:value-type="float" office:value="3508" calcext:value-type="float">
            <text:p>3508</text:p>
          </table:table-cell>
          <table:table-cell table:number-columns-repeated="20"/>
        </table:table-row>
        <table:table-row table:style-name="ro3">
          <table:table-cell table:style-name="ce4"/>
          <table:table-cell table:style-name="ce4" office:value-type="string" calcext:value-type="string">
            <text:p>rand</text:p>
          </table:table-cell>
          <table:table-cell table:style-name="ce4" office:value-type="string" calcext:value-type="string">
            <text:p>3.37851e+06</text:p>
          </table:table-cell>
          <table:table-cell table:style-name="ce4" office:value-type="string" calcext:value-type="string">
            <text:p>3.40359e+06</text:p>
          </table:table-cell>
          <table:table-cell table:style-name="ce4" office:value-type="string" calcext:value-type="string">
            <text:p>2.72765e+06</text:p>
          </table:table-cell>
          <table:table-cell table:style-name="ce4" office:value-type="float" office:value="12326" calcext:value-type="float">
            <text:p>12326</text:p>
          </table:table-cell>
          <table:table-cell table:style-name="ce4" office:value-type="float" office:value="11998" calcext:value-type="float">
            <text:p>11998</text:p>
          </table:table-cell>
          <table:table-cell table:style-name="ce4" office:value-type="float" office:value="105011" calcext:value-type="float">
            <text:p>105011</text:p>
          </table:table-cell>
          <table:table-cell table:style-name="ce4" office:value-type="float" office:value="10430" calcext:value-type="float">
            <text:p>10430</text:p>
          </table:table-cell>
          <table:table-cell table:style-name="ce4" office:value-type="float" office:value="10157" calcext:value-type="float">
            <text:p>10157</text:p>
          </table:table-cell>
          <table:table-cell table:style-name="ce4" office:value-type="float" office:value="9014" calcext:value-type="float">
            <text:p>9014</text:p>
          </table:table-cell>
          <table:table-cell table:style-name="ce4" office:value-type="float" office:value="9027" calcext:value-type="float">
            <text:p>9027</text:p>
          </table:table-cell>
          <table:table-cell table:style-name="ce4" office:value-type="float" office:value="11104" calcext:value-type="float">
            <text:p>11104</text:p>
          </table:table-cell>
          <table:table-cell table:style-name="ce4" office:value-type="float" office:value="17312" calcext:value-type="float">
            <text:p>17312</text:p>
          </table:table-cell>
          <table:table-cell table:number-columns-repeated="20"/>
        </table:table-row>
        <table:table-row table:style-name="ro3">
          <table:table-cell table:style-name="ce3" office:value-type="float" office:value="160000" calcext:value-type="float">
            <text:p>16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1440" calcext:value-type="float">
            <text:p>11440</text:p>
          </table:table-cell>
          <table:table-cell table:style-name="ce3" office:value-type="float" office:value="2401" calcext:value-type="float">
            <text:p>2401</text:p>
          </table:table-cell>
          <table:table-cell table:style-name="ce3" office:value-type="float" office:value="4392" calcext:value-type="float">
            <text:p>4392</text:p>
          </table:table-cell>
          <table:table-cell table:style-name="ce3" office:value-type="float" office:value="4369" calcext:value-type="float">
            <text:p>4369</text:p>
          </table:table-cell>
          <table:table-cell table:style-name="ce3" office:value-type="float" office:value="4639" calcext:value-type="float">
            <text:p>4639</text:p>
          </table:table-cell>
          <table:table-cell table:style-name="ce3" office:value-type="float" office:value="3357" calcext:value-type="float">
            <text:p>3357</text:p>
          </table:table-cell>
          <table:table-cell table:style-name="ce3" office:value-type="float" office:value="3630" calcext:value-type="float">
            <text:p>3630</text:p>
          </table:table-cell>
          <table:table-cell table:style-name="ce3" office:value-type="float" office:value="11972" calcext:value-type="float">
            <text:p>11972</text:p>
          </table:table-cell>
          <table:table-cell table:style-name="ce3" office:value-type="float" office:value="4626" calcext:value-type="float">
            <text:p>4626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string" calcext:value-type="string">
            <text:p>2.73682e+07</text:p>
          </table:table-cell>
          <table:table-cell table:style-name="ce3" office:value-type="string" calcext:value-type="string">
            <text:p>2.69954e+07</text:p>
          </table:table-cell>
          <table:table-cell table:style-name="ce3" office:value-type="string" calcext:value-type="string">
            <text:p>2.21582e+07</text:p>
          </table:table-cell>
          <table:table-cell table:style-name="ce3" office:value-type="float" office:value="10868" calcext:value-type="float">
            <text:p>10868</text:p>
          </table:table-cell>
          <table:table-cell table:style-name="ce3" office:value-type="float" office:value="2473" calcext:value-type="float">
            <text:p>2473</text:p>
          </table:table-cell>
          <table:table-cell table:style-name="ce3" office:value-type="float" office:value="4408" calcext:value-type="float">
            <text:p>4408</text:p>
          </table:table-cell>
          <table:table-cell table:style-name="ce3" office:value-type="float" office:value="4388" calcext:value-type="float">
            <text:p>4388</text:p>
          </table:table-cell>
          <table:table-cell table:style-name="ce3" office:value-type="float" office:value="5187" calcext:value-type="float">
            <text:p>5187</text:p>
          </table:table-cell>
          <table:table-cell table:style-name="ce3" office:value-type="float" office:value="3708" calcext:value-type="float">
            <text:p>3708</text:p>
          </table:table-cell>
          <table:table-cell table:style-name="ce3" office:value-type="float" office:value="4269" calcext:value-type="float">
            <text:p>4269</text:p>
          </table:table-cell>
          <table:table-cell table:style-name="ce3" office:value-type="float" office:value="13174" calcext:value-type="float">
            <text:p>13174</text:p>
          </table:table-cell>
          <table:table-cell table:style-name="ce3" office:value-type="float" office:value="7672" calcext:value-type="float">
            <text:p>7672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string" calcext:value-type="string">
            <text:p>1.36462e+07</text:p>
          </table:table-cell>
          <table:table-cell table:style-name="ce3" office:value-type="string" calcext:value-type="string">
            <text:p>1.35353e+07</text:p>
          </table:table-cell>
          <table:table-cell table:style-name="ce3" office:value-type="string" calcext:value-type="string">
            <text:p>1.09115e+07</text:p>
          </table:table-cell>
          <table:table-cell table:style-name="ce3" office:value-type="float" office:value="27835" calcext:value-type="float">
            <text:p>27835</text:p>
          </table:table-cell>
          <table:table-cell table:style-name="ce3" office:value-type="float" office:value="25810" calcext:value-type="float">
            <text:p>25810</text:p>
          </table:table-cell>
          <table:table-cell table:style-name="ce3" office:value-type="float" office:value="21583" calcext:value-type="float">
            <text:p>21583</text:p>
          </table:table-cell>
          <table:table-cell table:style-name="ce3" office:value-type="float" office:value="21643" calcext:value-type="float">
            <text:p>21643</text:p>
          </table:table-cell>
          <table:table-cell table:style-name="ce3" office:value-type="float" office:value="21023" calcext:value-type="float">
            <text:p>21023</text:p>
          </table:table-cell>
          <table:table-cell table:style-name="ce3" office:value-type="float" office:value="18648" calcext:value-type="float">
            <text:p>18648</text:p>
          </table:table-cell>
          <table:table-cell table:style-name="ce3" office:value-type="float" office:value="19417" calcext:value-type="float">
            <text:p>19417</text:p>
          </table:table-cell>
          <table:table-cell table:style-name="ce3" office:value-type="float" office:value="24857" calcext:value-type="float">
            <text:p>24857</text:p>
          </table:table-cell>
          <table:table-cell table:style-name="ce3" office:value-type="float" office:value="38636" calcext:value-type="float">
            <text:p>38636</text:p>
          </table:table-cell>
          <table:table-cell table:number-columns-repeated="20"/>
        </table:table-row>
        <table:table-row table:style-name="ro3">
          <table:table-cell table:style-name="ce5" office:value-type="float" office:value="320000" calcext:value-type="float">
            <text:p>320000</text:p>
          </table:table-cell>
          <table:table-cell table:style-name="ce9" office:value-type="string" calcext:value-type="string">
            <text:p>asc</text:p>
          </table:table-cell>
          <table:table-cell table:style-name="ce5" office:value-type="float" office:value="702" calcext:value-type="float">
            <text:p>702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float" office:value="1606" calcext:value-type="float">
            <text:p>1606</text:p>
          </table:table-cell>
          <table:table-cell table:style-name="ce5" office:value-type="float" office:value="30560" calcext:value-type="float">
            <text:p>30560</text:p>
          </table:table-cell>
          <table:table-cell table:style-name="ce5" office:value-type="float" office:value="4963" calcext:value-type="float">
            <text:p>4963</text:p>
          </table:table-cell>
          <table:table-cell table:style-name="ce5" office:value-type="float" office:value="8993" calcext:value-type="float">
            <text:p>8993</text:p>
          </table:table-cell>
          <table:table-cell table:style-name="ce5" office:value-type="float" office:value="9371" calcext:value-type="float">
            <text:p>9371</text:p>
          </table:table-cell>
          <table:table-cell table:style-name="ce5" office:value-type="float" office:value="9405" calcext:value-type="float">
            <text:p>9405</text:p>
          </table:table-cell>
          <table:table-cell table:style-name="ce5" office:value-type="float" office:value="7053" calcext:value-type="float">
            <text:p>7053</text:p>
          </table:table-cell>
          <table:table-cell table:style-name="ce5" office:value-type="float" office:value="7538" calcext:value-type="float">
            <text:p>7538</text:p>
          </table:table-cell>
          <table:table-cell table:style-name="ce5" office:value-type="float" office:value="25926" calcext:value-type="float">
            <text:p>25926</text:p>
          </table:table-cell>
          <table:table-cell table:style-name="ce5" office:value-type="float" office:value="10628" calcext:value-type="float">
            <text:p>10628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ce9" office:value-type="string" calcext:value-type="string">
            <text:p>desc</text:p>
          </table:table-cell>
          <table:table-cell table:style-name="ce5" office:value-type="string" calcext:value-type="string">
            <text:p>1.10534e+08</text:p>
          </table:table-cell>
          <table:table-cell table:style-name="ce5" office:value-type="string" calcext:value-type="string">
            <text:p>1.10958e+08</text:p>
          </table:table-cell>
          <table:table-cell table:style-name="ce5" office:value-type="string" calcext:value-type="string">
            <text:p>8.95685e+07</text:p>
          </table:table-cell>
          <table:table-cell table:style-name="ce5" office:value-type="float" office:value="30487" calcext:value-type="float">
            <text:p>30487</text:p>
          </table:table-cell>
          <table:table-cell table:style-name="ce5" office:value-type="float" office:value="5005" calcext:value-type="float">
            <text:p>5005</text:p>
          </table:table-cell>
          <table:table-cell table:style-name="ce5" office:value-type="float" office:value="9199" calcext:value-type="float">
            <text:p>9199</text:p>
          </table:table-cell>
          <table:table-cell table:style-name="ce5" office:value-type="float" office:value="9352" calcext:value-type="float">
            <text:p>9352</text:p>
          </table:table-cell>
          <table:table-cell table:style-name="ce5" office:value-type="float" office:value="10966" calcext:value-type="float">
            <text:p>10966</text:p>
          </table:table-cell>
          <table:table-cell table:style-name="ce5" office:value-type="float" office:value="7941" calcext:value-type="float">
            <text:p>7941</text:p>
          </table:table-cell>
          <table:table-cell table:style-name="ce5" office:value-type="float" office:value="8850" calcext:value-type="float">
            <text:p>8850</text:p>
          </table:table-cell>
          <table:table-cell table:style-name="ce5" office:value-type="float" office:value="27739" calcext:value-type="float">
            <text:p>27739</text:p>
          </table:table-cell>
          <table:table-cell table:style-name="ce5" office:value-type="float" office:value="16602" calcext:value-type="float">
            <text:p>16602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ce9" office:value-type="string" calcext:value-type="string">
            <text:p>rand</text:p>
          </table:table-cell>
          <table:table-cell table:style-name="ce11" office:value-type="float" office:value="54880000000" calcext:value-type="float">
            <text:p>5,49E+010</text:p>
          </table:table-cell>
          <table:table-cell table:style-name="ce5" office:value-type="string" calcext:value-type="string">
            <text:p>5.45628e+07</text:p>
          </table:table-cell>
          <table:table-cell table:style-name="ce5" office:value-type="string" calcext:value-type="string">
            <text:p>4.38917e+07</text:p>
          </table:table-cell>
          <table:table-cell table:style-name="ce5" office:value-type="float" office:value="64033" calcext:value-type="float">
            <text:p>64033</text:p>
          </table:table-cell>
          <table:table-cell table:style-name="ce5" office:value-type="float" office:value="58366" calcext:value-type="float">
            <text:p>58366</text:p>
          </table:table-cell>
          <table:table-cell table:style-name="ce5" office:value-type="float" office:value="46198" calcext:value-type="float">
            <text:p>46198</text:p>
          </table:table-cell>
          <table:table-cell table:style-name="ce5" office:value-type="float" office:value="46077" calcext:value-type="float">
            <text:p>46077</text:p>
          </table:table-cell>
          <table:table-cell table:style-name="ce5" office:value-type="float" office:value="44977" calcext:value-type="float">
            <text:p>44977</text:p>
          </table:table-cell>
          <table:table-cell table:style-name="ce5" office:value-type="float" office:value="39664" calcext:value-type="float">
            <text:p>39664</text:p>
          </table:table-cell>
          <table:table-cell table:style-name="ce5" office:value-type="float" office:value="42077" calcext:value-type="float">
            <text:p>42077</text:p>
          </table:table-cell>
          <table:table-cell table:style-name="ce5" office:value-type="float" office:value="55903" calcext:value-type="float">
            <text:p>55903</text:p>
          </table:table-cell>
          <table:table-cell table:style-name="ce5" office:value-type="float" office:value="86619" calcext:value-type="float">
            <text:p>86619</text:p>
          </table:table-cell>
          <table:table-cell table:number-columns-repeated="20"/>
        </table:table-row>
        <table:table-row table:style-name="ro3">
          <table:table-cell table:style-name="ce3" office:value-type="float" office:value="640000" calcext:value-type="float">
            <text:p>640000</text:p>
          </table:table-cell>
          <table:table-cell table:style-name="ce7" office:value-type="string" calcext:value-type="string">
            <text:p>asc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64201" calcext:value-type="float">
            <text:p>64201</text:p>
          </table:table-cell>
          <table:table-cell table:style-name="ce3" office:value-type="float" office:value="10497" calcext:value-type="float">
            <text:p>10497</text:p>
          </table:table-cell>
          <table:table-cell table:style-name="ce3" office:value-type="float" office:value="19229" calcext:value-type="float">
            <text:p>19229</text:p>
          </table:table-cell>
          <table:table-cell table:style-name="ce3" office:value-type="float" office:value="19134" calcext:value-type="float">
            <text:p>19134</text:p>
          </table:table-cell>
          <table:table-cell table:style-name="ce3" office:value-type="float" office:value="20174" calcext:value-type="float">
            <text:p>20174</text:p>
          </table:table-cell>
          <table:table-cell table:style-name="ce3" office:value-type="float" office:value="16021" calcext:value-type="float">
            <text:p>16021</text:p>
          </table:table-cell>
          <table:table-cell table:style-name="ce3" office:value-type="float" office:value="16177" calcext:value-type="float">
            <text:p>16177</text:p>
          </table:table-cell>
          <table:table-cell table:style-name="ce3" office:value-type="float" office:value="53920" calcext:value-type="float">
            <text:p>53920</text:p>
          </table:table-cell>
          <table:table-cell table:style-name="ce3" office:value-type="float" office:value="26999" calcext:value-type="float">
            <text:p>26999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desc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61142" calcext:value-type="float">
            <text:p>61142</text:p>
          </table:table-cell>
          <table:table-cell table:style-name="ce3" office:value-type="float" office:value="9998" calcext:value-type="float">
            <text:p>9998</text:p>
          </table:table-cell>
          <table:table-cell table:style-name="ce3" office:value-type="float" office:value="19147" calcext:value-type="float">
            <text:p>19147</text:p>
          </table:table-cell>
          <table:table-cell table:style-name="ce3" office:value-type="float" office:value="19666" calcext:value-type="float">
            <text:p>19666</text:p>
          </table:table-cell>
          <table:table-cell table:style-name="ce3" office:value-type="float" office:value="22193" calcext:value-type="float">
            <text:p>22193</text:p>
          </table:table-cell>
          <table:table-cell table:style-name="ce3" office:value-type="float" office:value="17696" calcext:value-type="float">
            <text:p>17696</text:p>
          </table:table-cell>
          <table:table-cell table:style-name="ce3" office:value-type="float" office:value="19260" calcext:value-type="float">
            <text:p>19260</text:p>
          </table:table-cell>
          <table:table-cell table:style-name="ce3" office:value-type="float" office:value="58050" calcext:value-type="float">
            <text:p>58050</text:p>
          </table:table-cell>
          <table:table-cell table:style-name="ce3" office:value-type="float" office:value="37552" calcext:value-type="float">
            <text:p>37552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rand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35262" calcext:value-type="float">
            <text:p>135262</text:p>
          </table:table-cell>
          <table:table-cell table:style-name="ce3" office:value-type="float" office:value="128914" calcext:value-type="float">
            <text:p>128914</text:p>
          </table:table-cell>
          <table:table-cell table:style-name="ce3" office:value-type="float" office:value="96610" calcext:value-type="float">
            <text:p>96610</text:p>
          </table:table-cell>
          <table:table-cell table:style-name="ce3" office:value-type="float" office:value="96569" calcext:value-type="float">
            <text:p>96569</text:p>
          </table:table-cell>
          <table:table-cell table:style-name="ce3" office:value-type="float" office:value="94013" calcext:value-type="float">
            <text:p>94013</text:p>
          </table:table-cell>
          <table:table-cell table:style-name="ce3" office:value-type="float" office:value="84601" calcext:value-type="float">
            <text:p>84601</text:p>
          </table:table-cell>
          <table:table-cell table:style-name="ce3" office:value-type="float" office:value="86119" calcext:value-type="float">
            <text:p>86119</text:p>
          </table:table-cell>
          <table:table-cell table:style-name="ce3" office:value-type="float" office:value="140670" calcext:value-type="float">
            <text:p>140670</text:p>
          </table:table-cell>
          <table:table-cell table:style-name="ce3" office:value-type="float" office:value="202500" calcext:value-type="float">
            <text:p>202500</text:p>
          </table:table-cell>
          <table:table-cell table:number-columns-repeated="20"/>
        </table:table-row>
        <table:table-row table:style-name="ro3">
          <table:table-cell table:style-name="ce5" office:value-type="float" office:value="1280000" calcext:value-type="float">
            <text:p>1280000</text:p>
          </table:table-cell>
          <table:table-cell table:style-name="ce9" office:value-type="string" calcext:value-type="string">
            <text:p>asc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32676" calcext:value-type="float">
            <text:p>132676</text:p>
          </table:table-cell>
          <table:table-cell table:style-name="ce5" office:value-type="float" office:value="20015" calcext:value-type="float">
            <text:p>20015</text:p>
          </table:table-cell>
          <table:table-cell table:style-name="ce5" office:value-type="float" office:value="39960" calcext:value-type="float">
            <text:p>39960</text:p>
          </table:table-cell>
          <table:table-cell table:style-name="ce5" office:value-type="float" office:value="40638" calcext:value-type="float">
            <text:p>40638</text:p>
          </table:table-cell>
          <table:table-cell table:style-name="ce5" office:value-type="float" office:value="41299" calcext:value-type="float">
            <text:p>41299</text:p>
          </table:table-cell>
          <table:table-cell table:style-name="ce5" office:value-type="float" office:value="34449" calcext:value-type="float">
            <text:p>34449</text:p>
          </table:table-cell>
          <table:table-cell table:style-name="ce5" office:value-type="float" office:value="36995" calcext:value-type="float">
            <text:p>36995</text:p>
          </table:table-cell>
          <table:table-cell table:style-name="ce5" office:value-type="float" office:value="110630" calcext:value-type="float">
            <text:p>110630</text:p>
          </table:table-cell>
          <table:table-cell table:style-name="ce5" office:value-type="float" office:value="52618" calcext:value-type="float">
            <text:p>52618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ce9" office:value-type="string" calcext:value-type="string">
            <text:p>desc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31542" calcext:value-type="float">
            <text:p>131542</text:p>
          </table:table-cell>
          <table:table-cell table:style-name="ce5" office:value-type="float" office:value="20043" calcext:value-type="float">
            <text:p>20043</text:p>
          </table:table-cell>
          <table:table-cell table:style-name="ce5" office:value-type="float" office:value="40287" calcext:value-type="float">
            <text:p>40287</text:p>
          </table:table-cell>
          <table:table-cell table:style-name="ce5" office:value-type="float" office:value="41141" calcext:value-type="float">
            <text:p>41141</text:p>
          </table:table-cell>
          <table:table-cell table:style-name="ce5" office:value-type="float" office:value="47576" calcext:value-type="float">
            <text:p>47576</text:p>
          </table:table-cell>
          <table:table-cell table:style-name="ce5" office:value-type="float" office:value="36083" calcext:value-type="float">
            <text:p>36083</text:p>
          </table:table-cell>
          <table:table-cell table:style-name="ce5" office:value-type="float" office:value="38454" calcext:value-type="float">
            <text:p>38454</text:p>
          </table:table-cell>
          <table:table-cell table:style-name="ce5" office:value-type="float" office:value="122676" calcext:value-type="float">
            <text:p>122676</text:p>
          </table:table-cell>
          <table:table-cell table:style-name="ce5" office:value-type="float" office:value="80167" calcext:value-type="float">
            <text:p>80167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ce9" office:value-type="string" calcext:value-type="string">
            <text:p>rand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85236" calcext:value-type="float">
            <text:p>285236</text:p>
          </table:table-cell>
          <table:table-cell table:style-name="ce5" office:value-type="float" office:value="262318" calcext:value-type="float">
            <text:p>262318</text:p>
          </table:table-cell>
          <table:table-cell table:style-name="ce5" office:value-type="float" office:value="197686" calcext:value-type="float">
            <text:p>197686</text:p>
          </table:table-cell>
          <table:table-cell table:style-name="ce5" office:value-type="float" office:value="199336" calcext:value-type="float">
            <text:p>199336</text:p>
          </table:table-cell>
          <table:table-cell table:style-name="ce5" office:value-type="float" office:value="193249" calcext:value-type="float">
            <text:p>193249</text:p>
          </table:table-cell>
          <table:table-cell table:style-name="ce5" office:value-type="float" office:value="172105" calcext:value-type="float">
            <text:p>172105</text:p>
          </table:table-cell>
          <table:table-cell table:style-name="ce5" office:value-type="float" office:value="178785" calcext:value-type="float">
            <text:p>178785</text:p>
          </table:table-cell>
          <table:table-cell table:style-name="ce5" office:value-type="float" office:value="352707" calcext:value-type="float">
            <text:p>352707</text:p>
          </table:table-cell>
          <table:table-cell table:style-name="ce5" office:value-type="float" office:value="457816" calcext:value-type="float">
            <text:p>457816</text:p>
          </table:table-cell>
          <table:table-cell table:number-columns-repeated="20"/>
        </table:table-row>
        <table:table-row table:style-name="ro3">
          <table:table-cell table:style-name="ce3" office:value-type="float" office:value="2560000" calcext:value-type="float">
            <text:p>2560000</text:p>
          </table:table-cell>
          <table:table-cell table:style-name="ce7" office:value-type="string" calcext:value-type="string">
            <text:p>asc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320627" calcext:value-type="float">
            <text:p>320627</text:p>
          </table:table-cell>
          <table:table-cell table:style-name="ce3" office:value-type="float" office:value="40374" calcext:value-type="float">
            <text:p>40374</text:p>
          </table:table-cell>
          <table:table-cell table:style-name="ce3" office:value-type="float" office:value="84348" calcext:value-type="float">
            <text:p>84348</text:p>
          </table:table-cell>
          <table:table-cell table:style-name="ce3" office:value-type="float" office:value="87302" calcext:value-type="float">
            <text:p>87302</text:p>
          </table:table-cell>
          <table:table-cell table:style-name="ce3" office:value-type="float" office:value="88460" calcext:value-type="float">
            <text:p>88460</text:p>
          </table:table-cell>
          <table:table-cell table:style-name="ce3" office:value-type="float" office:value="69921" calcext:value-type="float">
            <text:p>69921</text:p>
          </table:table-cell>
          <table:table-cell table:style-name="ce3" office:value-type="float" office:value="77346" calcext:value-type="float">
            <text:p>77346</text:p>
          </table:table-cell>
          <table:table-cell table:style-name="ce3" office:value-type="float" office:value="229424" calcext:value-type="float">
            <text:p>229424</text:p>
          </table:table-cell>
          <table:table-cell table:style-name="ce3" office:value-type="float" office:value="118206" calcext:value-type="float">
            <text:p>118206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desc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317259" calcext:value-type="float">
            <text:p>317259</text:p>
          </table:table-cell>
          <table:table-cell table:style-name="ce3" office:value-type="float" office:value="40990" calcext:value-type="float">
            <text:p>40990</text:p>
          </table:table-cell>
          <table:table-cell table:style-name="ce3" office:value-type="float" office:value="87887" calcext:value-type="float">
            <text:p>87887</text:p>
          </table:table-cell>
          <table:table-cell table:style-name="ce3" office:value-type="float" office:value="88776" calcext:value-type="float">
            <text:p>88776</text:p>
          </table:table-cell>
          <table:table-cell table:style-name="ce3" office:value-type="float" office:value="100369" calcext:value-type="float">
            <text:p>100369</text:p>
          </table:table-cell>
          <table:table-cell table:style-name="ce3" office:value-type="float" office:value="73896" calcext:value-type="float">
            <text:p>73896</text:p>
          </table:table-cell>
          <table:table-cell table:style-name="ce3" office:value-type="float" office:value="83450" calcext:value-type="float">
            <text:p>83450</text:p>
          </table:table-cell>
          <table:table-cell table:style-name="ce3" office:value-type="float" office:value="262311" calcext:value-type="float">
            <text:p>262311</text:p>
          </table:table-cell>
          <table:table-cell table:style-name="ce3" office:value-type="float" office:value="172761" calcext:value-type="float">
            <text:p>172761</text:p>
          </table:table-cell>
          <table:table-cell table:number-columns-repeated="20"/>
        </table:table-row>
        <table:table-row table:style-name="ro3">
          <table:table-cell table:style-name="ce3"/>
          <table:table-cell table:style-name="ce7" office:value-type="string" calcext:value-type="string">
            <text:p>rand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624249" calcext:value-type="float">
            <text:p>624249</text:p>
          </table:table-cell>
          <table:table-cell table:style-name="ce3" office:value-type="float" office:value="570389" calcext:value-type="float">
            <text:p>570389</text:p>
          </table:table-cell>
          <table:table-cell table:style-name="ce3" office:value-type="float" office:value="414499" calcext:value-type="float">
            <text:p>414499</text:p>
          </table:table-cell>
          <table:table-cell table:style-name="ce3" office:value-type="float" office:value="426486" calcext:value-type="float">
            <text:p>426486</text:p>
          </table:table-cell>
          <table:table-cell table:style-name="ce3" office:value-type="float" office:value="404819" calcext:value-type="float">
            <text:p>404819</text:p>
          </table:table-cell>
          <table:table-cell table:style-name="ce3" office:value-type="float" office:value="372479" calcext:value-type="float">
            <text:p>372479</text:p>
          </table:table-cell>
          <table:table-cell table:style-name="ce3" office:value-type="float" office:value="375857" calcext:value-type="float">
            <text:p>375857</text:p>
          </table:table-cell>
          <table:table-cell table:style-name="ce3" office:value-type="float" office:value="887286" calcext:value-type="float">
            <text:p>887286</text:p>
          </table:table-cell>
          <table:table-cell table:style-name="ce3" office:value-type="string" calcext:value-type="string">
            <text:p>1.12045e+06</text:p>
          </table:table-cell>
          <table:table-cell table:number-columns-repeated="20"/>
        </table:table-row>
        <table:table-row table:style-name="ro3">
          <table:table-cell table:style-name="ce5" office:value-type="float" office:value="5120000" calcext:value-type="float">
            <text:p>5120000</text:p>
          </table:table-cell>
          <table:table-cell table:style-name="ce9" office:value-type="string" calcext:value-type="string">
            <text:p>asc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645416" calcext:value-type="float">
            <text:p>645416</text:p>
          </table:table-cell>
          <table:table-cell table:style-name="ce5" office:value-type="float" office:value="83802" calcext:value-type="float">
            <text:p>83802</text:p>
          </table:table-cell>
          <table:table-cell table:style-name="ce5" office:value-type="float" office:value="181739" calcext:value-type="float">
            <text:p>181739</text:p>
          </table:table-cell>
          <table:table-cell table:style-name="ce5" office:value-type="float" office:value="183235" calcext:value-type="float">
            <text:p>183235</text:p>
          </table:table-cell>
          <table:table-cell table:style-name="ce5" office:value-type="float" office:value="184720" calcext:value-type="float">
            <text:p>184720</text:p>
          </table:table-cell>
          <table:table-cell table:style-name="ce5" office:value-type="float" office:value="153409" calcext:value-type="float">
            <text:p>153409</text:p>
          </table:table-cell>
          <table:table-cell table:style-name="ce5" office:value-type="float" office:value="170345" calcext:value-type="float">
            <text:p>170345</text:p>
          </table:table-cell>
          <table:table-cell table:style-name="ce5" office:value-type="float" office:value="474122" calcext:value-type="float">
            <text:p>474122</text:p>
          </table:table-cell>
          <table:table-cell table:style-name="ce5" office:value-type="float" office:value="263764" calcext:value-type="float">
            <text:p>263764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ce9" office:value-type="string" calcext:value-type="string">
            <text:p>desc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646145" calcext:value-type="float">
            <text:p>646145</text:p>
          </table:table-cell>
          <table:table-cell table:style-name="ce5" office:value-type="float" office:value="83793" calcext:value-type="float">
            <text:p>83793</text:p>
          </table:table-cell>
          <table:table-cell table:style-name="ce5" office:value-type="float" office:value="187178" calcext:value-type="float">
            <text:p>187178</text:p>
          </table:table-cell>
          <table:table-cell table:style-name="ce5" office:value-type="float" office:value="185620" calcext:value-type="float">
            <text:p>185620</text:p>
          </table:table-cell>
          <table:table-cell table:style-name="ce5" office:value-type="float" office:value="209444" calcext:value-type="float">
            <text:p>209444</text:p>
          </table:table-cell>
          <table:table-cell table:style-name="ce5" office:value-type="float" office:value="159713" calcext:value-type="float">
            <text:p>159713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5" office:value-type="float" office:value="542993" calcext:value-type="float">
            <text:p>542993</text:p>
          </table:table-cell>
          <table:table-cell table:style-name="ce5" office:value-type="float" office:value="377439" calcext:value-type="float">
            <text:p>377439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ce9" office:value-type="string" calcext:value-type="string">
            <text:p>rand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1.29048e+06</text:p>
          </table:table-cell>
          <table:table-cell table:style-name="ce5" office:value-type="string" calcext:value-type="string">
            <text:p>1.22127e+06</text:p>
          </table:table-cell>
          <table:table-cell table:style-name="ce5" office:value-type="float" office:value="873415" calcext:value-type="float">
            <text:p>873415</text:p>
          </table:table-cell>
          <table:table-cell table:style-name="ce5" office:value-type="float" office:value="878142" calcext:value-type="float">
            <text:p>878142</text:p>
          </table:table-cell>
          <table:table-cell table:style-name="ce5" office:value-type="float" office:value="862165" calcext:value-type="float">
            <text:p>862165</text:p>
          </table:table-cell>
          <table:table-cell table:style-name="ce5" office:value-type="float" office:value="771997" calcext:value-type="float">
            <text:p>771997</text:p>
          </table:table-cell>
          <table:table-cell table:style-name="ce5" office:value-type="float" office:value="794736" calcext:value-type="float">
            <text:p>794736</text:p>
          </table:table-cell>
          <table:table-cell table:style-name="ce5" office:value-type="string" calcext:value-type="string">
            <text:p>2.08274e+06</text:p>
          </table:table-cell>
          <table:table-cell table:style-name="ce5" office:value-type="string" calcext:value-type="string">
            <text:p>2.88741e+06</text:p>
          </table:table-cell>
          <table:table-cell table:number-columns-repeated="20"/>
        </table:table-row>
        <table:table-row table:style-name="ro3" table:number-rows-repeated="5">
          <table:table-cell table:number-columns-repeated="34"/>
        </table:table-row>
        <table:table-row table:style-name="ro4">
          <table:table-cell table:number-columns-repeated="34"/>
        </table:table-row>
        <table:table-row table:style-name="ro3" table:number-rows-repeated="27">
          <table:table-cell table:number-columns-repeated="34"/>
        </table:table-row>
        <table:table-row table:style-name="ro2">
          <table:table-cell table:number-columns-repeated="28"/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Mode/Algorithm</text:p>
            <text:p>(Version)</text:p>
          </table:table-cell>
          <table:table-cell table:style-name="ce4" office:value-type="string" calcext:value-type="string">
            <text:p>quick</text:p>
            <text:p>(normal)</text:p>
          </table:table-cell>
          <table:table-cell table:style-name="ce4" office:value-type="string" calcext:value-type="string">
            <text:p>quick</text:p>
            <text:p>(shift)</text:p>
          </table:table-cell>
          <table:table-cell table:style-name="ce4" office:value-type="string" calcext:value-type="string">
            <text:p>quick</text:p>
            <text:p>(3waypart+shift)</text:p>
          </table:table-cell>
          <table:table-cell table:style-name="ce4" office:value-type="string" calcext:value-type="string">
            <text:p>quick</text:p>
            <text:p>(hybrid with merge bm)</text:p>
          </table:table-cell>
        </table:table-row>
        <table:table-row table:style-name="ro3">
          <table:table-cell table:number-columns-repeated="28"/>
          <table:table-cell table:style-name="ce3" office:value-type="float" office:value="10000" calcext:value-type="float">
            <text:p>1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52" calcext:value-type="float">
            <text:p>152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76" calcext:value-type="float">
            <text:p>176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float" office:value="1118" calcext:value-type="float">
            <text:p>1118</text:p>
          </table:table-cell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936" calcext:value-type="float">
            <text:p>936</text:p>
          </table:table-cell>
        </table:table-row>
        <table:table-row table:style-name="ro3">
          <table:table-cell table:number-columns-repeated="28"/>
          <table:table-cell table:style-name="ce4" office:value-type="float" office:value="20000" calcext:value-type="float">
            <text:p>20000</text:p>
          </table:table-cell>
          <table:table-cell table:style-name="ce8" office:value-type="string" calcext:value-type="string">
            <text:p>asc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364" calcext:value-type="float">
            <text:p>364</text:p>
          </table:table-cell>
        </table:table-row>
        <table:table-row table:style-name="ro3">
          <table:table-cell table:number-columns-repeated="28"/>
          <table:table-cell table:style-name="ce4"/>
          <table:table-cell table:style-name="ce8" office:value-type="string" calcext:value-type="string">
            <text:p>desc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384" calcext:value-type="float">
            <text:p>384</text:p>
          </table:table-cell>
        </table:table-row>
        <table:table-row table:style-name="ro3">
          <table:table-cell table:number-columns-repeated="28"/>
          <table:table-cell table:style-name="ce4"/>
          <table:table-cell table:style-name="ce8" office:value-type="string" calcext:value-type="string">
            <text:p>rand</text:p>
          </table:table-cell>
          <table:table-cell table:style-name="ce4" office:value-type="float" office:value="2308" calcext:value-type="float">
            <text:p>2308</text:p>
          </table:table-cell>
          <table:table-cell table:style-name="ce4" office:value-type="float" office:value="2353" calcext:value-type="float">
            <text:p>2353</text:p>
          </table:table-cell>
          <table:table-cell table:style-name="ce4" office:value-type="float" office:value="2237" calcext:value-type="float">
            <text:p>2237</text:p>
          </table:table-cell>
          <table:table-cell table:style-name="ce4" office:value-type="float" office:value="1948" calcext:value-type="float">
            <text:p>1948</text:p>
          </table:table-cell>
        </table:table-row>
        <table:table-row table:style-name="ro3">
          <table:table-cell table:number-columns-repeated="28"/>
          <table:table-cell table:style-name="ce3" office:value-type="float" office:value="40000" calcext:value-type="float">
            <text:p>4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796" calcext:value-type="float">
            <text:p>796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181" calcext:value-type="float">
            <text:p>1181</text:p>
          </table:table-cell>
          <table:table-cell table:style-name="ce3" office:value-type="float" office:value="867" calcext:value-type="float">
            <text:p>867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float" office:value="4903" calcext:value-type="float">
            <text:p>4903</text:p>
          </table:table-cell>
          <table:table-cell table:style-name="ce3" office:value-type="float" office:value="4962" calcext:value-type="float">
            <text:p>4962</text:p>
          </table:table-cell>
          <table:table-cell table:style-name="ce3" office:value-type="float" office:value="4804" calcext:value-type="float">
            <text:p>4804</text:p>
          </table:table-cell>
          <table:table-cell table:style-name="ce3" office:value-type="float" office:value="4301" calcext:value-type="float">
            <text:p>4301</text:p>
          </table:table-cell>
        </table:table-row>
        <table:table-row table:style-name="ro3">
          <table:table-cell table:number-columns-repeated="28"/>
          <table:table-cell table:style-name="ce4" office:value-type="float" office:value="80000" calcext:value-type="float">
            <text:p>80000</text:p>
          </table:table-cell>
          <table:table-cell table:style-name="ce4" office:value-type="string" calcext:value-type="string">
            <text:p>asc</text:p>
          </table:table-cell>
          <table:table-cell table:style-name="ce4" office:value-type="float" office:value="2155" calcext:value-type="float">
            <text:p>2155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2196" calcext:value-type="float">
            <text:p>2196</text:p>
          </table:table-cell>
          <table:table-cell table:style-name="ce4" office:value-type="float" office:value="2096" calcext:value-type="float">
            <text:p>2096</text:p>
          </table:table-cell>
        </table:table-row>
        <table:table-row table:style-name="ro3">
          <table:table-cell table:number-columns-repeated="28"/>
          <table:table-cell table:style-name="ce4"/>
          <table:table-cell table:style-name="ce4" office:value-type="string" calcext:value-type="string">
            <text:p>desc</text:p>
          </table:table-cell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2429" calcext:value-type="float">
            <text:p>2429</text:p>
          </table:table-cell>
          <table:table-cell table:style-name="ce4" office:value-type="float" office:value="3039" calcext:value-type="float">
            <text:p>3039</text:p>
          </table:table-cell>
        </table:table-row>
        <table:table-row table:style-name="ro3">
          <table:table-cell table:number-columns-repeated="28"/>
          <table:table-cell table:style-name="ce4"/>
          <table:table-cell table:style-name="ce4" office:value-type="string" calcext:value-type="string">
            <text:p>rand</text:p>
          </table:table-cell>
          <table:table-cell table:style-name="ce4" office:value-type="float" office:value="105011" calcext:value-type="float">
            <text:p>105011</text:p>
          </table:table-cell>
          <table:table-cell table:style-name="ce4" office:value-type="float" office:value="10430" calcext:value-type="float">
            <text:p>10430</text:p>
          </table:table-cell>
          <table:table-cell table:style-name="ce4" office:value-type="float" office:value="10157" calcext:value-type="float">
            <text:p>10157</text:p>
          </table:table-cell>
          <table:table-cell table:style-name="ce4" office:value-type="float" office:value="9027" calcext:value-type="float">
            <text:p>9027</text:p>
          </table:table-cell>
        </table:table-row>
        <table:table-row table:style-name="ro3">
          <table:table-cell table:number-columns-repeated="28"/>
          <table:table-cell table:style-name="ce3" office:value-type="float" office:value="160000" calcext:value-type="float">
            <text:p>16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4392" calcext:value-type="float">
            <text:p>4392</text:p>
          </table:table-cell>
          <table:table-cell table:style-name="ce3" office:value-type="float" office:value="4369" calcext:value-type="float">
            <text:p>4369</text:p>
          </table:table-cell>
          <table:table-cell table:style-name="ce3" office:value-type="float" office:value="4639" calcext:value-type="float">
            <text:p>4639</text:p>
          </table:table-cell>
          <table:table-cell table:style-name="ce3" office:value-type="float" office:value="3630" calcext:value-type="float">
            <text:p>3630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float" office:value="4408" calcext:value-type="float">
            <text:p>4408</text:p>
          </table:table-cell>
          <table:table-cell table:style-name="ce3" office:value-type="float" office:value="4388" calcext:value-type="float">
            <text:p>4388</text:p>
          </table:table-cell>
          <table:table-cell table:style-name="ce3" office:value-type="float" office:value="5187" calcext:value-type="float">
            <text:p>5187</text:p>
          </table:table-cell>
          <table:table-cell table:style-name="ce3" office:value-type="float" office:value="4269" calcext:value-type="float">
            <text:p>4269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float" office:value="21583" calcext:value-type="float">
            <text:p>21583</text:p>
          </table:table-cell>
          <table:table-cell table:style-name="ce3" office:value-type="float" office:value="21643" calcext:value-type="float">
            <text:p>21643</text:p>
          </table:table-cell>
          <table:table-cell table:style-name="ce3" office:value-type="float" office:value="21023" calcext:value-type="float">
            <text:p>21023</text:p>
          </table:table-cell>
          <table:table-cell table:style-name="ce3" office:value-type="float" office:value="19417" calcext:value-type="float">
            <text:p>19417</text:p>
          </table:table-cell>
        </table:table-row>
        <table:table-row table:style-name="ro3">
          <table:table-cell table:number-columns-repeated="28"/>
          <table:table-cell table:style-name="ce5" office:value-type="float" office:value="320000" calcext:value-type="float">
            <text:p>320000</text:p>
          </table:table-cell>
          <table:table-cell table:style-name="ce9" office:value-type="string" calcext:value-type="string">
            <text:p>asc</text:p>
          </table:table-cell>
          <table:table-cell table:style-name="ce5" office:value-type="float" office:value="8993" calcext:value-type="float">
            <text:p>8993</text:p>
          </table:table-cell>
          <table:table-cell table:style-name="ce5" office:value-type="float" office:value="9371" calcext:value-type="float">
            <text:p>9371</text:p>
          </table:table-cell>
          <table:table-cell table:style-name="ce5" office:value-type="float" office:value="9405" calcext:value-type="float">
            <text:p>9405</text:p>
          </table:table-cell>
          <table:table-cell table:style-name="ce5" office:value-type="float" office:value="7538" calcext:value-type="float">
            <text:p>7538</text:p>
          </table:table-cell>
        </table:table-row>
        <table:table-row table:style-name="ro3">
          <table:table-cell table:number-columns-repeated="28"/>
          <table:table-cell table:style-name="ce5"/>
          <table:table-cell table:style-name="ce9" office:value-type="string" calcext:value-type="string">
            <text:p>desc</text:p>
          </table:table-cell>
          <table:table-cell table:style-name="ce5" office:value-type="float" office:value="9199" calcext:value-type="float">
            <text:p>9199</text:p>
          </table:table-cell>
          <table:table-cell table:style-name="ce5" office:value-type="float" office:value="9352" calcext:value-type="float">
            <text:p>9352</text:p>
          </table:table-cell>
          <table:table-cell table:style-name="ce5" office:value-type="float" office:value="10966" calcext:value-type="float">
            <text:p>10966</text:p>
          </table:table-cell>
          <table:table-cell table:style-name="ce5" office:value-type="float" office:value="8850" calcext:value-type="float">
            <text:p>8850</text:p>
          </table:table-cell>
        </table:table-row>
        <table:table-row table:style-name="ro3">
          <table:table-cell table:number-columns-repeated="28"/>
          <table:table-cell table:style-name="ce5"/>
          <table:table-cell table:style-name="ce9" office:value-type="string" calcext:value-type="string">
            <text:p>rand</text:p>
          </table:table-cell>
          <table:table-cell table:style-name="ce5" office:value-type="float" office:value="46198" calcext:value-type="float">
            <text:p>46198</text:p>
          </table:table-cell>
          <table:table-cell table:style-name="ce5" office:value-type="float" office:value="46077" calcext:value-type="float">
            <text:p>46077</text:p>
          </table:table-cell>
          <table:table-cell table:style-name="ce5" office:value-type="float" office:value="44977" calcext:value-type="float">
            <text:p>44977</text:p>
          </table:table-cell>
          <table:table-cell table:style-name="ce5" office:value-type="float" office:value="42077" calcext:value-type="float">
            <text:p>42077</text:p>
          </table:table-cell>
        </table:table-row>
        <table:table-row table:style-name="ro3">
          <table:table-cell table:number-columns-repeated="28"/>
          <table:table-cell table:style-name="ce3" office:value-type="float" office:value="640000" calcext:value-type="float">
            <text:p>64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19229" calcext:value-type="float">
            <text:p>19229</text:p>
          </table:table-cell>
          <table:table-cell table:style-name="ce3" office:value-type="float" office:value="19134" calcext:value-type="float">
            <text:p>19134</text:p>
          </table:table-cell>
          <table:table-cell table:style-name="ce3" office:value-type="float" office:value="20174" calcext:value-type="float">
            <text:p>20174</text:p>
          </table:table-cell>
          <table:table-cell table:style-name="ce3" office:value-type="float" office:value="16177" calcext:value-type="float">
            <text:p>16177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float" office:value="19147" calcext:value-type="float">
            <text:p>19147</text:p>
          </table:table-cell>
          <table:table-cell table:style-name="ce3" office:value-type="float" office:value="19666" calcext:value-type="float">
            <text:p>19666</text:p>
          </table:table-cell>
          <table:table-cell table:style-name="ce3" office:value-type="float" office:value="22193" calcext:value-type="float">
            <text:p>22193</text:p>
          </table:table-cell>
          <table:table-cell table:style-name="ce3" office:value-type="float" office:value="19260" calcext:value-type="float">
            <text:p>19260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float" office:value="96610" calcext:value-type="float">
            <text:p>96610</text:p>
          </table:table-cell>
          <table:table-cell table:style-name="ce3" office:value-type="float" office:value="96569" calcext:value-type="float">
            <text:p>96569</text:p>
          </table:table-cell>
          <table:table-cell table:style-name="ce3" office:value-type="float" office:value="94013" calcext:value-type="float">
            <text:p>94013</text:p>
          </table:table-cell>
          <table:table-cell table:style-name="ce3" office:value-type="float" office:value="86119" calcext:value-type="float">
            <text:p>86119</text:p>
          </table:table-cell>
        </table:table-row>
        <table:table-row table:style-name="ro3">
          <table:table-cell table:number-columns-repeated="28"/>
          <table:table-cell table:style-name="ce5" office:value-type="float" office:value="1280000" calcext:value-type="float">
            <text:p>1280000</text:p>
          </table:table-cell>
          <table:table-cell table:style-name="ce9" office:value-type="string" calcext:value-type="string">
            <text:p>asc</text:p>
          </table:table-cell>
          <table:table-cell table:style-name="ce5" office:value-type="float" office:value="39960" calcext:value-type="float">
            <text:p>39960</text:p>
          </table:table-cell>
          <table:table-cell table:style-name="ce5" office:value-type="float" office:value="40638" calcext:value-type="float">
            <text:p>40638</text:p>
          </table:table-cell>
          <table:table-cell table:style-name="ce5" office:value-type="float" office:value="41299" calcext:value-type="float">
            <text:p>41299</text:p>
          </table:table-cell>
          <table:table-cell table:style-name="ce5" office:value-type="float" office:value="36995" calcext:value-type="float">
            <text:p>36995</text:p>
          </table:table-cell>
        </table:table-row>
        <table:table-row table:style-name="ro3">
          <table:table-cell table:number-columns-repeated="28"/>
          <table:table-cell table:style-name="ce5"/>
          <table:table-cell table:style-name="ce9" office:value-type="string" calcext:value-type="string">
            <text:p>desc</text:p>
          </table:table-cell>
          <table:table-cell table:style-name="ce5" office:value-type="float" office:value="40287" calcext:value-type="float">
            <text:p>40287</text:p>
          </table:table-cell>
          <table:table-cell table:style-name="ce5" office:value-type="float" office:value="41141" calcext:value-type="float">
            <text:p>41141</text:p>
          </table:table-cell>
          <table:table-cell table:style-name="ce5" office:value-type="float" office:value="47576" calcext:value-type="float">
            <text:p>47576</text:p>
          </table:table-cell>
          <table:table-cell table:style-name="ce5" office:value-type="float" office:value="38454" calcext:value-type="float">
            <text:p>38454</text:p>
          </table:table-cell>
        </table:table-row>
        <table:table-row table:style-name="ro3">
          <table:table-cell table:number-columns-repeated="28"/>
          <table:table-cell table:style-name="ce5"/>
          <table:table-cell table:style-name="ce9" office:value-type="string" calcext:value-type="string">
            <text:p>rand</text:p>
          </table:table-cell>
          <table:table-cell table:style-name="ce5" office:value-type="float" office:value="197686" calcext:value-type="float">
            <text:p>197686</text:p>
          </table:table-cell>
          <table:table-cell table:style-name="ce5" office:value-type="float" office:value="199336" calcext:value-type="float">
            <text:p>199336</text:p>
          </table:table-cell>
          <table:table-cell table:style-name="ce5" office:value-type="float" office:value="193249" calcext:value-type="float">
            <text:p>193249</text:p>
          </table:table-cell>
          <table:table-cell table:style-name="ce5" office:value-type="float" office:value="178785" calcext:value-type="float">
            <text:p>178785</text:p>
          </table:table-cell>
        </table:table-row>
        <table:table-row table:style-name="ro3">
          <table:table-cell table:number-columns-repeated="28"/>
          <table:table-cell table:style-name="ce3" office:value-type="float" office:value="2560000" calcext:value-type="float">
            <text:p>2560000</text:p>
          </table:table-cell>
          <table:table-cell table:style-name="ce7" office:value-type="string" calcext:value-type="string">
            <text:p>asc</text:p>
          </table:table-cell>
          <table:table-cell table:style-name="ce3" office:value-type="float" office:value="84348" calcext:value-type="float">
            <text:p>84348</text:p>
          </table:table-cell>
          <table:table-cell table:style-name="ce3" office:value-type="float" office:value="87302" calcext:value-type="float">
            <text:p>87302</text:p>
          </table:table-cell>
          <table:table-cell table:style-name="ce3" office:value-type="float" office:value="88460" calcext:value-type="float">
            <text:p>88460</text:p>
          </table:table-cell>
          <table:table-cell table:style-name="ce3" office:value-type="float" office:value="77346" calcext:value-type="float">
            <text:p>77346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desc</text:p>
          </table:table-cell>
          <table:table-cell table:style-name="ce3" office:value-type="float" office:value="87887" calcext:value-type="float">
            <text:p>87887</text:p>
          </table:table-cell>
          <table:table-cell table:style-name="ce3" office:value-type="float" office:value="88776" calcext:value-type="float">
            <text:p>88776</text:p>
          </table:table-cell>
          <table:table-cell table:style-name="ce3" office:value-type="float" office:value="100369" calcext:value-type="float">
            <text:p>100369</text:p>
          </table:table-cell>
          <table:table-cell table:style-name="ce3" office:value-type="float" office:value="83450" calcext:value-type="float">
            <text:p>83450</text:p>
          </table:table-cell>
        </table:table-row>
        <table:table-row table:style-name="ro3">
          <table:table-cell table:number-columns-repeated="28"/>
          <table:table-cell table:style-name="ce3"/>
          <table:table-cell table:style-name="ce7" office:value-type="string" calcext:value-type="string">
            <text:p>rand</text:p>
          </table:table-cell>
          <table:table-cell table:style-name="ce3" office:value-type="float" office:value="414499" calcext:value-type="float">
            <text:p>414499</text:p>
          </table:table-cell>
          <table:table-cell table:style-name="ce3" office:value-type="float" office:value="426486" calcext:value-type="float">
            <text:p>426486</text:p>
          </table:table-cell>
          <table:table-cell table:style-name="ce3" office:value-type="float" office:value="404819" calcext:value-type="float">
            <text:p>404819</text:p>
          </table:table-cell>
          <table:table-cell table:style-name="ce3" office:value-type="float" office:value="375857" calcext:value-type="float">
            <text:p>375857</text:p>
          </table:table-cell>
        </table:table-row>
        <table:table-row table:style-name="ro3">
          <table:table-cell table:number-columns-repeated="28"/>
          <table:table-cell table:style-name="ce5" office:value-type="float" office:value="5120000" calcext:value-type="float">
            <text:p>5120000</text:p>
          </table:table-cell>
          <table:table-cell table:style-name="ce9" office:value-type="string" calcext:value-type="string">
            <text:p>asc</text:p>
          </table:table-cell>
          <table:table-cell table:style-name="ce5" office:value-type="float" office:value="181739" calcext:value-type="float">
            <text:p>181739</text:p>
          </table:table-cell>
          <table:table-cell table:style-name="ce5" office:value-type="float" office:value="183235" calcext:value-type="float">
            <text:p>183235</text:p>
          </table:table-cell>
          <table:table-cell table:style-name="ce5" office:value-type="float" office:value="184720" calcext:value-type="float">
            <text:p>184720</text:p>
          </table:table-cell>
          <table:table-cell table:style-name="ce5" office:value-type="float" office:value="170345" calcext:value-type="float">
            <text:p>170345</text:p>
          </table:table-cell>
        </table:table-row>
        <table:table-row table:style-name="ro3">
          <table:table-cell table:number-columns-repeated="28"/>
          <table:table-cell table:style-name="ce5"/>
          <table:table-cell table:style-name="ce9" office:value-type="string" calcext:value-type="string">
            <text:p>desc</text:p>
          </table:table-cell>
          <table:table-cell table:style-name="ce5" office:value-type="float" office:value="187178" calcext:value-type="float">
            <text:p>187178</text:p>
          </table:table-cell>
          <table:table-cell table:style-name="ce5" office:value-type="float" office:value="185620" calcext:value-type="float">
            <text:p>185620</text:p>
          </table:table-cell>
          <table:table-cell table:style-name="ce5" office:value-type="float" office:value="209444" calcext:value-type="float">
            <text:p>209444</text:p>
          </table:table-cell>
          <table:table-cell table:style-name="ce5" office:value-type="float" office:value="170910" calcext:value-type="float">
            <text:p>170910</text:p>
          </table:table-cell>
        </table:table-row>
        <table:table-row table:style-name="ro3">
          <table:table-cell table:number-columns-repeated="28"/>
          <table:table-cell table:style-name="ce5"/>
          <table:table-cell table:style-name="ce9" office:value-type="string" calcext:value-type="string">
            <text:p>rand</text:p>
          </table:table-cell>
          <table:table-cell table:style-name="ce5" office:value-type="float" office:value="873415" calcext:value-type="float">
            <text:p>873415</text:p>
          </table:table-cell>
          <table:table-cell table:style-name="ce5" office:value-type="float" office:value="878142" calcext:value-type="float">
            <text:p>878142</text:p>
          </table:table-cell>
          <table:table-cell table:style-name="ce5" office:value-type="float" office:value="862165" calcext:value-type="float">
            <text:p>862165</text:p>
          </table:table-cell>
          <table:table-cell table:style-name="ce5" office:value-type="float" office:value="794736" calcext:value-type="float">
            <text:p>794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.00.0000</text:date>, <text:time style:data-style-name="N2" text:time-value="15:58:42.992967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3:21:02.896671815</meta:creation-date>
    <dc:date>2015-01-26T19:09:09.961111133</dc:date>
    <meta:editing-duration>PT5H53M37S</meta:editing-duration>
    <meta:editing-cycles>50</meta:editing-cycles>
    <meta:generator>LibreOffice/4.3.3.2$Linux_X86_64 LibreOffice_project/430m0$Build-2</meta:generator>
    <meta:document-statistic meta:table-count="1" meta:cell-count="581" meta:object-count="19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34cm" xlink:href=".." xlink:type="simple" chart:class="chart:bar" chart:style-name="ch1">
        <chart:title svg:x="5.263cm" svg:y="0.316cm" chart:style-name="ch2">
          <text:p>Insertion sorts (ascending)</text:p>
        </chart:title>
        <chart:legend chart:legend-position="bottom" svg:x="5.084cm" svg:y="7.854cm" style:legend-expansion="wide" chart:style-name="ch3"/>
        <chart:plot-area chart:style-name="ch4" table:cell-range-address="Sheet1.C2:Sheet1.E3 Sheet1.C6:Sheet1.E6 Sheet1.C9:Sheet1.E9 Sheet1.C12:Sheet1.E12 Sheet1.C15:Sheet1.E15 Sheet1.C18:Sheet1.E18" chart:data-source-has-labels="row" svg:x="0.32cm" svg:y="1.275cm" svg:width="15.371cm" svg:height="6.399cm">
          <chartooo:coordinate-region svg:x="1.312cm" svg:y="1.474cm" svg:width="14.379cm" svg:height="6.0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3 Sheet1.C6:Sheet1.C6 Sheet1.C9:Sheet1.C9 Sheet1.C12:Sheet1.C12 Sheet1.C15:Sheet1.C15 Sheet1.C18:Sheet1.C18" chart:label-cell-address="Sheet1.C2:Sheet1.C2" chart:class="chart:bar">
            <chart:data-point chart:repeated="6"/>
          </chart:series>
          <chart:series chart:style-name="ch9" chart:values-cell-range-address="Sheet1.D3:Sheet1.D3 Sheet1.D6:Sheet1.D6 Sheet1.D9:Sheet1.D9 Sheet1.D12:Sheet1.D12 Sheet1.D15:Sheet1.D15 Sheet1.D18:Sheet1.D18" chart:label-cell-address="Sheet1.D2:Sheet1.D2" chart:class="chart:bar">
            <chart:data-point chart:repeated="6"/>
          </chart:series>
          <chart:series chart:style-name="ch10" chart:values-cell-range-address="Sheet1.E3:Sheet1.E3 Sheet1.E6:Sheet1.E6 Sheet1.E9:Sheet1.E9 Sheet1.E12:Sheet1.E12 Sheet1.E15:Sheet1.E15 Sheet1.E18:Sheet1.E18" chart:label-cell-address="Sheet1.E2:Sheet1.E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
(normal)</text:p>
                <draw:g>
                  <svg:desc>Sheet1.C2:Sheet1.C2</svg:desc>
                </draw:g>
              </table:table-cell>
              <table:table-cell office:value-type="string">
                <text:p>insert
(guard)</text:p>
                <draw:g>
                  <svg:desc>Sheet1.D2:Sheet1.D2</svg:desc>
                </draw:g>
              </table:table-cell>
              <table:table-cell office:value-type="string">
                <text:p>insert (guard
+ idx.trans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">
                <text:p>13</text:p>
                <draw:g>
                  <svg:desc>Sheet1.C3:Sheet1.C3 Sheet1.C6:Sheet1.C6 Sheet1.C9:Sheet1.C9 Sheet1.C12:Sheet1.C12 Sheet1.C15:Sheet1.C15 Sheet1.C18:Sheet1.C18</svg:desc>
                </draw:g>
              </table:table-cell>
              <table:table-cell office:value-type="float" office:value="25">
                <text:p>25</text:p>
                <draw:g>
                  <svg:desc>Sheet1.D3:Sheet1.D3 Sheet1.D6:Sheet1.D6 Sheet1.D9:Sheet1.D9 Sheet1.D12:Sheet1.D12 Sheet1.D15:Sheet1.D15 Sheet1.D18:Sheet1.D18</svg:desc>
                </draw:g>
              </table:table-cell>
              <table:table-cell office:value-type="float" office:value="44">
                <text:p>44</text:p>
                <draw:g>
                  <svg:desc>Sheet1.E3:Sheet1.E3 Sheet1.E6:Sheet1.E6 Sheet1.E9:Sheet1.E9 Sheet1.E12:Sheet1.E12 Sheet1.E15:Sheet1.E15 Sheet1.E18:Sheet1.E18</svg:desc>
                </draw:g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209">
                <text:p>20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433">
                <text:p>433</text:p>
              </table:table-cell>
              <table:table-cell office:value-type="float" office:value="446">
                <text:p>44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/>
              <table:table-cell office:value-type="float" office:value="702">
                <text:p>702</text:p>
              </table:table-cell>
              <table:table-cell office:value-type="float" office:value="942">
                <text:p>942</text:p>
              </table:table-cell>
              <table:table-cell office:value-type="float" office:value="1606">
                <text:p>1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51cm" xlink:href=".." xlink:type="simple" chart:class="chart:bar" chart:style-name="ch1">
        <chart:title svg:x="5.612cm" svg:y="0.315cm" chart:style-name="ch2">
          <text:p>Heap sort (descending)</text:p>
        </chart:title>
        <chart:legend chart:legend-position="bottom" svg:x="7.367cm" svg:y="8.168cm" style:legend-expansion="wide" chart:style-name="ch3"/>
        <chart:plot-area chart:style-name="ch4" table:cell-range-address="Sheet1.M2:Sheet1.M3 Sheet1.M6:Sheet1.M6 Sheet1.M9:Sheet1.M9 Sheet1.M12:Sheet1.M12 Sheet1.M15:Sheet1.M15 Sheet1.M18:Sheet1.M18 Sheet1.M21:Sheet1.M21 Sheet1.M24:Sheet1.M24 Sheet1.M27:Sheet1.M27 Sheet1.M30:Sheet1.M30" chart:data-source-has-labels="row" svg:x="0.32cm" svg:y="1.273cm" svg:width="15.38cm" svg:height="6.716cm">
          <chartooo:coordinate-region svg:x="1.682cm" svg:y="1.473cm" svg:width="14.018cm" svg:height="6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M3:Sheet1.M3 Sheet1.M6:Sheet1.M6 Sheet1.M9:Sheet1.M9 Sheet1.M12:Sheet1.M12 Sheet1.M15:Sheet1.M15 Sheet1.M18:Sheet1.M18 Sheet1.M21:Sheet1.M21 Sheet1.M24:Sheet1.M24 Sheet1.M27:Sheet1.M27 Sheet1.M30:Sheet1.M30" chart:label-cell-address="Sheet1.M2:Sheet1.M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35">
                <text:p>635</text:p>
                <draw:g>
                  <svg:desc>Sheet1.M3:Sheet1.M3 Sheet1.M6:Sheet1.M6 Sheet1.M9:Sheet1.M9 Sheet1.M12:Sheet1.M12 Sheet1.M15:Sheet1.M15 Sheet1.M18:Sheet1.M18 Sheet1.M21:Sheet1.M21 Sheet1.M24:Sheet1.M24 Sheet1.M27:Sheet1.M27 Sheet1.M30:Sheet1.M30</svg:desc>
                </draw:g>
              </table:table-cell>
            </table:table-row>
            <table:table-row>
              <table:table-cell office:value-type="string"/>
              <table:table-cell office:value-type="float" office:value="1332">
                <text:p>1332</text:p>
              </table:table-cell>
            </table:table-row>
            <table:table-row>
              <table:table-cell office:value-type="string"/>
              <table:table-cell office:value-type="float" office:value="2768">
                <text:p>2768</text:p>
              </table:table-cell>
            </table:table-row>
            <table:table-row>
              <table:table-cell office:value-type="string"/>
              <table:table-cell office:value-type="float" office:value="5910">
                <text:p>5910</text:p>
              </table:table-cell>
            </table:table-row>
            <table:table-row>
              <table:table-cell office:value-type="string"/>
              <table:table-cell office:value-type="float" office:value="11972">
                <text:p>11972</text:p>
              </table:table-cell>
            </table:table-row>
            <table:table-row>
              <table:table-cell office:value-type="string"/>
              <table:table-cell office:value-type="float" office:value="25926">
                <text:p>25926</text:p>
              </table:table-cell>
            </table:table-row>
            <table:table-row>
              <table:table-cell office:value-type="string"/>
              <table:table-cell office:value-type="float" office:value="53920">
                <text:p>53920</text:p>
              </table:table-cell>
            </table:table-row>
            <table:table-row>
              <table:table-cell office:value-type="string"/>
              <table:table-cell office:value-type="float" office:value="110630">
                <text:p>110630</text:p>
              </table:table-cell>
            </table:table-row>
            <table:table-row>
              <table:table-cell office:value-type="string"/>
              <table:table-cell office:value-type="float" office:value="229424">
                <text:p>229424</text:p>
              </table:table-cell>
            </table:table-row>
            <table:table-row>
              <table:table-cell office:value-type="string"/>
              <table:table-cell office:value-type="float" office:value="474122">
                <text:p>4741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8.973cm" xlink:href=".." xlink:type="simple" chart:class="chart:bar" chart:style-name="ch1">
        <chart:title svg:x="5.61cm" svg:y="0.315cm" chart:style-name="ch2">
          <text:p>Heap sort (descending)</text:p>
        </chart:title>
        <chart:legend chart:legend-position="bottom" svg:x="7.365cm" svg:y="8.19cm" style:legend-expansion="wide" chart:style-name="ch3"/>
        <chart:plot-area chart:style-name="ch4" table:cell-range-address="Sheet1.M2:Sheet1.M2 Sheet1.M4:Sheet1.M4 Sheet1.M7:Sheet1.M7 Sheet1.M10:Sheet1.M10 Sheet1.M13:Sheet1.M13 Sheet1.M16:Sheet1.M16 Sheet1.M19:Sheet1.M19 Sheet1.M22:Sheet1.M22 Sheet1.M25:Sheet1.M25 Sheet1.M28:Sheet1.M28 Sheet1.M31:Sheet1.M31" chart:data-source-has-labels="row" svg:x="0.32cm" svg:y="1.273cm" svg:width="15.376cm" svg:height="6.738cm">
          <chartooo:coordinate-region svg:x="1.682cm" svg:y="1.472cm" svg:width="14.014cm" svg:height="6.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M4:Sheet1.M4 Sheet1.M7:Sheet1.M7 Sheet1.M10:Sheet1.M10 Sheet1.M13:Sheet1.M13 Sheet1.M16:Sheet1.M16 Sheet1.M19:Sheet1.M19 Sheet1.M22:Sheet1.M22 Sheet1.M25:Sheet1.M25 Sheet1.M28:Sheet1.M28 Sheet1.M31:Sheet1.M31" chart:label-cell-address="Sheet1.M2:Sheet1.M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70">
                <text:p>670</text:p>
                <draw:g>
                  <svg:desc>Sheet1.M4:Sheet1.M4 Sheet1.M7:Sheet1.M7 Sheet1.M10:Sheet1.M10 Sheet1.M13:Sheet1.M13 Sheet1.M16:Sheet1.M16 Sheet1.M19:Sheet1.M19 Sheet1.M22:Sheet1.M22 Sheet1.M25:Sheet1.M25 Sheet1.M28:Sheet1.M28 Sheet1.M31:Sheet1.M31</svg:desc>
                </draw:g>
              </table:table-cell>
            </table:table-row>
            <table:table-row>
              <table:table-cell office:value-type="string"/>
              <table:table-cell office:value-type="float" office:value="1391">
                <text:p>1391</text:p>
              </table:table-cell>
            </table:table-row>
            <table:table-row>
              <table:table-cell office:value-type="string"/>
              <table:table-cell office:value-type="float" office:value="2940">
                <text:p>2940</text:p>
              </table:table-cell>
            </table:table-row>
            <table:table-row>
              <table:table-cell office:value-type="string"/>
              <table:table-cell office:value-type="float" office:value="6316">
                <text:p>6316</text:p>
              </table:table-cell>
            </table:table-row>
            <table:table-row>
              <table:table-cell office:value-type="string"/>
              <table:table-cell office:value-type="float" office:value="13174">
                <text:p>13174</text:p>
              </table:table-cell>
            </table:table-row>
            <table:table-row>
              <table:table-cell office:value-type="string"/>
              <table:table-cell office:value-type="float" office:value="27739">
                <text:p>27739</text:p>
              </table:table-cell>
            </table:table-row>
            <table:table-row>
              <table:table-cell office:value-type="string"/>
              <table:table-cell office:value-type="float" office:value="58050">
                <text:p>58050</text:p>
              </table:table-cell>
            </table:table-row>
            <table:table-row>
              <table:table-cell office:value-type="string"/>
              <table:table-cell office:value-type="float" office:value="122676">
                <text:p>122676</text:p>
              </table:table-cell>
            </table:table-row>
            <table:table-row>
              <table:table-cell office:value-type="string"/>
              <table:table-cell office:value-type="float" office:value="262311">
                <text:p>262311</text:p>
              </table:table-cell>
            </table:table-row>
            <table:table-row>
              <table:table-cell office:value-type="string"/>
              <table:table-cell office:value-type="float" office:value="542993">
                <text:p>5429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8.974cm" xlink:href=".." xlink:type="simple" chart:class="chart:bar" chart:style-name="ch1">
        <chart:title svg:x="5.993cm" svg:y="0.315cm" chart:style-name="ch2">
          <text:p>Heap sort (random)</text:p>
        </chart:title>
        <chart:legend chart:legend-position="bottom" svg:x="7.365cm" svg:y="8.191cm" style:legend-expansion="wide" chart:style-name="ch3"/>
        <chart:plot-area chart:style-name="ch4" table:cell-range-address="Sheet1.M2:Sheet1.M2 Sheet1.M5:Sheet1.M5 Sheet1.M8:Sheet1.M8 Sheet1.M11:Sheet1.M11 Sheet1.M14:Sheet1.M14 Sheet1.M17:Sheet1.M17 Sheet1.M20:Sheet1.M20 Sheet1.M23:Sheet1.M23 Sheet1.M26:Sheet1.M26 Sheet1.M29:Sheet1.M29 Sheet1.M32:Sheet1.M32" chart:data-source-has-labels="row" svg:x="0.32cm" svg:y="1.273cm" svg:width="15.377cm" svg:height="6.739cm">
          <chartooo:coordinate-region svg:x="1.867cm" svg:y="1.472cm" svg:width="13.83cm" svg:height="6.3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M5:Sheet1.M5 Sheet1.M8:Sheet1.M8 Sheet1.M11:Sheet1.M11 Sheet1.M14:Sheet1.M14 Sheet1.M17:Sheet1.M17 Sheet1.M20:Sheet1.M20 Sheet1.M23:Sheet1.M23 Sheet1.M26:Sheet1.M26 Sheet1.M29:Sheet1.M29 Sheet1.M32:Sheet1.M32" chart:label-cell-address="Sheet1.M2:Sheet1.M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48">
                <text:p>1048</text:p>
                <draw:g>
                  <svg:desc>Sheet1.M5:Sheet1.M5 Sheet1.M8:Sheet1.M8 Sheet1.M11:Sheet1.M11 Sheet1.M14:Sheet1.M14 Sheet1.M17:Sheet1.M17 Sheet1.M20:Sheet1.M20 Sheet1.M23:Sheet1.M23 Sheet1.M26:Sheet1.M26 Sheet1.M29:Sheet1.M29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2266">
                <text:p>2266</text:p>
              </table:table-cell>
            </table:table-row>
            <table:table-row>
              <table:table-cell office:value-type="string"/>
              <table:table-cell office:value-type="float" office:value="4986">
                <text:p>4986</text:p>
              </table:table-cell>
            </table:table-row>
            <table:table-row>
              <table:table-cell office:value-type="string"/>
              <table:table-cell office:value-type="float" office:value="11104">
                <text:p>11104</text:p>
              </table:table-cell>
            </table:table-row>
            <table:table-row>
              <table:table-cell office:value-type="string"/>
              <table:table-cell office:value-type="float" office:value="24857">
                <text:p>24857</text:p>
              </table:table-cell>
            </table:table-row>
            <table:table-row>
              <table:table-cell office:value-type="string"/>
              <table:table-cell office:value-type="float" office:value="55903">
                <text:p>55903</text:p>
              </table:table-cell>
            </table:table-row>
            <table:table-row>
              <table:table-cell office:value-type="string"/>
              <table:table-cell office:value-type="float" office:value="140670">
                <text:p>140670</text:p>
              </table:table-cell>
            </table:table-row>
            <table:table-row>
              <table:table-cell office:value-type="string"/>
              <table:table-cell office:value-type="float" office:value="352707">
                <text:p>352707</text:p>
              </table:table-cell>
            </table:table-row>
            <table:table-row>
              <table:table-cell office:value-type="string"/>
              <table:table-cell office:value-type="float" office:value="887286">
                <text:p>887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7cm" xlink:href=".." xlink:type="simple" chart:class="chart:bar" chart:style-name="ch1">
        <chart:title svg:x="5.628cm" svg:y="0.315cm" chart:style-name="ch2">
          <text:p>Shell sort (descending)</text:p>
        </chart:title>
        <chart:legend chart:legend-position="bottom" svg:x="7.37cm" svg:y="8.187cm" style:legend-expansion="wide" chart:style-name="ch3"/>
        <chart:plot-area chart:style-name="ch4" table:cell-range-address="Sheet1.N2:Sheet1.N3 Sheet1.N6:Sheet1.N6 Sheet1.N9:Sheet1.N9 Sheet1.N12:Sheet1.N12 Sheet1.N15:Sheet1.N15 Sheet1.N18:Sheet1.N18 Sheet1.N21:Sheet1.N21 Sheet1.N24:Sheet1.N24 Sheet1.N27:Sheet1.N27 Sheet1.N30:Sheet1.N30" chart:data-source-has-labels="row" svg:x="0.32cm" svg:y="1.273cm" svg:width="15.361cm" svg:height="6.735cm">
          <chartooo:coordinate-region svg:x="1.682cm" svg:y="1.472cm" svg:width="13.999cm" svg:height="6.33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3:Sheet1.N3 Sheet1.N6:Sheet1.N6 Sheet1.N9:Sheet1.N9 Sheet1.N12:Sheet1.N12 Sheet1.N15:Sheet1.N15 Sheet1.N18:Sheet1.N18 Sheet1.N21:Sheet1.N21 Sheet1.N24:Sheet1.N24 Sheet1.N27:Sheet1.N27 Sheet1.N30:Sheet1.N30" chart:label-cell-address="Sheet1.N2:Sheet1.N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1">
                <text:p>201</text:p>
                <draw:g>
                  <svg:desc>Sheet1.N3:Sheet1.N3 Sheet1.N6:Sheet1.N6 Sheet1.N9:Sheet1.N9 Sheet1.N12:Sheet1.N12 Sheet1.N15:Sheet1.N15 Sheet1.N18:Sheet1.N18 Sheet1.N21:Sheet1.N21 Sheet1.N24:Sheet1.N24 Sheet1.N27:Sheet1.N27 Sheet1.N30:Sheet1.N30</svg:desc>
                </draw:g>
              </table:table-cell>
            </table:table-row>
            <table:table-row>
              <table:table-cell office:value-type="string"/>
              <table:table-cell office:value-type="float" office:value="446">
                <text:p>446</text:p>
              </table:table-cell>
            </table:table-row>
            <table:table-row>
              <table:table-cell office:value-type="string"/>
              <table:table-cell office:value-type="float" office:value="949">
                <text:p>949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</table:table-row>
            <table:table-row>
              <table:table-cell office:value-type="string"/>
              <table:table-cell office:value-type="float" office:value="4626">
                <text:p>4626</text:p>
              </table:table-cell>
            </table:table-row>
            <table:table-row>
              <table:table-cell office:value-type="string"/>
              <table:table-cell office:value-type="float" office:value="10628">
                <text:p>10628</text:p>
              </table:table-cell>
            </table:table-row>
            <table:table-row>
              <table:table-cell office:value-type="string"/>
              <table:table-cell office:value-type="float" office:value="26999">
                <text:p>26999</text:p>
              </table:table-cell>
            </table:table-row>
            <table:table-row>
              <table:table-cell office:value-type="string"/>
              <table:table-cell office:value-type="float" office:value="52618">
                <text:p>52618</text:p>
              </table:table-cell>
            </table:table-row>
            <table:table-row>
              <table:table-cell office:value-type="string"/>
              <table:table-cell office:value-type="float" office:value="118206">
                <text:p>118206</text:p>
              </table:table-cell>
            </table:table-row>
            <table:table-row>
              <table:table-cell office:value-type="string"/>
              <table:table-cell office:value-type="float" office:value="263764">
                <text:p>263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1cm" svg:height="9.009cm" xlink:href=".." xlink:type="simple" chart:class="chart:bar" chart:style-name="ch1">
        <chart:title svg:x="5.618cm" svg:y="0.316cm" chart:style-name="ch2">
          <text:p>Shell sort (descending)</text:p>
        </chart:title>
        <chart:legend chart:legend-position="bottom" svg:x="7.36cm" svg:y="8.226cm" style:legend-expansion="wide" chart:style-name="ch3"/>
        <chart:plot-area chart:style-name="ch4" table:cell-range-address="Sheet1.N2:Sheet1.N2 Sheet1.N4:Sheet1.N4 Sheet1.N7:Sheet1.N7 Sheet1.N10:Sheet1.N10 Sheet1.N13:Sheet1.N13 Sheet1.N16:Sheet1.N16 Sheet1.N19:Sheet1.N19 Sheet1.N22:Sheet1.N22 Sheet1.N25:Sheet1.N25 Sheet1.N28:Sheet1.N28 Sheet1.N31:Sheet1.N31" chart:data-source-has-labels="row" svg:x="0.319cm" svg:y="1.275cm" svg:width="15.343cm" svg:height="6.771cm">
          <chartooo:coordinate-region svg:x="1.681cm" svg:y="1.474cm" svg:width="13.981cm" svg:height="6.3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4:Sheet1.N4 Sheet1.N7:Sheet1.N7 Sheet1.N10:Sheet1.N10 Sheet1.N13:Sheet1.N13 Sheet1.N16:Sheet1.N16 Sheet1.N19:Sheet1.N19 Sheet1.N22:Sheet1.N22 Sheet1.N25:Sheet1.N25 Sheet1.N28:Sheet1.N28 Sheet1.N31:Sheet1.N31" chart:label-cell-address="Sheet1.N2:Sheet1.N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50">
                <text:p>350</text:p>
                <draw:g>
                  <svg:desc>Sheet1.N4:Sheet1.N4 Sheet1.N7:Sheet1.N7 Sheet1.N10:Sheet1.N10 Sheet1.N13:Sheet1.N13 Sheet1.N16:Sheet1.N16 Sheet1.N19:Sheet1.N19 Sheet1.N22:Sheet1.N22 Sheet1.N25:Sheet1.N25 Sheet1.N28:Sheet1.N28 Sheet1.N31:Sheet1.N31</svg:desc>
                </draw:g>
              </table:table-cell>
            </table:table-row>
            <table:table-row>
              <table:table-cell office:value-type="string"/>
              <table:table-cell office:value-type="float" office:value="761">
                <text:p>761</text:p>
              </table:table-cell>
            </table:table-row>
            <table:table-row>
              <table:table-cell office:value-type="string"/>
              <table:table-cell office:value-type="float" office:value="1633">
                <text:p>1633</text:p>
              </table:table-cell>
            </table:table-row>
            <table:table-row>
              <table:table-cell office:value-type="string"/>
              <table:table-cell office:value-type="float" office:value="3508">
                <text:p>3508</text:p>
              </table:table-cell>
            </table:table-row>
            <table:table-row>
              <table:table-cell office:value-type="string"/>
              <table:table-cell office:value-type="float" office:value="7672">
                <text:p>7672</text:p>
              </table:table-cell>
            </table:table-row>
            <table:table-row>
              <table:table-cell office:value-type="string"/>
              <table:table-cell office:value-type="float" office:value="16602">
                <text:p>16602</text:p>
              </table:table-cell>
            </table:table-row>
            <table:table-row>
              <table:table-cell office:value-type="string"/>
              <table:table-cell office:value-type="float" office:value="37552">
                <text:p>37552</text:p>
              </table:table-cell>
            </table:table-row>
            <table:table-row>
              <table:table-cell office:value-type="string"/>
              <table:table-cell office:value-type="float" office:value="80167">
                <text:p>80167</text:p>
              </table:table-cell>
            </table:table-row>
            <table:table-row>
              <table:table-cell office:value-type="string"/>
              <table:table-cell office:value-type="float" office:value="172761">
                <text:p>172761</text:p>
              </table:table-cell>
            </table:table-row>
            <table:table-row>
              <table:table-cell office:value-type="string"/>
              <table:table-cell office:value-type="float" office:value="377439">
                <text:p>3774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1cm" svg:height="9.009cm" xlink:href=".." xlink:type="simple" chart:class="chart:bar" chart:style-name="ch1">
        <chart:title svg:x="6.002cm" svg:y="0.316cm" chart:style-name="ch2">
          <text:p>Shell sort (random)</text:p>
        </chart:title>
        <chart:legend chart:legend-position="bottom" svg:x="7.36cm" svg:y="8.226cm" style:legend-expansion="wide" chart:style-name="ch3"/>
        <chart:plot-area chart:style-name="ch4" table:cell-range-address="Sheet1.N2:Sheet1.N2 Sheet1.N5:Sheet1.N5 Sheet1.N8:Sheet1.N8 Sheet1.N11:Sheet1.N11 Sheet1.N14:Sheet1.N14 Sheet1.N17:Sheet1.N17 Sheet1.N20:Sheet1.N20 Sheet1.N23:Sheet1.N23 Sheet1.N26:Sheet1.N26 Sheet1.N29:Sheet1.N29 Sheet1.N32:Sheet1.N32" chart:data-source-has-labels="row" svg:x="0.319cm" svg:y="1.275cm" svg:width="15.343cm" svg:height="6.771cm">
          <chartooo:coordinate-region svg:x="1.681cm" svg:y="1.474cm" svg:width="13.981cm" svg:height="6.3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5:Sheet1.N5 Sheet1.N8:Sheet1.N8 Sheet1.N11:Sheet1.N11 Sheet1.N14:Sheet1.N14 Sheet1.N17:Sheet1.N17 Sheet1.N20:Sheet1.N20 Sheet1.N23:Sheet1.N23 Sheet1.N26:Sheet1.N26 Sheet1.N29:Sheet1.N29 Sheet1.N32:Sheet1.N32" chart:label-cell-address="Sheet1.N2:Sheet1.N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16">
                <text:p>1516</text:p>
                <draw:g>
                  <svg:desc>Sheet1.N5:Sheet1.N5 Sheet1.N8:Sheet1.N8 Sheet1.N11:Sheet1.N11 Sheet1.N14:Sheet1.N14 Sheet1.N17:Sheet1.N17 Sheet1.N20:Sheet1.N20 Sheet1.N23:Sheet1.N23 Sheet1.N26:Sheet1.N26 Sheet1.N29:Sheet1.N29 Sheet1.N32:Sheet1.N32</svg:desc>
                </draw:g>
              </table:table-cell>
            </table:table-row>
            <table:table-row>
              <table:table-cell office:value-type="string"/>
              <table:table-cell office:value-type="float" office:value="3396">
                <text:p>3396</text:p>
              </table:table-cell>
            </table:table-row>
            <table:table-row>
              <table:table-cell office:value-type="string"/>
              <table:table-cell office:value-type="float" office:value="7694">
                <text:p>7694</text:p>
              </table:table-cell>
            </table:table-row>
            <table:table-row>
              <table:table-cell office:value-type="string"/>
              <table:table-cell office:value-type="float" office:value="17312">
                <text:p>17312</text:p>
              </table:table-cell>
            </table:table-row>
            <table:table-row>
              <table:table-cell office:value-type="string"/>
              <table:table-cell office:value-type="float" office:value="38636">
                <text:p>38636</text:p>
              </table:table-cell>
            </table:table-row>
            <table:table-row>
              <table:table-cell office:value-type="string"/>
              <table:table-cell office:value-type="float" office:value="86619">
                <text:p>86619</text:p>
              </table:table-cell>
            </table:table-row>
            <table:table-row>
              <table:table-cell office:value-type="string"/>
              <table:table-cell office:value-type="float" office:value="202500">
                <text:p>202500</text:p>
              </table:table-cell>
            </table:table-row>
            <table:table-row>
              <table:table-cell office:value-type="string"/>
              <table:table-cell office:value-type="float" office:value="457816">
                <text:p>45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6cm" xlink:href=".." xlink:type="simple" chart:class="chart:bar" chart:style-name="ch1">
        <chart:title svg:x="5.522cm" svg:y="0.316cm" chart:style-name="ch2">
          <text:p>Insertion sorts (random)</text:p>
        </chart:title>
        <chart:legend chart:legend-position="bottom" svg:x="5.079cm" svg:y="7.836cm" style:legend-expansion="wide" chart:style-name="ch3"/>
        <chart:plot-area chart:style-name="ch4" table:cell-range-address="Sheet1.C2:Sheet1.E2 Sheet1.C5:Sheet1.E5 Sheet1.C8:Sheet1.E8 Sheet1.C11:Sheet1.E11 Sheet1.C14:Sheet1.E14 Sheet1.C17:Sheet1.E17 Sheet1.C20:Sheet1.E20" chart:data-source-has-labels="row" svg:x="0.32cm" svg:y="1.275cm" svg:width="15.36cm" svg:height="6.381cm">
          <chartooo:coordinate-region svg:x="2.608cm" svg:y="1.475cm" svg:width="13.072cm" svg:height="5.9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5:Sheet1.C5 Sheet1.C8:Sheet1.C8 Sheet1.C11:Sheet1.C11 Sheet1.C14:Sheet1.C14 Sheet1.C17:Sheet1.C17 Sheet1.C20:Sheet1.C20" chart:label-cell-address="Sheet1.C2:Sheet1.C2" chart:class="chart:bar">
            <chart:data-point chart:repeated="6"/>
          </chart:series>
          <chart:series chart:style-name="ch9" chart:values-cell-range-address="Sheet1.D5:Sheet1.D5 Sheet1.D8:Sheet1.D8 Sheet1.D11:Sheet1.D11 Sheet1.D14:Sheet1.D14 Sheet1.D17:Sheet1.D17 Sheet1.D20:Sheet1.D20" chart:label-cell-address="Sheet1.D2:Sheet1.D2" chart:class="chart:bar">
            <chart:data-point chart:repeated="6"/>
          </chart:series>
          <chart:series chart:style-name="ch10" chart:values-cell-range-address="Sheet1.E5:Sheet1.E5 Sheet1.E8:Sheet1.E8 Sheet1.E11:Sheet1.E11 Sheet1.E14:Sheet1.E14 Sheet1.E17:Sheet1.E17 Sheet1.E20:Sheet1.E20" chart:label-cell-address="Sheet1.E2:Sheet1.E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
(normal)</text:p>
                <draw:g>
                  <svg:desc>Sheet1.C2:Sheet1.C2</svg:desc>
                </draw:g>
              </table:table-cell>
              <table:table-cell office:value-type="string">
                <text:p>insert
(guard)</text:p>
                <draw:g>
                  <svg:desc>Sheet1.D2:Sheet1.D2</svg:desc>
                </draw:g>
              </table:table-cell>
              <table:table-cell office:value-type="string">
                <text:p>insert (guard
+ idx.trans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1266">
                <text:p>41266</text:p>
                <draw:g>
                  <svg:desc>Sheet1.C5:Sheet1.C5 Sheet1.C8:Sheet1.C8 Sheet1.C11:Sheet1.C11 Sheet1.C14:Sheet1.C14 Sheet1.C17:Sheet1.C17 Sheet1.C20:Sheet1.C20</svg:desc>
                </draw:g>
              </table:table-cell>
              <table:table-cell office:value-type="float" office:value="52963">
                <text:p>52963</text:p>
                <draw:g>
                  <svg:desc>Sheet1.D5:Sheet1.D5 Sheet1.D8:Sheet1.D8 Sheet1.D11:Sheet1.D11 Sheet1.D14:Sheet1.D14 Sheet1.D17:Sheet1.D17 Sheet1.D20:Sheet1.D20</svg:desc>
                </draw:g>
              </table:table-cell>
              <table:table-cell office:value-type="float" office:value="42682">
                <text:p>42682</text:p>
                <draw:g>
                  <svg:desc>Sheet1.E5:Sheet1.E5 Sheet1.E8:Sheet1.E8 Sheet1.E11:Sheet1.E11 Sheet1.E14:Sheet1.E14 Sheet1.E17:Sheet1.E17 Sheet1.E20:Sheet1.E20</svg:desc>
                </draw:g>
              </table:table-cell>
            </table:table-row>
            <table:table-row>
              <table:table-cell office:value-type="string"/>
              <table:table-cell office:value-type="float" office:value="190764">
                <text:p>190764</text:p>
              </table:table-cell>
              <table:table-cell office:value-type="float" office:value="210468">
                <text:p>210468</text:p>
              </table:table-cell>
              <table:table-cell office:value-type="float" office:value="167939">
                <text:p>167939</text:p>
              </table:table-cell>
            </table:table-row>
            <table:table-row>
              <table:table-cell office:value-type="string"/>
              <table:table-cell office:value-type="float" office:value="822287">
                <text:p>822287</text:p>
              </table:table-cell>
              <table:table-cell office:value-type="float" office:value="845416">
                <text:p>845416</text:p>
              </table:table-cell>
              <table:table-cell office:value-type="float" office:value="689836">
                <text:p>689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880000000">
                <text:p>5488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All (asc)</text:p>
        </chart:title>
        <chart:legend chart:legend-position="bottom" svg:x="2.512cm" svg:y="5.135cm" style:legend-expansion="wide" chart:style-name="ch3"/>
        <chart:plot-area chart:style-name="ch4" table:cell-range-address="Sheet1.C2:Sheet1.N3 Sheet1.C6:Sheet1.N6 Sheet1.C9:Sheet1.N9 Sheet1.C12:Sheet1.N12 Sheet1.C15:Sheet1.N15 Sheet1.C18:Sheet1.N18" chart:data-source-has-labels="row" svg:x="0.32cm" svg:y="1.275cm" svg:width="15.36cm" svg:height="3.68cm">
          <chartooo:coordinate-region svg:x="1.497cm" svg:y="1.474cm" svg:width="14.183cm" svg:height="3.2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3 Sheet1.C6:Sheet1.C6 Sheet1.C9:Sheet1.C9 Sheet1.C12:Sheet1.C12 Sheet1.C15:Sheet1.C15 Sheet1.C18:Sheet1.C18" chart:label-cell-address="Sheet1.C2:Sheet1.C2" chart:class="chart:bar">
            <chart:data-point chart:repeated="6"/>
          </chart:series>
          <chart:series chart:style-name="ch9" chart:values-cell-range-address="Sheet1.D3:Sheet1.D3 Sheet1.D6:Sheet1.D6 Sheet1.D9:Sheet1.D9 Sheet1.D12:Sheet1.D12 Sheet1.D15:Sheet1.D15 Sheet1.D18:Sheet1.D18" chart:label-cell-address="Sheet1.D2:Sheet1.D2" chart:class="chart:bar">
            <chart:data-point chart:repeated="6"/>
          </chart:series>
          <chart:series chart:style-name="ch10" chart:values-cell-range-address="Sheet1.E3:Sheet1.E3 Sheet1.E6:Sheet1.E6 Sheet1.E9:Sheet1.E9 Sheet1.E12:Sheet1.E12 Sheet1.E15:Sheet1.E15 Sheet1.E18:Sheet1.E18" chart:label-cell-address="Sheet1.E2:Sheet1.E2" chart:class="chart:bar">
            <chart:data-point chart:repeated="6"/>
          </chart:series>
          <chart:series chart:style-name="ch11" chart:values-cell-range-address="Sheet1.F3:Sheet1.F3 Sheet1.F6:Sheet1.F6 Sheet1.F9:Sheet1.F9 Sheet1.F12:Sheet1.F12 Sheet1.F15:Sheet1.F15 Sheet1.F18:Sheet1.F18" chart:label-cell-address="Sheet1.F2:Sheet1.F2" chart:class="chart:bar">
            <chart:data-point chart:repeated="6"/>
          </chart:series>
          <chart:series chart:style-name="ch12" chart:values-cell-range-address="Sheet1.G3:Sheet1.G3 Sheet1.G6:Sheet1.G6 Sheet1.G9:Sheet1.G9 Sheet1.G12:Sheet1.G12 Sheet1.G15:Sheet1.G15 Sheet1.G18:Sheet1.G18" chart:label-cell-address="Sheet1.G2:Sheet1.G2" chart:class="chart:bar">
            <chart:data-point chart:repeated="6"/>
          </chart:series>
          <chart:series chart:style-name="ch13" chart:values-cell-range-address="Sheet1.H3:Sheet1.H3 Sheet1.H6:Sheet1.H6 Sheet1.H9:Sheet1.H9 Sheet1.H12:Sheet1.H12 Sheet1.H15:Sheet1.H15 Sheet1.H18:Sheet1.H18" chart:label-cell-address="Sheet1.H2:Sheet1.H2" chart:class="chart:bar">
            <chart:data-point chart:repeated="6"/>
          </chart:series>
          <chart:series chart:style-name="ch14" chart:values-cell-range-address="Sheet1.I3:Sheet1.I3 Sheet1.I6:Sheet1.I6 Sheet1.I9:Sheet1.I9 Sheet1.I12:Sheet1.I12 Sheet1.I15:Sheet1.I15 Sheet1.I18:Sheet1.I18" chart:label-cell-address="Sheet1.I2:Sheet1.I2" chart:class="chart:bar">
            <chart:data-point chart:repeated="6"/>
          </chart:series>
          <chart:series chart:style-name="ch15" chart:values-cell-range-address="Sheet1.J3:Sheet1.J3 Sheet1.J6:Sheet1.J6 Sheet1.J9:Sheet1.J9 Sheet1.J12:Sheet1.J12 Sheet1.J15:Sheet1.J15 Sheet1.J18:Sheet1.J18" chart:label-cell-address="Sheet1.J2:Sheet1.J2" chart:class="chart:bar">
            <chart:data-point chart:repeated="6"/>
          </chart:series>
          <chart:series chart:style-name="ch16" chart:values-cell-range-address="Sheet1.K3:Sheet1.K3 Sheet1.K6:Sheet1.K6 Sheet1.K9:Sheet1.K9 Sheet1.K12:Sheet1.K12 Sheet1.K15:Sheet1.K15 Sheet1.K18:Sheet1.K18" chart:label-cell-address="Sheet1.K2:Sheet1.K2" chart:class="chart:bar">
            <chart:data-point chart:repeated="6"/>
          </chart:series>
          <chart:series chart:style-name="ch17" chart:values-cell-range-address="Sheet1.L3:Sheet1.L3 Sheet1.L6:Sheet1.L6 Sheet1.L9:Sheet1.L9 Sheet1.L12:Sheet1.L12 Sheet1.L15:Sheet1.L15 Sheet1.L18:Sheet1.L18" chart:label-cell-address="Sheet1.L2:Sheet1.L2" chart:class="chart:bar">
            <chart:data-point chart:repeated="6"/>
          </chart:series>
          <chart:series chart:style-name="ch18" chart:values-cell-range-address="Sheet1.M3:Sheet1.M3 Sheet1.M6:Sheet1.M6 Sheet1.M9:Sheet1.M9 Sheet1.M12:Sheet1.M12 Sheet1.M15:Sheet1.M15 Sheet1.M18:Sheet1.M18" chart:label-cell-address="Sheet1.M2:Sheet1.M2" chart:class="chart:bar">
            <chart:data-point chart:repeated="6"/>
          </chart:series>
          <chart:series chart:style-name="ch19" chart:values-cell-range-address="Sheet1.N3:Sheet1.N3 Sheet1.N6:Sheet1.N6 Sheet1.N9:Sheet1.N9 Sheet1.N12:Sheet1.N12 Sheet1.N15:Sheet1.N15 Sheet1.N18:Sheet1.N18" chart:label-cell-address="Sheet1.N2:Sheet1.N2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
(normal)</text:p>
                <draw:g>
                  <svg:desc>Sheet1.C2:Sheet1.C2</svg:desc>
                </draw:g>
              </table:table-cell>
              <table:table-cell office:value-type="string">
                <text:p>insert
(guard)</text:p>
                <draw:g>
                  <svg:desc>Sheet1.D2:Sheet1.D2</svg:desc>
                </draw:g>
              </table:table-cell>
              <table:table-cell office:value-type="string">
                <text:p>insert (guard
+ idx.trans)</text:p>
                <draw:g>
                  <svg:desc>Sheet1.E2:Sheet1.E2</svg:desc>
                </draw:g>
              </table:table-cell>
              <table:table-cell office:value-type="string">
                <text:p>merge
(bottom up)</text:p>
                <draw:g>
                  <svg:desc>Sheet1.F2:Sheet1.F2</svg:desc>
                </draw:g>
              </table:table-cell>
              <table:table-cell office:value-type="string">
                <text:p>merge
(natural)</text:p>
                <draw:g>
                  <svg:desc>Sheet1.G2:Sheet1.G2</svg:desc>
                </draw:g>
              </table:table-cell>
              <table:table-cell office:value-type="string">
                <text:p>quick
(normal)</text:p>
                <draw:g>
                  <svg:desc>Sheet1.H2:Sheet1.H2</svg:desc>
                </draw:g>
              </table:table-cell>
              <table:table-cell office:value-type="string">
                <text:p>quick
(shift)</text:p>
                <draw:g>
                  <svg:desc>Sheet1.I2:Sheet1.I2</svg:desc>
                </draw:g>
              </table:table-cell>
              <table:table-cell office:value-type="string">
                <text:p>quick
(3waypart+shift)</text:p>
                <draw:g>
                  <svg:desc>Sheet1.J2:Sheet1.J2</svg:desc>
                </draw:g>
              </table:table-cell>
              <table:table-cell office:value-type="string">
                <text:p>quick
(hybrid without merge)</text:p>
                <draw:g>
                  <svg:desc>Sheet1.K2:Sheet1.K2</svg:desc>
                </draw:g>
              </table:table-cell>
              <table:table-cell office:value-type="string">
                <text:p>quick
(hybrid with merge bm)</text:p>
                <draw:g>
                  <svg:desc>Sheet1.L2:Sheet1.L2</svg:desc>
                </draw:g>
              </table:table-cell>
              <table:table-cell office:value-type="string">
                <text:p>heap</text:p>
                <draw:g>
                  <svg:desc>Sheet1.M2:Sheet1.M2</svg:desc>
                </draw:g>
              </table:table-cell>
              <table:table-cell office:value-type="string">
                <text:p>shell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">
                <text:p>13</text:p>
                <draw:g>
                  <svg:desc>Sheet1.C3:Sheet1.C3 Sheet1.C6:Sheet1.C6 Sheet1.C9:Sheet1.C9 Sheet1.C12:Sheet1.C12 Sheet1.C15:Sheet1.C15 Sheet1.C18:Sheet1.C18</svg:desc>
                </draw:g>
              </table:table-cell>
              <table:table-cell office:value-type="float" office:value="25">
                <text:p>25</text:p>
                <draw:g>
                  <svg:desc>Sheet1.D3:Sheet1.D3 Sheet1.D6:Sheet1.D6 Sheet1.D9:Sheet1.D9 Sheet1.D12:Sheet1.D12 Sheet1.D15:Sheet1.D15 Sheet1.D18:Sheet1.D18</svg:desc>
                </draw:g>
              </table:table-cell>
              <table:table-cell office:value-type="float" office:value="44">
                <text:p>44</text:p>
                <draw:g>
                  <svg:desc>Sheet1.E3:Sheet1.E3 Sheet1.E6:Sheet1.E6 Sheet1.E9:Sheet1.E9 Sheet1.E12:Sheet1.E12 Sheet1.E15:Sheet1.E15 Sheet1.E18:Sheet1.E18</svg:desc>
                </draw:g>
              </table:table-cell>
              <table:table-cell office:value-type="float" office:value="478">
                <text:p>478</text:p>
                <draw:g>
                  <svg:desc>Sheet1.F3:Sheet1.F3 Sheet1.F6:Sheet1.F6 Sheet1.F9:Sheet1.F9 Sheet1.F12:Sheet1.F12 Sheet1.F15:Sheet1.F15 Sheet1.F18:Sheet1.F18</svg:desc>
                </draw:g>
              </table:table-cell>
              <table:table-cell office:value-type="float" office:value="95">
                <text:p>95</text:p>
                <draw:g>
                  <svg:desc>Sheet1.G3:Sheet1.G3 Sheet1.G6:Sheet1.G6 Sheet1.G9:Sheet1.G9 Sheet1.G12:Sheet1.G12 Sheet1.G15:Sheet1.G15 Sheet1.G18:Sheet1.G18</svg:desc>
                </draw:g>
              </table:table-cell>
              <table:table-cell office:value-type="float" office:value="240">
                <text:p>240</text:p>
                <draw:g>
                  <svg:desc>Sheet1.H3:Sheet1.H3 Sheet1.H6:Sheet1.H6 Sheet1.H9:Sheet1.H9 Sheet1.H12:Sheet1.H12 Sheet1.H15:Sheet1.H15 Sheet1.H18:Sheet1.H18</svg:desc>
                </draw:g>
              </table:table-cell>
              <table:table-cell office:value-type="float" office:value="235">
                <text:p>235</text:p>
                <draw:g>
                  <svg:desc>Sheet1.I3:Sheet1.I3 Sheet1.I6:Sheet1.I6 Sheet1.I9:Sheet1.I9 Sheet1.I12:Sheet1.I12 Sheet1.I15:Sheet1.I15 Sheet1.I18:Sheet1.I18</svg:desc>
                </draw:g>
              </table:table-cell>
              <table:table-cell office:value-type="float" office:value="238">
                <text:p>238</text:p>
                <draw:g>
                  <svg:desc>Sheet1.J3:Sheet1.J3 Sheet1.J6:Sheet1.J6 Sheet1.J9:Sheet1.J9 Sheet1.J12:Sheet1.J12 Sheet1.J15:Sheet1.J15 Sheet1.J18:Sheet1.J18</svg:desc>
                </draw:g>
              </table:table-cell>
              <table:table-cell office:value-type="float" office:value="169">
                <text:p>169</text:p>
                <draw:g>
                  <svg:desc>Sheet1.K3:Sheet1.K3 Sheet1.K6:Sheet1.K6 Sheet1.K9:Sheet1.K9 Sheet1.K12:Sheet1.K12 Sheet1.K15:Sheet1.K15 Sheet1.K18:Sheet1.K18</svg:desc>
                </draw:g>
              </table:table-cell>
              <table:table-cell office:value-type="float" office:value="152">
                <text:p>152</text:p>
                <draw:g>
                  <svg:desc>Sheet1.L3:Sheet1.L3 Sheet1.L6:Sheet1.L6 Sheet1.L9:Sheet1.L9 Sheet1.L12:Sheet1.L12 Sheet1.L15:Sheet1.L15 Sheet1.L18:Sheet1.L18</svg:desc>
                </draw:g>
              </table:table-cell>
              <table:table-cell office:value-type="float" office:value="635">
                <text:p>635</text:p>
                <draw:g>
                  <svg:desc>Sheet1.M3:Sheet1.M3 Sheet1.M6:Sheet1.M6 Sheet1.M9:Sheet1.M9 Sheet1.M12:Sheet1.M12 Sheet1.M15:Sheet1.M15 Sheet1.M18:Sheet1.M18</svg:desc>
                </draw:g>
              </table:table-cell>
              <table:table-cell office:value-type="float" office:value="201">
                <text:p>201</text:p>
                <draw:g>
                  <svg:desc>Sheet1.N3:Sheet1.N3 Sheet1.N6:Sheet1.N6 Sheet1.N9:Sheet1.N9 Sheet1.N12:Sheet1.N12 Sheet1.N15:Sheet1.N15 Sheet1.N18:Sheet1.N18</svg:desc>
                </draw:g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89">
                <text:p>89</text:p>
              </table:table-cell>
              <table:table-cell office:value-type="float" office:value="1002">
                <text:p>1002</text:p>
              </table:table-cell>
              <table:table-cell office:value-type="float" office:value="290">
                <text:p>290</text:p>
              </table:table-cell>
              <table:table-cell office:value-type="float" office:value="488">
                <text:p>488</text:p>
              </table:table-cell>
              <table:table-cell office:value-type="float" office:value="482">
                <text:p>482</text:p>
              </table:table-cell>
              <table:table-cell office:value-type="float" office:value="495">
                <text:p>495</text:p>
              </table:table-cell>
              <table:table-cell office:value-type="float" office:value="357">
                <text:p>357</text:p>
              </table:table-cell>
              <table:table-cell office:value-type="float" office:value="364">
                <text:p>364</text:p>
              </table:table-cell>
              <table:table-cell office:value-type="float" office:value="1332">
                <text:p>133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178">
                <text:p>178</text:p>
              </table:table-cell>
              <table:table-cell office:value-type="float" office:value="2182">
                <text:p>2182</text:p>
              </table:table-cell>
              <table:table-cell office:value-type="float" office:value="512">
                <text:p>512</text:p>
              </table:table-cell>
              <table:table-cell office:value-type="float" office:value="1015">
                <text:p>1015</text:p>
              </table:table-cell>
              <table:table-cell office:value-type="float" office:value="985">
                <text:p>985</text:p>
              </table:table-cell>
              <table:table-cell office:value-type="float" office:value="1020">
                <text:p>1020</text:p>
              </table:table-cell>
              <table:table-cell office:value-type="float" office:value="748">
                <text:p>748</text:p>
              </table:table-cell>
              <table:table-cell office:value-type="float" office:value="796">
                <text:p>796</text:p>
              </table:table-cell>
              <table:table-cell office:value-type="float" office:value="2768">
                <text:p>2768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209">
                <text:p>209</text:p>
              </table:table-cell>
              <table:table-cell office:value-type="float" office:value="362">
                <text:p>362</text:p>
              </table:table-cell>
              <table:table-cell office:value-type="float" office:value="4653">
                <text:p>4653</text:p>
              </table:table-cell>
              <table:table-cell office:value-type="float" office:value="925">
                <text:p>925</text:p>
              </table:table-cell>
              <table:table-cell office:value-type="float" office:value="2155">
                <text:p>2155</text:p>
              </table:table-cell>
              <table:table-cell office:value-type="float" office:value="2140">
                <text:p>2140</text:p>
              </table:table-cell>
              <table:table-cell office:value-type="float" office:value="2196">
                <text:p>2196</text:p>
              </table:table-cell>
              <table:table-cell office:value-type="float" office:value="1640">
                <text:p>1640</text:p>
              </table:table-cell>
              <table:table-cell office:value-type="float" office:value="2096">
                <text:p>2096</text:p>
              </table:table-cell>
              <table:table-cell office:value-type="float" office:value="5910">
                <text:p>591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/>
              <table:table-cell office:value-type="float" office:value="433">
                <text:p>433</text:p>
              </table:table-cell>
              <table:table-cell office:value-type="float" office:value="446">
                <text:p>446</text:p>
              </table:table-cell>
              <table:table-cell office:value-type="float" office:value="764">
                <text:p>764</text:p>
              </table:table-cell>
              <table:table-cell office:value-type="float" office:value="11440">
                <text:p>11440</text:p>
              </table:table-cell>
              <table:table-cell office:value-type="float" office:value="2401">
                <text:p>2401</text:p>
              </table:table-cell>
              <table:table-cell office:value-type="float" office:value="4392">
                <text:p>4392</text:p>
              </table:table-cell>
              <table:table-cell office:value-type="float" office:value="4369">
                <text:p>4369</text:p>
              </table:table-cell>
              <table:table-cell office:value-type="float" office:value="4639">
                <text:p>4639</text:p>
              </table:table-cell>
              <table:table-cell office:value-type="float" office:value="3357">
                <text:p>3357</text:p>
              </table:table-cell>
              <table:table-cell office:value-type="float" office:value="3630">
                <text:p>3630</text:p>
              </table:table-cell>
              <table:table-cell office:value-type="float" office:value="11972">
                <text:p>11972</text:p>
              </table:table-cell>
              <table:table-cell office:value-type="float" office:value="4626">
                <text:p>4626</text:p>
              </table:table-cell>
            </table:table-row>
            <table:table-row>
              <table:table-cell office:value-type="string"/>
              <table:table-cell office:value-type="float" office:value="702">
                <text:p>702</text:p>
              </table:table-cell>
              <table:table-cell office:value-type="float" office:value="942">
                <text:p>942</text:p>
              </table:table-cell>
              <table:table-cell office:value-type="float" office:value="1606">
                <text:p>1606</text:p>
              </table:table-cell>
              <table:table-cell office:value-type="float" office:value="30560">
                <text:p>30560</text:p>
              </table:table-cell>
              <table:table-cell office:value-type="float" office:value="4963">
                <text:p>4963</text:p>
              </table:table-cell>
              <table:table-cell office:value-type="float" office:value="8993">
                <text:p>8993</text:p>
              </table:table-cell>
              <table:table-cell office:value-type="float" office:value="9371">
                <text:p>9371</text:p>
              </table:table-cell>
              <table:table-cell office:value-type="float" office:value="9405">
                <text:p>9405</text:p>
              </table:table-cell>
              <table:table-cell office:value-type="float" office:value="7053">
                <text:p>7053</text:p>
              </table:table-cell>
              <table:table-cell office:value-type="float" office:value="7538">
                <text:p>7538</text:p>
              </table:table-cell>
              <table:table-cell office:value-type="float" office:value="25926">
                <text:p>25926</text:p>
              </table:table-cell>
              <table:table-cell office:value-type="float" office:value="10628">
                <text:p>106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All (des)</text:p>
        </chart:title>
        <chart:legend chart:legend-position="bottom" svg:x="2.512cm" svg:y="5.135cm" style:legend-expansion="wide" chart:style-name="ch3"/>
        <chart:plot-area chart:style-name="ch4" table:cell-range-address="Sheet1.C2:Sheet1.N2 Sheet1.C4:Sheet1.N4 Sheet1.C7:Sheet1.N7 Sheet1.C10:Sheet1.N10 Sheet1.C13:Sheet1.N13 Sheet1.C16:Sheet1.N16 Sheet1.C19:Sheet1.N19" chart:data-source-has-labels="row" svg:x="0.32cm" svg:y="1.275cm" svg:width="15.36cm" svg:height="3.68cm">
          <chartooo:coordinate-region svg:x="1.682cm" svg:y="1.474cm" svg:width="13.998cm" svg:height="3.2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4 Sheet1.C7:Sheet1.C7 Sheet1.C10:Sheet1.C10 Sheet1.C13:Sheet1.C13 Sheet1.C16:Sheet1.C16 Sheet1.C19:Sheet1.C19" chart:label-cell-address="Sheet1.C2:Sheet1.C2" chart:class="chart:bar">
            <chart:data-point chart:repeated="6"/>
          </chart:series>
          <chart:series chart:style-name="ch9" chart:values-cell-range-address="Sheet1.D4:Sheet1.D4 Sheet1.D7:Sheet1.D7 Sheet1.D10:Sheet1.D10 Sheet1.D13:Sheet1.D13 Sheet1.D16:Sheet1.D16 Sheet1.D19:Sheet1.D19" chart:label-cell-address="Sheet1.D2:Sheet1.D2" chart:class="chart:bar">
            <chart:data-point chart:repeated="6"/>
          </chart:series>
          <chart:series chart:style-name="ch10" chart:values-cell-range-address="Sheet1.E4:Sheet1.E4 Sheet1.E7:Sheet1.E7 Sheet1.E10:Sheet1.E10 Sheet1.E13:Sheet1.E13 Sheet1.E16:Sheet1.E16 Sheet1.E19:Sheet1.E19" chart:label-cell-address="Sheet1.E2:Sheet1.E2" chart:class="chart:bar">
            <chart:data-point chart:repeated="6"/>
          </chart:series>
          <chart:series chart:style-name="ch11" chart:values-cell-range-address="Sheet1.F4:Sheet1.F4 Sheet1.F7:Sheet1.F7 Sheet1.F10:Sheet1.F10 Sheet1.F13:Sheet1.F13 Sheet1.F16:Sheet1.F16 Sheet1.F19:Sheet1.F19" chart:label-cell-address="Sheet1.F2:Sheet1.F2" chart:class="chart:bar">
            <chart:data-point chart:repeated="6"/>
          </chart:series>
          <chart:series chart:style-name="ch12" chart:values-cell-range-address="Sheet1.G4:Sheet1.G4 Sheet1.G7:Sheet1.G7 Sheet1.G10:Sheet1.G10 Sheet1.G13:Sheet1.G13 Sheet1.G16:Sheet1.G16 Sheet1.G19:Sheet1.G19" chart:label-cell-address="Sheet1.G2:Sheet1.G2" chart:class="chart:bar">
            <chart:data-point chart:repeated="6"/>
          </chart:series>
          <chart:series chart:style-name="ch13" chart:values-cell-range-address="Sheet1.H4:Sheet1.H4 Sheet1.H7:Sheet1.H7 Sheet1.H10:Sheet1.H10 Sheet1.H13:Sheet1.H13 Sheet1.H16:Sheet1.H16 Sheet1.H19:Sheet1.H19" chart:label-cell-address="Sheet1.H2:Sheet1.H2" chart:class="chart:bar">
            <chart:data-point chart:repeated="6"/>
          </chart:series>
          <chart:series chart:style-name="ch14" chart:values-cell-range-address="Sheet1.I4:Sheet1.I4 Sheet1.I7:Sheet1.I7 Sheet1.I10:Sheet1.I10 Sheet1.I13:Sheet1.I13 Sheet1.I16:Sheet1.I16 Sheet1.I19:Sheet1.I19" chart:label-cell-address="Sheet1.I2:Sheet1.I2" chart:class="chart:bar">
            <chart:data-point chart:repeated="6"/>
          </chart:series>
          <chart:series chart:style-name="ch15" chart:values-cell-range-address="Sheet1.J4:Sheet1.J4 Sheet1.J7:Sheet1.J7 Sheet1.J10:Sheet1.J10 Sheet1.J13:Sheet1.J13 Sheet1.J16:Sheet1.J16 Sheet1.J19:Sheet1.J19" chart:label-cell-address="Sheet1.J2:Sheet1.J2" chart:class="chart:bar">
            <chart:data-point chart:repeated="6"/>
          </chart:series>
          <chart:series chart:style-name="ch16" chart:values-cell-range-address="Sheet1.K4:Sheet1.K4 Sheet1.K7:Sheet1.K7 Sheet1.K10:Sheet1.K10 Sheet1.K13:Sheet1.K13 Sheet1.K16:Sheet1.K16 Sheet1.K19:Sheet1.K19" chart:label-cell-address="Sheet1.K2:Sheet1.K2" chart:class="chart:bar">
            <chart:data-point chart:repeated="6"/>
          </chart:series>
          <chart:series chart:style-name="ch17" chart:values-cell-range-address="Sheet1.L4:Sheet1.L4 Sheet1.L7:Sheet1.L7 Sheet1.L10:Sheet1.L10 Sheet1.L13:Sheet1.L13 Sheet1.L16:Sheet1.L16 Sheet1.L19:Sheet1.L19" chart:label-cell-address="Sheet1.L2:Sheet1.L2" chart:class="chart:bar">
            <chart:data-point chart:repeated="6"/>
          </chart:series>
          <chart:series chart:style-name="ch18" chart:values-cell-range-address="Sheet1.M4:Sheet1.M4 Sheet1.M7:Sheet1.M7 Sheet1.M10:Sheet1.M10 Sheet1.M13:Sheet1.M13 Sheet1.M16:Sheet1.M16 Sheet1.M19:Sheet1.M19" chart:label-cell-address="Sheet1.M2:Sheet1.M2" chart:class="chart:bar">
            <chart:data-point chart:repeated="6"/>
          </chart:series>
          <chart:series chart:style-name="ch19" chart:values-cell-range-address="Sheet1.N4:Sheet1.N4 Sheet1.N7:Sheet1.N7 Sheet1.N10:Sheet1.N10 Sheet1.N13:Sheet1.N13 Sheet1.N16:Sheet1.N16 Sheet1.N19:Sheet1.N19" chart:label-cell-address="Sheet1.N2:Sheet1.N2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
(normal)</text:p>
                <draw:g>
                  <svg:desc>Sheet1.C2:Sheet1.C2</svg:desc>
                </draw:g>
              </table:table-cell>
              <table:table-cell office:value-type="string">
                <text:p>insert
(guard)</text:p>
                <draw:g>
                  <svg:desc>Sheet1.D2:Sheet1.D2</svg:desc>
                </draw:g>
              </table:table-cell>
              <table:table-cell office:value-type="string">
                <text:p>insert (guard
+ idx.trans)</text:p>
                <draw:g>
                  <svg:desc>Sheet1.E2:Sheet1.E2</svg:desc>
                </draw:g>
              </table:table-cell>
              <table:table-cell office:value-type="string">
                <text:p>merge
(bottom up)</text:p>
                <draw:g>
                  <svg:desc>Sheet1.F2:Sheet1.F2</svg:desc>
                </draw:g>
              </table:table-cell>
              <table:table-cell office:value-type="string">
                <text:p>merge
(natural)</text:p>
                <draw:g>
                  <svg:desc>Sheet1.G2:Sheet1.G2</svg:desc>
                </draw:g>
              </table:table-cell>
              <table:table-cell office:value-type="string">
                <text:p>quick
(normal)</text:p>
                <draw:g>
                  <svg:desc>Sheet1.H2:Sheet1.H2</svg:desc>
                </draw:g>
              </table:table-cell>
              <table:table-cell office:value-type="string">
                <text:p>quick
(shift)</text:p>
                <draw:g>
                  <svg:desc>Sheet1.I2:Sheet1.I2</svg:desc>
                </draw:g>
              </table:table-cell>
              <table:table-cell office:value-type="string">
                <text:p>quick
(3waypart+shift)</text:p>
                <draw:g>
                  <svg:desc>Sheet1.J2:Sheet1.J2</svg:desc>
                </draw:g>
              </table:table-cell>
              <table:table-cell office:value-type="string">
                <text:p>quick
(hybrid without merge)</text:p>
                <draw:g>
                  <svg:desc>Sheet1.K2:Sheet1.K2</svg:desc>
                </draw:g>
              </table:table-cell>
              <table:table-cell office:value-type="string">
                <text:p>quick
(hybrid with merge bm)</text:p>
                <draw:g>
                  <svg:desc>Sheet1.L2:Sheet1.L2</svg:desc>
                </draw:g>
              </table:table-cell>
              <table:table-cell office:value-type="string">
                <text:p>heap</text:p>
                <draw:g>
                  <svg:desc>Sheet1.M2:Sheet1.M2</svg:desc>
                </draw:g>
              </table:table-cell>
              <table:table-cell office:value-type="string">
                <text:p>shell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7310">
                <text:p>107310</text:p>
                <draw:g>
                  <svg:desc>Sheet1.C4:Sheet1.C4 Sheet1.C7:Sheet1.C7 Sheet1.C10:Sheet1.C10 Sheet1.C13:Sheet1.C13 Sheet1.C16:Sheet1.C16 Sheet1.C19:Sheet1.C19</svg:desc>
                </draw:g>
              </table:table-cell>
              <table:table-cell office:value-type="float" office:value="106032">
                <text:p>106032</text:p>
                <draw:g>
                  <svg:desc>Sheet1.D4:Sheet1.D4 Sheet1.D7:Sheet1.D7 Sheet1.D10:Sheet1.D10 Sheet1.D13:Sheet1.D13 Sheet1.D16:Sheet1.D16 Sheet1.D19:Sheet1.D19</svg:desc>
                </draw:g>
              </table:table-cell>
              <table:table-cell office:value-type="float" office:value="85020">
                <text:p>85020</text:p>
                <draw:g>
                  <svg:desc>Sheet1.E4:Sheet1.E4 Sheet1.E7:Sheet1.E7 Sheet1.E10:Sheet1.E10 Sheet1.E13:Sheet1.E13 Sheet1.E16:Sheet1.E16 Sheet1.E19:Sheet1.E19</svg:desc>
                </draw:g>
              </table:table-cell>
              <table:table-cell office:value-type="float" office:value="416">
                <text:p>416</text:p>
                <draw:g>
                  <svg:desc>Sheet1.F4:Sheet1.F4 Sheet1.F7:Sheet1.F7 Sheet1.F10:Sheet1.F10 Sheet1.F13:Sheet1.F13 Sheet1.F16:Sheet1.F16 Sheet1.F19:Sheet1.F19</svg:desc>
                </draw:g>
              </table:table-cell>
              <table:table-cell office:value-type="float" office:value="94">
                <text:p>94</text:p>
                <draw:g>
                  <svg:desc>Sheet1.G4:Sheet1.G4 Sheet1.G7:Sheet1.G7 Sheet1.G10:Sheet1.G10 Sheet1.G13:Sheet1.G13 Sheet1.G16:Sheet1.G16 Sheet1.G19:Sheet1.G19</svg:desc>
                </draw:g>
              </table:table-cell>
              <table:table-cell office:value-type="float" office:value="241">
                <text:p>241</text:p>
                <draw:g>
                  <svg:desc>Sheet1.H4:Sheet1.H4 Sheet1.H7:Sheet1.H7 Sheet1.H10:Sheet1.H10 Sheet1.H13:Sheet1.H13 Sheet1.H16:Sheet1.H16 Sheet1.H19:Sheet1.H19</svg:desc>
                </draw:g>
              </table:table-cell>
              <table:table-cell office:value-type="float" office:value="233">
                <text:p>233</text:p>
                <draw:g>
                  <svg:desc>Sheet1.I4:Sheet1.I4 Sheet1.I7:Sheet1.I7 Sheet1.I10:Sheet1.I10 Sheet1.I13:Sheet1.I13 Sheet1.I16:Sheet1.I16 Sheet1.I19:Sheet1.I19</svg:desc>
                </draw:g>
              </table:table-cell>
              <table:table-cell office:value-type="float" office:value="285">
                <text:p>285</text:p>
                <draw:g>
                  <svg:desc>Sheet1.J4:Sheet1.J4 Sheet1.J7:Sheet1.J7 Sheet1.J10:Sheet1.J10 Sheet1.J13:Sheet1.J13 Sheet1.J16:Sheet1.J16 Sheet1.J19:Sheet1.J19</svg:desc>
                </draw:g>
              </table:table-cell>
              <table:table-cell office:value-type="float" office:value="197">
                <text:p>197</text:p>
                <draw:g>
                  <svg:desc>Sheet1.K4:Sheet1.K4 Sheet1.K7:Sheet1.K7 Sheet1.K10:Sheet1.K10 Sheet1.K13:Sheet1.K13 Sheet1.K16:Sheet1.K16 Sheet1.K19:Sheet1.K19</svg:desc>
                </draw:g>
              </table:table-cell>
              <table:table-cell office:value-type="float" office:value="176">
                <text:p>176</text:p>
                <draw:g>
                  <svg:desc>Sheet1.L4:Sheet1.L4 Sheet1.L7:Sheet1.L7 Sheet1.L10:Sheet1.L10 Sheet1.L13:Sheet1.L13 Sheet1.L16:Sheet1.L16 Sheet1.L19:Sheet1.L19</svg:desc>
                </draw:g>
              </table:table-cell>
              <table:table-cell office:value-type="float" office:value="670">
                <text:p>670</text:p>
                <draw:g>
                  <svg:desc>Sheet1.M4:Sheet1.M4 Sheet1.M7:Sheet1.M7 Sheet1.M10:Sheet1.M10 Sheet1.M13:Sheet1.M13 Sheet1.M16:Sheet1.M16 Sheet1.M19:Sheet1.M19</svg:desc>
                </draw:g>
              </table:table-cell>
              <table:table-cell office:value-type="float" office:value="350">
                <text:p>350</text:p>
                <draw:g>
                  <svg:desc>Sheet1.N4:Sheet1.N4 Sheet1.N7:Sheet1.N7 Sheet1.N10:Sheet1.N10 Sheet1.N13:Sheet1.N13 Sheet1.N16:Sheet1.N16 Sheet1.N19:Sheet1.N19</svg:desc>
                </draw:g>
              </table:table-cell>
            </table:table-row>
            <table:table-row>
              <table:table-cell office:value-type="string"/>
              <table:table-cell office:value-type="float" office:value="420176">
                <text:p>420176</text:p>
              </table:table-cell>
              <table:table-cell office:value-type="float" office:value="420617">
                <text:p>420617</text:p>
              </table:table-cell>
              <table:table-cell office:value-type="float" office:value="335447">
                <text:p>335447</text:p>
              </table:table-cell>
              <table:table-cell office:value-type="float" office:value="966">
                <text:p>966</text:p>
              </table:table-cell>
              <table:table-cell office:value-type="float" office:value="207">
                <text:p>207</text:p>
              </table:table-cell>
              <table:table-cell office:value-type="float" office:value="527">
                <text:p>527</text:p>
              </table:table-cell>
              <table:table-cell office:value-type="float" office:value="487">
                <text:p>487</text:p>
              </table:table-cell>
              <table:table-cell office:value-type="float" office:value="571">
                <text:p>571</text:p>
              </table:table-cell>
              <table:table-cell office:value-type="float" office:value="409">
                <text:p>409</text:p>
              </table:table-cell>
              <table:table-cell office:value-type="float" office:value="384">
                <text:p>384</text:p>
              </table:table-cell>
              <table:table-cell office:value-type="float" office:value="1391">
                <text:p>139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435">
                <text:p>435</text:p>
              </table:table-cell>
              <table:table-cell office:value-type="float" office:value="1014">
                <text:p>1014</text:p>
              </table:table-cell>
              <table:table-cell office:value-type="float" office:value="1031">
                <text:p>1031</text:p>
              </table:table-cell>
              <table:table-cell office:value-type="float" office:value="1181">
                <text:p>1181</text:p>
              </table:table-cell>
              <table:table-cell office:value-type="float" office:value="859">
                <text:p>859</text:p>
              </table:table-cell>
              <table:table-cell office:value-type="float" office:value="867">
                <text:p>867</text:p>
              </table:table-cell>
              <table:table-cell office:value-type="float" office:value="2940">
                <text:p>294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5">
                <text:p>4735</text:p>
              </table:table-cell>
              <table:table-cell office:value-type="float" office:value="969">
                <text:p>969</text:p>
              </table:table-cell>
              <table:table-cell office:value-type="float" office:value="2120">
                <text:p>2120</text:p>
              </table:table-cell>
              <table:table-cell office:value-type="float" office:value="2063">
                <text:p>2063</text:p>
              </table:table-cell>
              <table:table-cell office:value-type="float" office:value="2429">
                <text:p>2429</text:p>
              </table:table-cell>
              <table:table-cell office:value-type="float" office:value="1859">
                <text:p>1859</text:p>
              </table:table-cell>
              <table:table-cell office:value-type="float" office:value="3039">
                <text:p>3039</text:p>
              </table:table-cell>
              <table:table-cell office:value-type="float" office:value="6316">
                <text:p>6316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8">
                <text:p>10868</text:p>
              </table:table-cell>
              <table:table-cell office:value-type="float" office:value="2473">
                <text:p>2473</text:p>
              </table:table-cell>
              <table:table-cell office:value-type="float" office:value="4408">
                <text:p>4408</text:p>
              </table:table-cell>
              <table:table-cell office:value-type="float" office:value="4388">
                <text:p>4388</text:p>
              </table:table-cell>
              <table:table-cell office:value-type="float" office:value="5187">
                <text:p>5187</text:p>
              </table:table-cell>
              <table:table-cell office:value-type="float" office:value="3708">
                <text:p>3708</text:p>
              </table:table-cell>
              <table:table-cell office:value-type="float" office:value="4269">
                <text:p>4269</text:p>
              </table:table-cell>
              <table:table-cell office:value-type="float" office:value="13174">
                <text:p>13174</text:p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87">
                <text:p>30487</text:p>
              </table:table-cell>
              <table:table-cell office:value-type="float" office:value="5005">
                <text:p>5005</text:p>
              </table:table-cell>
              <table:table-cell office:value-type="float" office:value="9199">
                <text:p>9199</text:p>
              </table:table-cell>
              <table:table-cell office:value-type="float" office:value="9352">
                <text:p>9352</text:p>
              </table:table-cell>
              <table:table-cell office:value-type="float" office:value="10966">
                <text:p>10966</text:p>
              </table:table-cell>
              <table:table-cell office:value-type="float" office:value="7941">
                <text:p>7941</text:p>
              </table:table-cell>
              <table:table-cell office:value-type="float" office:value="8850">
                <text:p>8850</text:p>
              </table:table-cell>
              <table:table-cell office:value-type="float" office:value="27739">
                <text:p>27739</text:p>
              </table:table-cell>
              <table:table-cell office:value-type="float" office:value="16602">
                <text:p>166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76cm" svg:height="9.049cm" xlink:href=".." xlink:type="simple" chart:class="chart:bar" chart:style-name="ch1">
        <chart:title svg:x="6.992cm" svg:y="0.316cm" chart:style-name="ch2">
          <text:p>All (rand)</text:p>
        </chart:title>
        <chart:legend chart:legend-position="bottom" svg:x="2.5cm" svg:y="5.184cm" style:legend-expansion="wide" chart:style-name="ch3"/>
        <chart:plot-area chart:style-name="ch4" table:cell-range-address="Sheet1.C2:Sheet1.N2 Sheet1.C5:Sheet1.N5 Sheet1.C8:Sheet1.N8 Sheet1.C11:Sheet1.N11 Sheet1.C14:Sheet1.N14 Sheet1.C17:Sheet1.N17 Sheet1.C20:Sheet1.N20" chart:data-source-has-labels="row" svg:x="0.319cm" svg:y="1.275cm" svg:width="15.338cm" svg:height="3.729cm">
          <chartooo:coordinate-region svg:x="2.607cm" svg:y="1.475cm" svg:width="13.05cm" svg:height="3.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5:Sheet1.C5 Sheet1.C8:Sheet1.C8 Sheet1.C11:Sheet1.C11 Sheet1.C14:Sheet1.C14 Sheet1.C17:Sheet1.C17 Sheet1.C20:Sheet1.C20" chart:label-cell-address="Sheet1.C2:Sheet1.C2" chart:class="chart:bar">
            <chart:data-point chart:repeated="6"/>
          </chart:series>
          <chart:series chart:style-name="ch9" chart:values-cell-range-address="Sheet1.D5:Sheet1.D5 Sheet1.D8:Sheet1.D8 Sheet1.D11:Sheet1.D11 Sheet1.D14:Sheet1.D14 Sheet1.D17:Sheet1.D17 Sheet1.D20:Sheet1.D20" chart:label-cell-address="Sheet1.D2:Sheet1.D2" chart:class="chart:bar">
            <chart:data-point chart:repeated="6"/>
          </chart:series>
          <chart:series chart:style-name="ch10" chart:values-cell-range-address="Sheet1.E5:Sheet1.E5 Sheet1.E8:Sheet1.E8 Sheet1.E11:Sheet1.E11 Sheet1.E14:Sheet1.E14 Sheet1.E17:Sheet1.E17 Sheet1.E20:Sheet1.E20" chart:label-cell-address="Sheet1.E2:Sheet1.E2" chart:class="chart:bar">
            <chart:data-point chart:repeated="6"/>
          </chart:series>
          <chart:series chart:style-name="ch11" chart:values-cell-range-address="Sheet1.F5:Sheet1.F5 Sheet1.F8:Sheet1.F8 Sheet1.F11:Sheet1.F11 Sheet1.F14:Sheet1.F14 Sheet1.F17:Sheet1.F17 Sheet1.F20:Sheet1.F20" chart:label-cell-address="Sheet1.F2:Sheet1.F2" chart:class="chart:bar">
            <chart:data-point chart:repeated="6"/>
          </chart:series>
          <chart:series chart:style-name="ch12" chart:values-cell-range-address="Sheet1.G5:Sheet1.G5 Sheet1.G8:Sheet1.G8 Sheet1.G11:Sheet1.G11 Sheet1.G14:Sheet1.G14 Sheet1.G17:Sheet1.G17 Sheet1.G20:Sheet1.G20" chart:label-cell-address="Sheet1.G2:Sheet1.G2" chart:class="chart:bar">
            <chart:data-point chart:repeated="6"/>
          </chart:series>
          <chart:series chart:style-name="ch13" chart:values-cell-range-address="Sheet1.H5:Sheet1.H5 Sheet1.H8:Sheet1.H8 Sheet1.H11:Sheet1.H11 Sheet1.H14:Sheet1.H14 Sheet1.H17:Sheet1.H17 Sheet1.H20:Sheet1.H20" chart:label-cell-address="Sheet1.H2:Sheet1.H2" chart:class="chart:bar">
            <chart:data-point chart:repeated="6"/>
          </chart:series>
          <chart:series chart:style-name="ch14" chart:values-cell-range-address="Sheet1.I5:Sheet1.I5 Sheet1.I8:Sheet1.I8 Sheet1.I11:Sheet1.I11 Sheet1.I14:Sheet1.I14 Sheet1.I17:Sheet1.I17 Sheet1.I20:Sheet1.I20" chart:label-cell-address="Sheet1.I2:Sheet1.I2" chart:class="chart:bar">
            <chart:data-point chart:repeated="6"/>
          </chart:series>
          <chart:series chart:style-name="ch15" chart:values-cell-range-address="Sheet1.J5:Sheet1.J5 Sheet1.J8:Sheet1.J8 Sheet1.J11:Sheet1.J11 Sheet1.J14:Sheet1.J14 Sheet1.J17:Sheet1.J17 Sheet1.J20:Sheet1.J20" chart:label-cell-address="Sheet1.J2:Sheet1.J2" chart:class="chart:bar">
            <chart:data-point chart:repeated="6"/>
          </chart:series>
          <chart:series chart:style-name="ch16" chart:values-cell-range-address="Sheet1.K5:Sheet1.K5 Sheet1.K8:Sheet1.K8 Sheet1.K11:Sheet1.K11 Sheet1.K14:Sheet1.K14 Sheet1.K17:Sheet1.K17 Sheet1.K20:Sheet1.K20" chart:label-cell-address="Sheet1.K2:Sheet1.K2" chart:class="chart:bar">
            <chart:data-point chart:repeated="6"/>
          </chart:series>
          <chart:series chart:style-name="ch17" chart:values-cell-range-address="Sheet1.L5:Sheet1.L5 Sheet1.L8:Sheet1.L8 Sheet1.L11:Sheet1.L11 Sheet1.L14:Sheet1.L14 Sheet1.L17:Sheet1.L17 Sheet1.L20:Sheet1.L20" chart:label-cell-address="Sheet1.L2:Sheet1.L2" chart:class="chart:bar">
            <chart:data-point chart:repeated="6"/>
          </chart:series>
          <chart:series chart:style-name="ch18" chart:values-cell-range-address="Sheet1.M5:Sheet1.M5 Sheet1.M8:Sheet1.M8 Sheet1.M11:Sheet1.M11 Sheet1.M14:Sheet1.M14 Sheet1.M17:Sheet1.M17 Sheet1.M20:Sheet1.M20" chart:label-cell-address="Sheet1.M2:Sheet1.M2" chart:class="chart:bar">
            <chart:data-point chart:repeated="6"/>
          </chart:series>
          <chart:series chart:style-name="ch19" chart:values-cell-range-address="Sheet1.N5:Sheet1.N5 Sheet1.N8:Sheet1.N8 Sheet1.N11:Sheet1.N11 Sheet1.N14:Sheet1.N14 Sheet1.N17:Sheet1.N17 Sheet1.N20:Sheet1.N20" chart:label-cell-address="Sheet1.N2:Sheet1.N2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
(normal)</text:p>
                <draw:g>
                  <svg:desc>Sheet1.C2:Sheet1.C2</svg:desc>
                </draw:g>
              </table:table-cell>
              <table:table-cell office:value-type="string">
                <text:p>insert
(guard)</text:p>
                <draw:g>
                  <svg:desc>Sheet1.D2:Sheet1.D2</svg:desc>
                </draw:g>
              </table:table-cell>
              <table:table-cell office:value-type="string">
                <text:p>insert (guard
+ idx.trans)</text:p>
                <draw:g>
                  <svg:desc>Sheet1.E2:Sheet1.E2</svg:desc>
                </draw:g>
              </table:table-cell>
              <table:table-cell office:value-type="string">
                <text:p>merge
(bottom up)</text:p>
                <draw:g>
                  <svg:desc>Sheet1.F2:Sheet1.F2</svg:desc>
                </draw:g>
              </table:table-cell>
              <table:table-cell office:value-type="string">
                <text:p>merge
(natural)</text:p>
                <draw:g>
                  <svg:desc>Sheet1.G2:Sheet1.G2</svg:desc>
                </draw:g>
              </table:table-cell>
              <table:table-cell office:value-type="string">
                <text:p>quick
(normal)</text:p>
                <draw:g>
                  <svg:desc>Sheet1.H2:Sheet1.H2</svg:desc>
                </draw:g>
              </table:table-cell>
              <table:table-cell office:value-type="string">
                <text:p>quick
(shift)</text:p>
                <draw:g>
                  <svg:desc>Sheet1.I2:Sheet1.I2</svg:desc>
                </draw:g>
              </table:table-cell>
              <table:table-cell office:value-type="string">
                <text:p>quick
(3waypart+shift)</text:p>
                <draw:g>
                  <svg:desc>Sheet1.J2:Sheet1.J2</svg:desc>
                </draw:g>
              </table:table-cell>
              <table:table-cell office:value-type="string">
                <text:p>quick
(hybrid without merge)</text:p>
                <draw:g>
                  <svg:desc>Sheet1.K2:Sheet1.K2</svg:desc>
                </draw:g>
              </table:table-cell>
              <table:table-cell office:value-type="string">
                <text:p>quick
(hybrid with merge bm)</text:p>
                <draw:g>
                  <svg:desc>Sheet1.L2:Sheet1.L2</svg:desc>
                </draw:g>
              </table:table-cell>
              <table:table-cell office:value-type="string">
                <text:p>heap</text:p>
                <draw:g>
                  <svg:desc>Sheet1.M2:Sheet1.M2</svg:desc>
                </draw:g>
              </table:table-cell>
              <table:table-cell office:value-type="string">
                <text:p>shell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1266">
                <text:p>41266</text:p>
                <draw:g>
                  <svg:desc>Sheet1.C5:Sheet1.C5 Sheet1.C8:Sheet1.C8 Sheet1.C11:Sheet1.C11 Sheet1.C14:Sheet1.C14 Sheet1.C17:Sheet1.C17 Sheet1.C20:Sheet1.C20</svg:desc>
                </draw:g>
              </table:table-cell>
              <table:table-cell office:value-type="float" office:value="52963">
                <text:p>52963</text:p>
                <draw:g>
                  <svg:desc>Sheet1.D5:Sheet1.D5 Sheet1.D8:Sheet1.D8 Sheet1.D11:Sheet1.D11 Sheet1.D14:Sheet1.D14 Sheet1.D17:Sheet1.D17 Sheet1.D20:Sheet1.D20</svg:desc>
                </draw:g>
              </table:table-cell>
              <table:table-cell office:value-type="float" office:value="42682">
                <text:p>42682</text:p>
                <draw:g>
                  <svg:desc>Sheet1.E5:Sheet1.E5 Sheet1.E8:Sheet1.E8 Sheet1.E11:Sheet1.E11 Sheet1.E14:Sheet1.E14 Sheet1.E17:Sheet1.E17 Sheet1.E20:Sheet1.E20</svg:desc>
                </draw:g>
              </table:table-cell>
              <table:table-cell office:value-type="float" office:value="1199">
                <text:p>1199</text:p>
                <draw:g>
                  <svg:desc>Sheet1.F5:Sheet1.F5 Sheet1.F8:Sheet1.F8 Sheet1.F11:Sheet1.F11 Sheet1.F14:Sheet1.F14 Sheet1.F17:Sheet1.F17 Sheet1.F20:Sheet1.F20</svg:desc>
                </draw:g>
              </table:table-cell>
              <table:table-cell office:value-type="float" office:value="1227">
                <text:p>1227</text:p>
                <draw:g>
                  <svg:desc>Sheet1.G5:Sheet1.G5 Sheet1.G8:Sheet1.G8 Sheet1.G11:Sheet1.G11 Sheet1.G14:Sheet1.G14 Sheet1.G17:Sheet1.G17 Sheet1.G20:Sheet1.G20</svg:desc>
                </draw:g>
              </table:table-cell>
              <table:table-cell office:value-type="float" office:value="1118">
                <text:p>1118</text:p>
                <draw:g>
                  <svg:desc>Sheet1.H5:Sheet1.H5 Sheet1.H8:Sheet1.H8 Sheet1.H11:Sheet1.H11 Sheet1.H14:Sheet1.H14 Sheet1.H17:Sheet1.H17 Sheet1.H20:Sheet1.H20</svg:desc>
                </draw:g>
              </table:table-cell>
              <table:table-cell office:value-type="float" office:value="1098">
                <text:p>1098</text:p>
                <draw:g>
                  <svg:desc>Sheet1.I5:Sheet1.I5 Sheet1.I8:Sheet1.I8 Sheet1.I11:Sheet1.I11 Sheet1.I14:Sheet1.I14 Sheet1.I17:Sheet1.I17 Sheet1.I20:Sheet1.I20</svg:desc>
                </draw:g>
              </table:table-cell>
              <table:table-cell office:value-type="float" office:value="1048">
                <text:p>1048</text:p>
                <draw:g>
                  <svg:desc>Sheet1.J5:Sheet1.J5 Sheet1.J8:Sheet1.J8 Sheet1.J11:Sheet1.J11 Sheet1.J14:Sheet1.J14 Sheet1.J17:Sheet1.J17 Sheet1.J20:Sheet1.J20</svg:desc>
                </draw:g>
              </table:table-cell>
              <table:table-cell office:value-type="float" office:value="916">
                <text:p>916</text:p>
                <draw:g>
                  <svg:desc>Sheet1.K5:Sheet1.K5 Sheet1.K8:Sheet1.K8 Sheet1.K11:Sheet1.K11 Sheet1.K14:Sheet1.K14 Sheet1.K17:Sheet1.K17 Sheet1.K20:Sheet1.K20</svg:desc>
                </draw:g>
              </table:table-cell>
              <table:table-cell office:value-type="float" office:value="936">
                <text:p>936</text:p>
                <draw:g>
                  <svg:desc>Sheet1.L5:Sheet1.L5 Sheet1.L8:Sheet1.L8 Sheet1.L11:Sheet1.L11 Sheet1.L14:Sheet1.L14 Sheet1.L17:Sheet1.L17 Sheet1.L20:Sheet1.L20</svg:desc>
                </draw:g>
              </table:table-cell>
              <table:table-cell office:value-type="float" office:value="1048">
                <text:p>1048</text:p>
                <draw:g>
                  <svg:desc>Sheet1.M5:Sheet1.M5 Sheet1.M8:Sheet1.M8 Sheet1.M11:Sheet1.M11 Sheet1.M14:Sheet1.M14 Sheet1.M17:Sheet1.M17 Sheet1.M20:Sheet1.M20</svg:desc>
                </draw:g>
              </table:table-cell>
              <table:table-cell office:value-type="float" office:value="1516">
                <text:p>1516</text:p>
                <draw:g>
                  <svg:desc>Sheet1.N5:Sheet1.N5 Sheet1.N8:Sheet1.N8 Sheet1.N11:Sheet1.N11 Sheet1.N14:Sheet1.N14 Sheet1.N17:Sheet1.N17 Sheet1.N20:Sheet1.N20</svg:desc>
                </draw:g>
              </table:table-cell>
            </table:table-row>
            <table:table-row>
              <table:table-cell office:value-type="string"/>
              <table:table-cell office:value-type="float" office:value="190764">
                <text:p>190764</text:p>
              </table:table-cell>
              <table:table-cell office:value-type="float" office:value="210468">
                <text:p>210468</text:p>
              </table:table-cell>
              <table:table-cell office:value-type="float" office:value="167939">
                <text:p>167939</text:p>
              </table:table-cell>
              <table:table-cell office:value-type="float" office:value="2616">
                <text:p>2616</text:p>
              </table:table-cell>
              <table:table-cell office:value-type="float" office:value="2642">
                <text:p>2642</text:p>
              </table:table-cell>
              <table:table-cell office:value-type="float" office:value="2308">
                <text:p>2308</text:p>
              </table:table-cell>
              <table:table-cell office:value-type="float" office:value="2353">
                <text:p>2353</text:p>
              </table:table-cell>
              <table:table-cell office:value-type="float" office:value="2237">
                <text:p>2237</text:p>
              </table:table-cell>
              <table:table-cell office:value-type="float" office:value="1966">
                <text:p>1966</text:p>
              </table:table-cell>
              <table:table-cell office:value-type="float" office:value="1948">
                <text:p>1948</text:p>
              </table:table-cell>
              <table:table-cell office:value-type="float" office:value="2266">
                <text:p>2266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/>
              <table:table-cell office:value-type="float" office:value="822287">
                <text:p>822287</text:p>
              </table:table-cell>
              <table:table-cell office:value-type="float" office:value="845416">
                <text:p>845416</text:p>
              </table:table-cell>
              <table:table-cell office:value-type="float" office:value="689836">
                <text:p>689836</text:p>
              </table:table-cell>
              <table:table-cell office:value-type="float" office:value="5695">
                <text:p>5695</text:p>
              </table:table-cell>
              <table:table-cell office:value-type="float" office:value="5573">
                <text:p>5573</text:p>
              </table:table-cell>
              <table:table-cell office:value-type="float" office:value="4903">
                <text:p>4903</text:p>
              </table:table-cell>
              <table:table-cell office:value-type="float" office:value="4962">
                <text:p>4962</text:p>
              </table:table-cell>
              <table:table-cell office:value-type="float" office:value="4804">
                <text:p>4804</text:p>
              </table:table-cell>
              <table:table-cell office:value-type="float" office:value="4256">
                <text:p>4256</text:p>
              </table:table-cell>
              <table:table-cell office:value-type="float" office:value="4301">
                <text:p>4301</text:p>
              </table:table-cell>
              <table:table-cell office:value-type="float" office:value="4986">
                <text:p>4986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6">
                <text:p>12326</text:p>
              </table:table-cell>
              <table:table-cell office:value-type="float" office:value="11998">
                <text:p>11998</text:p>
              </table:table-cell>
              <table:table-cell office:value-type="float" office:value="105011">
                <text:p>105011</text:p>
              </table:table-cell>
              <table:table-cell office:value-type="float" office:value="10430">
                <text:p>10430</text:p>
              </table:table-cell>
              <table:table-cell office:value-type="float" office:value="10157">
                <text:p>10157</text:p>
              </table:table-cell>
              <table:table-cell office:value-type="float" office:value="9014">
                <text:p>9014</text:p>
              </table:table-cell>
              <table:table-cell office:value-type="float" office:value="9027">
                <text:p>9027</text:p>
              </table:table-cell>
              <table:table-cell office:value-type="float" office:value="11104">
                <text:p>11104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35">
                <text:p>27835</text:p>
              </table:table-cell>
              <table:table-cell office:value-type="float" office:value="25810">
                <text:p>25810</text:p>
              </table:table-cell>
              <table:table-cell office:value-type="float" office:value="21583">
                <text:p>21583</text:p>
              </table:table-cell>
              <table:table-cell office:value-type="float" office:value="21643">
                <text:p>21643</text:p>
              </table:table-cell>
              <table:table-cell office:value-type="float" office:value="21023">
                <text:p>21023</text:p>
              </table:table-cell>
              <table:table-cell office:value-type="float" office:value="18648">
                <text:p>18648</text:p>
              </table:table-cell>
              <table:table-cell office:value-type="float" office:value="19417">
                <text:p>19417</text:p>
              </table:table-cell>
              <table:table-cell office:value-type="float" office:value="24857">
                <text:p>24857</text:p>
              </table:table-cell>
              <table:table-cell office:value-type="float" office:value="38636">
                <text:p>38636</text:p>
              </table:table-cell>
            </table:table-row>
            <table:table-row>
              <table:table-cell office:value-type="string"/>
              <table:table-cell office:value-type="float" office:value="54880000000">
                <text:p>5488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33">
                <text:p>64033</text:p>
              </table:table-cell>
              <table:table-cell office:value-type="float" office:value="58366">
                <text:p>58366</text:p>
              </table:table-cell>
              <table:table-cell office:value-type="float" office:value="46198">
                <text:p>46198</text:p>
              </table:table-cell>
              <table:table-cell office:value-type="float" office:value="46077">
                <text:p>46077</text:p>
              </table:table-cell>
              <table:table-cell office:value-type="float" office:value="44977">
                <text:p>44977</text:p>
              </table:table-cell>
              <table:table-cell office:value-type="float" office:value="39664">
                <text:p>39664</text:p>
              </table:table-cell>
              <table:table-cell office:value-type="float" office:value="42077">
                <text:p>42077</text:p>
              </table:table-cell>
              <table:table-cell office:value-type="float" office:value="55903">
                <text:p>55903</text:p>
              </table:table-cell>
              <table:table-cell office:value-type="float" office:value="86619">
                <text:p>866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3cm" xlink:href=".." xlink:type="simple" chart:class="chart:bar" chart:style-name="ch1">
        <chart:title svg:x="3.84cm" svg:y="0.316cm" chart:style-name="ch2">
          <text:p>Insertion sorts (descending - worst case)</text:p>
        </chart:title>
        <chart:legend chart:legend-position="bottom" svg:x="5.077cm" svg:y="7.85cm" style:legend-expansion="wide" chart:style-name="ch3"/>
        <chart:plot-area chart:style-name="ch4" table:cell-range-address="Sheet1.C2:Sheet1.E2 Sheet1.C4:Sheet1.E4 Sheet1.C7:Sheet1.E7 Sheet1.C10:Sheet1.E10 Sheet1.C13:Sheet1.E13 Sheet1.C16:Sheet1.E16 Sheet1.C19:Sheet1.E19" chart:data-source-has-labels="row" svg:x="0.319cm" svg:y="1.275cm" svg:width="15.359cm" svg:height="6.395cm">
          <chartooo:coordinate-region svg:x="1.681cm" svg:y="1.474cm" svg:width="13.997cm" svg:height="5.9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4 Sheet1.C7:Sheet1.C7 Sheet1.C10:Sheet1.C10 Sheet1.C13:Sheet1.C13 Sheet1.C16:Sheet1.C16 Sheet1.C19:Sheet1.C19" chart:label-cell-address="Sheet1.C2:Sheet1.C2" chart:class="chart:bar">
            <chart:data-point chart:repeated="6"/>
          </chart:series>
          <chart:series chart:style-name="ch9" chart:values-cell-range-address="Sheet1.D4:Sheet1.D4 Sheet1.D7:Sheet1.D7 Sheet1.D10:Sheet1.D10 Sheet1.D13:Sheet1.D13 Sheet1.D16:Sheet1.D16 Sheet1.D19:Sheet1.D19" chart:label-cell-address="Sheet1.D2:Sheet1.D2" chart:class="chart:bar">
            <chart:data-point chart:repeated="6"/>
          </chart:series>
          <chart:series chart:style-name="ch10" chart:values-cell-range-address="Sheet1.E4:Sheet1.E4 Sheet1.E7:Sheet1.E7 Sheet1.E10:Sheet1.E10 Sheet1.E13:Sheet1.E13 Sheet1.E16:Sheet1.E16 Sheet1.E19:Sheet1.E19" chart:label-cell-address="Sheet1.E2:Sheet1.E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
(normal)</text:p>
                <draw:g>
                  <svg:desc>Sheet1.C2:Sheet1.C2</svg:desc>
                </draw:g>
              </table:table-cell>
              <table:table-cell office:value-type="string">
                <text:p>insert
(guard)</text:p>
                <draw:g>
                  <svg:desc>Sheet1.D2:Sheet1.D2</svg:desc>
                </draw:g>
              </table:table-cell>
              <table:table-cell office:value-type="string">
                <text:p>insert (guard
+ idx.trans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7310">
                <text:p>107310</text:p>
                <draw:g>
                  <svg:desc>Sheet1.C4:Sheet1.C4 Sheet1.C7:Sheet1.C7 Sheet1.C10:Sheet1.C10 Sheet1.C13:Sheet1.C13 Sheet1.C16:Sheet1.C16 Sheet1.C19:Sheet1.C19</svg:desc>
                </draw:g>
              </table:table-cell>
              <table:table-cell office:value-type="float" office:value="106032">
                <text:p>106032</text:p>
                <draw:g>
                  <svg:desc>Sheet1.D4:Sheet1.D4 Sheet1.D7:Sheet1.D7 Sheet1.D10:Sheet1.D10 Sheet1.D13:Sheet1.D13 Sheet1.D16:Sheet1.D16 Sheet1.D19:Sheet1.D19</svg:desc>
                </draw:g>
              </table:table-cell>
              <table:table-cell office:value-type="float" office:value="85020">
                <text:p>85020</text:p>
                <draw:g>
                  <svg:desc>Sheet1.E4:Sheet1.E4 Sheet1.E7:Sheet1.E7 Sheet1.E10:Sheet1.E10 Sheet1.E13:Sheet1.E13 Sheet1.E16:Sheet1.E16 Sheet1.E19:Sheet1.E19</svg:desc>
                </draw:g>
              </table:table-cell>
            </table:table-row>
            <table:table-row>
              <table:table-cell office:value-type="string"/>
              <table:table-cell office:value-type="float" office:value="420176">
                <text:p>420176</text:p>
              </table:table-cell>
              <table:table-cell office:value-type="float" office:value="420617">
                <text:p>420617</text:p>
              </table:table-cell>
              <table:table-cell office:value-type="float" office:value="335447">
                <text:p>335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86cm" xlink:href=".." xlink:type="simple" chart:class="chart:bar" chart:style-name="ch1">
        <chart:title svg:x="5.655cm" svg:y="0.315cm" chart:style-name="ch2">
          <text:p>Quick sort (ascending)</text:p>
        </chart:title>
        <chart:legend chart:legend-position="end" svg:x="11.753cm" svg:y="2.653cm" style:legend-expansion="high" chart:style-name="ch3"/>
        <chart:plot-area chart:style-name="ch4" table:cell-range-address="Sheet1.AE66:Sheet1.AH67 Sheet1.AE70:Sheet1.AH70 Sheet1.AE73:Sheet1.AH73 Sheet1.AE76:Sheet1.AH76 Sheet1.AE79:Sheet1.AH79 Sheet1.AE82:Sheet1.AH82 Sheet1.AE85:Sheet1.AH85 Sheet1.AE88:Sheet1.AH88 Sheet1.AE91:Sheet1.AH91 Sheet1.AE94:Sheet1.AH94" chart:data-source-has-labels="row" svg:x="0.32cm" svg:y="1.273cm" svg:width="11.113cm" svg:height="7.534cm">
          <chartooo:coordinate-region svg:x="1.682cm" svg:y="1.473cm" svg:width="9.751cm" svg:height="7.1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67:Sheet1.AE67 Sheet1.AE70:Sheet1.AE70 Sheet1.AE73:Sheet1.AE73 Sheet1.AE76:Sheet1.AE76 Sheet1.AE79:Sheet1.AE79 Sheet1.AE82:Sheet1.AE82 Sheet1.AE85:Sheet1.AE85 Sheet1.AE88:Sheet1.AE88 Sheet1.AE91:Sheet1.AE91 Sheet1.AE94:Sheet1.AE94" chart:label-cell-address="Sheet1.AE66:Sheet1.AE66" chart:class="chart:bar">
            <chart:data-point chart:repeated="10"/>
          </chart:series>
          <chart:series chart:style-name="ch9" chart:values-cell-range-address="Sheet1.AF67:Sheet1.AF67 Sheet1.AF70:Sheet1.AF70 Sheet1.AF73:Sheet1.AF73 Sheet1.AF76:Sheet1.AF76 Sheet1.AF79:Sheet1.AF79 Sheet1.AF82:Sheet1.AF82 Sheet1.AF85:Sheet1.AF85 Sheet1.AF88:Sheet1.AF88 Sheet1.AF91:Sheet1.AF91 Sheet1.AF94:Sheet1.AF94" chart:label-cell-address="Sheet1.AF66:Sheet1.AF66" chart:class="chart:bar">
            <chart:data-point chart:repeated="10"/>
          </chart:series>
          <chart:series chart:style-name="ch10" chart:values-cell-range-address="Sheet1.AG67:Sheet1.AG67 Sheet1.AG70:Sheet1.AG70 Sheet1.AG73:Sheet1.AG73 Sheet1.AG76:Sheet1.AG76 Sheet1.AG79:Sheet1.AG79 Sheet1.AG82:Sheet1.AG82 Sheet1.AG85:Sheet1.AG85 Sheet1.AG88:Sheet1.AG88 Sheet1.AG91:Sheet1.AG91 Sheet1.AG94:Sheet1.AG94" chart:label-cell-address="Sheet1.AG66:Sheet1.AG66" chart:class="chart:bar">
            <chart:data-point chart:repeated="10"/>
          </chart:series>
          <chart:series chart:style-name="ch11" chart:values-cell-range-address="Sheet1.AH67:Sheet1.AH67 Sheet1.AH70:Sheet1.AH70 Sheet1.AH73:Sheet1.AH73 Sheet1.AH76:Sheet1.AH76 Sheet1.AH79:Sheet1.AH79 Sheet1.AH82:Sheet1.AH82 Sheet1.AH85:Sheet1.AH85 Sheet1.AH88:Sheet1.AH88 Sheet1.AH91:Sheet1.AH91 Sheet1.AH94:Sheet1.AH94" chart:label-cell-address="Sheet1.AH66:Sheet1.AH6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
(normal)</text:p>
                <draw:g>
                  <svg:desc>Sheet1.AE66:Sheet1.AE66</svg:desc>
                </draw:g>
              </table:table-cell>
              <table:table-cell office:value-type="string">
                <text:p>quick
(shift)</text:p>
                <draw:g>
                  <svg:desc>Sheet1.AF66:Sheet1.AF66</svg:desc>
                </draw:g>
              </table:table-cell>
              <table:table-cell office:value-type="string">
                <text:p>quick
(3waypart+shift)</text:p>
                <draw:g>
                  <svg:desc>Sheet1.AG66:Sheet1.AG66</svg:desc>
                </draw:g>
              </table:table-cell>
              <table:table-cell office:value-type="string">
                <text:p>quick
(hybrid with merge bm)</text:p>
                <draw:g>
                  <svg:desc>Sheet1.AH66:Sheet1.AH6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0">
                <text:p>240</text:p>
                <draw:g>
                  <svg:desc>Sheet1.AE67:Sheet1.AE67 Sheet1.AE70:Sheet1.AE70 Sheet1.AE73:Sheet1.AE73 Sheet1.AE76:Sheet1.AE76 Sheet1.AE79:Sheet1.AE79 Sheet1.AE82:Sheet1.AE82 Sheet1.AE85:Sheet1.AE85 Sheet1.AE88:Sheet1.AE88 Sheet1.AE91:Sheet1.AE91 Sheet1.AE94:Sheet1.AE94</svg:desc>
                </draw:g>
              </table:table-cell>
              <table:table-cell office:value-type="float" office:value="235">
                <text:p>235</text:p>
                <draw:g>
                  <svg:desc>Sheet1.AF67:Sheet1.AF67 Sheet1.AF70:Sheet1.AF70 Sheet1.AF73:Sheet1.AF73 Sheet1.AF76:Sheet1.AF76 Sheet1.AF79:Sheet1.AF79 Sheet1.AF82:Sheet1.AF82 Sheet1.AF85:Sheet1.AF85 Sheet1.AF88:Sheet1.AF88 Sheet1.AF91:Sheet1.AF91 Sheet1.AF94:Sheet1.AF94</svg:desc>
                </draw:g>
              </table:table-cell>
              <table:table-cell office:value-type="float" office:value="238">
                <text:p>238</text:p>
                <draw:g>
                  <svg:desc>Sheet1.AG67:Sheet1.AG67 Sheet1.AG70:Sheet1.AG70 Sheet1.AG73:Sheet1.AG73 Sheet1.AG76:Sheet1.AG76 Sheet1.AG79:Sheet1.AG79 Sheet1.AG82:Sheet1.AG82 Sheet1.AG85:Sheet1.AG85 Sheet1.AG88:Sheet1.AG88 Sheet1.AG91:Sheet1.AG91 Sheet1.AG94:Sheet1.AG94</svg:desc>
                </draw:g>
              </table:table-cell>
              <table:table-cell office:value-type="float" office:value="152">
                <text:p>152</text:p>
                <draw:g>
                  <svg:desc>Sheet1.AH67:Sheet1.AH67 Sheet1.AH70:Sheet1.AH70 Sheet1.AH73:Sheet1.AH73 Sheet1.AH76:Sheet1.AH76 Sheet1.AH79:Sheet1.AH79 Sheet1.AH82:Sheet1.AH82 Sheet1.AH85:Sheet1.AH85 Sheet1.AH88:Sheet1.AH88 Sheet1.AH91:Sheet1.AH91 Sheet1.AH94:Sheet1.AH94</svg:desc>
                </draw:g>
              </table:table-cell>
            </table:table-row>
            <table:table-row>
              <table:table-cell office:value-type="string"/>
              <table:table-cell office:value-type="float" office:value="488">
                <text:p>488</text:p>
              </table:table-cell>
              <table:table-cell office:value-type="float" office:value="482">
                <text:p>482</text:p>
              </table:table-cell>
              <table:table-cell office:value-type="float" office:value="495">
                <text:p>49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/>
              <table:table-cell office:value-type="float" office:value="1015">
                <text:p>1015</text:p>
              </table:table-cell>
              <table:table-cell office:value-type="float" office:value="985">
                <text:p>985</text:p>
              </table:table-cell>
              <table:table-cell office:value-type="float" office:value="1020">
                <text:p>102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/>
              <table:table-cell office:value-type="float" office:value="2155">
                <text:p>2155</text:p>
              </table:table-cell>
              <table:table-cell office:value-type="float" office:value="2140">
                <text:p>2140</text:p>
              </table:table-cell>
              <table:table-cell office:value-type="float" office:value="2196">
                <text:p>219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/>
              <table:table-cell office:value-type="float" office:value="4392">
                <text:p>4392</text:p>
              </table:table-cell>
              <table:table-cell office:value-type="float" office:value="4369">
                <text:p>4369</text:p>
              </table:table-cell>
              <table:table-cell office:value-type="float" office:value="4639">
                <text:p>4639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/>
              <table:table-cell office:value-type="float" office:value="8993">
                <text:p>8993</text:p>
              </table:table-cell>
              <table:table-cell office:value-type="float" office:value="9371">
                <text:p>9371</text:p>
              </table:table-cell>
              <table:table-cell office:value-type="float" office:value="9405">
                <text:p>9405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string"/>
              <table:table-cell office:value-type="float" office:value="19229">
                <text:p>19229</text:p>
              </table:table-cell>
              <table:table-cell office:value-type="float" office:value="19134">
                <text:p>19134</text:p>
              </table:table-cell>
              <table:table-cell office:value-type="float" office:value="20174">
                <text:p>20174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string"/>
              <table:table-cell office:value-type="float" office:value="39960">
                <text:p>39960</text:p>
              </table:table-cell>
              <table:table-cell office:value-type="float" office:value="40638">
                <text:p>40638</text:p>
              </table:table-cell>
              <table:table-cell office:value-type="float" office:value="41299">
                <text:p>41299</text:p>
              </table:table-cell>
              <table:table-cell office:value-type="float" office:value="36995">
                <text:p>36995</text:p>
              </table:table-cell>
            </table:table-row>
            <table:table-row>
              <table:table-cell office:value-type="string"/>
              <table:table-cell office:value-type="float" office:value="84348">
                <text:p>84348</text:p>
              </table:table-cell>
              <table:table-cell office:value-type="float" office:value="87302">
                <text:p>87302</text:p>
              </table:table-cell>
              <table:table-cell office:value-type="float" office:value="88460">
                <text:p>88460</text:p>
              </table:table-cell>
              <table:table-cell office:value-type="float" office:value="77346">
                <text:p>77346</text:p>
              </table:table-cell>
            </table:table-row>
            <table:table-row>
              <table:table-cell office:value-type="string"/>
              <table:table-cell office:value-type="float" office:value="181739">
                <text:p>181739</text:p>
              </table:table-cell>
              <table:table-cell office:value-type="float" office:value="183235">
                <text:p>183235</text:p>
              </table:table-cell>
              <table:table-cell office:value-type="float" office:value="184720">
                <text:p>184720</text:p>
              </table:table-cell>
              <table:table-cell office:value-type="float" office:value="170345">
                <text:p>17034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2cm" xlink:href=".." xlink:type="simple" chart:class="chart:bar" chart:style-name="ch1">
        <chart:title svg:x="5.494cm" svg:y="0.315cm" chart:style-name="ch2">
          <text:p>Merge sorts (ascending)</text:p>
        </chart:title>
        <chart:legend chart:legend-position="bottom" svg:x="5.958cm" svg:y="7.812cm" style:legend-expansion="wide" chart:style-name="ch3"/>
        <chart:plot-area chart:style-name="ch4" table:cell-range-address="Sheet1.F2:Sheet1.G3 Sheet1.F6:Sheet1.G6 Sheet1.F9:Sheet1.G9 Sheet1.F12:Sheet1.G12 Sheet1.F15:Sheet1.G15 Sheet1.F18:Sheet1.G18 Sheet1.F21:Sheet1.G21 Sheet1.F24:Sheet1.G24 Sheet1.F27:Sheet1.G27 Sheet1.F30:Sheet1.G30" chart:data-source-has-labels="row" svg:x="0.319cm" svg:y="1.273cm" svg:width="15.359cm" svg:height="6.36cm">
          <chartooo:coordinate-region svg:x="1.681cm" svg:y="1.472cm" svg:width="13.997cm" svg:height="5.9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3:Sheet1.F3 Sheet1.F6:Sheet1.F6 Sheet1.F9:Sheet1.F9 Sheet1.F12:Sheet1.F12 Sheet1.F15:Sheet1.F15 Sheet1.F18:Sheet1.F18 Sheet1.F21:Sheet1.F21 Sheet1.F24:Sheet1.F24 Sheet1.F27:Sheet1.F27 Sheet1.F30:Sheet1.F30" chart:label-cell-address="Sheet1.F2:Sheet1.F2" chart:class="chart:bar">
            <chart:data-point chart:repeated="10"/>
          </chart:series>
          <chart:series chart:style-name="ch9" chart:values-cell-range-address="Sheet1.G3:Sheet1.G3 Sheet1.G6:Sheet1.G6 Sheet1.G9:Sheet1.G9 Sheet1.G12:Sheet1.G12 Sheet1.G15:Sheet1.G15 Sheet1.G18:Sheet1.G18 Sheet1.G21:Sheet1.G21 Sheet1.G24:Sheet1.G24 Sheet1.G27:Sheet1.G27 Sheet1.G30:Sheet1.G30" chart:label-cell-address="Sheet1.G2:Sheet1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
(bottom up)</text:p>
                <draw:g>
                  <svg:desc>Sheet1.F2:Sheet1.F2</svg:desc>
                </draw:g>
              </table:table-cell>
              <table:table-cell office:value-type="string">
                <text:p>merge
(natural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8">
                <text:p>478</text:p>
                <draw:g>
                  <svg:desc>Sheet1.F3:Sheet1.F3 Sheet1.F6:Sheet1.F6 Sheet1.F9:Sheet1.F9 Sheet1.F12:Sheet1.F12 Sheet1.F15:Sheet1.F15 Sheet1.F18:Sheet1.F18 Sheet1.F21:Sheet1.F21 Sheet1.F24:Sheet1.F24 Sheet1.F27:Sheet1.F27 Sheet1.F30:Sheet1.F30</svg:desc>
                </draw:g>
              </table:table-cell>
              <table:table-cell office:value-type="float" office:value="95">
                <text:p>95</text:p>
                <draw:g>
                  <svg:desc>Sheet1.G3:Sheet1.G3 Sheet1.G6:Sheet1.G6 Sheet1.G9:Sheet1.G9 Sheet1.G12:Sheet1.G12 Sheet1.G15:Sheet1.G15 Sheet1.G18:Sheet1.G18 Sheet1.G21:Sheet1.G21 Sheet1.G24:Sheet1.G24 Sheet1.G27:Sheet1.G27 Sheet1.G30:Sheet1.G30</svg:desc>
                </draw:g>
              </table:table-cell>
            </table:table-row>
            <table:table-row>
              <table:table-cell office:value-type="string"/>
              <table:table-cell office:value-type="float" office:value="1002">
                <text:p>100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2182">
                <text:p>21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/>
              <table:table-cell office:value-type="float" office:value="4653">
                <text:p>465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/>
              <table:table-cell office:value-type="float" office:value="11440">
                <text:p>1144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/>
              <table:table-cell office:value-type="float" office:value="30560">
                <text:p>30560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/>
              <table:table-cell office:value-type="float" office:value="64201">
                <text:p>64201</text:p>
              </table:table-cell>
              <table:table-cell office:value-type="float" office:value="10497">
                <text:p>10497</text:p>
              </table:table-cell>
            </table:table-row>
            <table:table-row>
              <table:table-cell office:value-type="string"/>
              <table:table-cell office:value-type="float" office:value="132676">
                <text:p>132676</text:p>
              </table:table-cell>
              <table:table-cell office:value-type="float" office:value="20015">
                <text:p>20015</text:p>
              </table:table-cell>
            </table:table-row>
            <table:table-row>
              <table:table-cell office:value-type="string"/>
              <table:table-cell office:value-type="float" office:value="320627">
                <text:p>320627</text:p>
              </table:table-cell>
              <table:table-cell office:value-type="float" office:value="40374">
                <text:p>40374</text:p>
              </table:table-cell>
            </table:table-row>
            <table:table-row>
              <table:table-cell office:value-type="string"/>
              <table:table-cell office:value-type="float" office:value="645416">
                <text:p>645416</text:p>
              </table:table-cell>
              <table:table-cell office:value-type="float" office:value="83802">
                <text:p>83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31cm" svg:height="9.024cm" xlink:href=".." xlink:type="simple" chart:class="chart:bar" chart:style-name="ch1">
        <chart:title svg:x="5.392cm" svg:y="0.316cm" chart:style-name="ch2">
          <text:p>Merge sorts (descending)</text:p>
        </chart:title>
        <chart:legend chart:legend-position="bottom" svg:x="5.975cm" svg:y="7.844cm" style:legend-expansion="wide" chart:style-name="ch3"/>
        <chart:plot-area chart:style-name="ch4" table:cell-range-address="Sheet1.F2:Sheet1.G2 Sheet1.F4:Sheet1.G4 Sheet1.F7:Sheet1.G7 Sheet1.F10:Sheet1.G10 Sheet1.F13:Sheet1.G13 Sheet1.F16:Sheet1.G16 Sheet1.F19:Sheet1.G19 Sheet1.F22:Sheet1.G22 Sheet1.F25:Sheet1.G25 Sheet1.F28:Sheet1.G28 Sheet1.F31:Sheet1.G31" chart:data-source-has-labels="row" svg:x="0.32cm" svg:y="1.275cm" svg:width="15.391cm" svg:height="6.389cm">
          <chartooo:coordinate-region svg:x="1.682cm" svg:y="1.474cm" svg:width="14.029cm" svg:height="5.9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4 Sheet1.F7:Sheet1.F7 Sheet1.F10:Sheet1.F10 Sheet1.F13:Sheet1.F13 Sheet1.F16:Sheet1.F16 Sheet1.F19:Sheet1.F19 Sheet1.F22:Sheet1.F22 Sheet1.F25:Sheet1.F25 Sheet1.F28:Sheet1.F28 Sheet1.F31:Sheet1.F31" chart:label-cell-address="Sheet1.F2:Sheet1.F2" chart:class="chart:bar">
            <chart:data-point chart:repeated="10"/>
          </chart:series>
          <chart:series chart:style-name="ch9" chart:values-cell-range-address="Sheet1.G4:Sheet1.G4 Sheet1.G7:Sheet1.G7 Sheet1.G10:Sheet1.G10 Sheet1.G13:Sheet1.G13 Sheet1.G16:Sheet1.G16 Sheet1.G19:Sheet1.G19 Sheet1.G22:Sheet1.G22 Sheet1.G25:Sheet1.G25 Sheet1.G28:Sheet1.G28 Sheet1.G31:Sheet1.G31" chart:label-cell-address="Sheet1.G2:Sheet1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
(bottom up)</text:p>
                <draw:g>
                  <svg:desc>Sheet1.F2:Sheet1.F2</svg:desc>
                </draw:g>
              </table:table-cell>
              <table:table-cell office:value-type="string">
                <text:p>merge
(natural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16">
                <text:p>416</text:p>
                <draw:g>
                  <svg:desc>Sheet1.F4:Sheet1.F4 Sheet1.F7:Sheet1.F7 Sheet1.F10:Sheet1.F10 Sheet1.F13:Sheet1.F13 Sheet1.F16:Sheet1.F16 Sheet1.F19:Sheet1.F19 Sheet1.F22:Sheet1.F22 Sheet1.F25:Sheet1.F25 Sheet1.F28:Sheet1.F28 Sheet1.F31:Sheet1.F31</svg:desc>
                </draw:g>
              </table:table-cell>
              <table:table-cell office:value-type="float" office:value="94">
                <text:p>94</text:p>
                <draw:g>
                  <svg:desc>Sheet1.G4:Sheet1.G4 Sheet1.G7:Sheet1.G7 Sheet1.G10:Sheet1.G10 Sheet1.G13:Sheet1.G13 Sheet1.G16:Sheet1.G16 Sheet1.G19:Sheet1.G19 Sheet1.G22:Sheet1.G22 Sheet1.G25:Sheet1.G25 Sheet1.G28:Sheet1.G28 Sheet1.G31:Sheet1.G31</svg:desc>
                </draw:g>
              </table:table-cell>
            </table:table-row>
            <table:table-row>
              <table:table-cell office:value-type="string"/>
              <table:table-cell office:value-type="float" office:value="966">
                <text:p>96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/>
              <table:table-cell office:value-type="float" office:value="2060">
                <text:p>20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/>
              <table:table-cell office:value-type="float" office:value="4735">
                <text:p>473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/>
              <table:table-cell office:value-type="float" office:value="10868">
                <text:p>10868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/>
              <table:table-cell office:value-type="float" office:value="30487">
                <text:p>30487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/>
              <table:table-cell office:value-type="float" office:value="61142">
                <text:p>61142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/>
              <table:table-cell office:value-type="float" office:value="131542">
                <text:p>131542</text:p>
              </table:table-cell>
              <table:table-cell office:value-type="float" office:value="20043">
                <text:p>20043</text:p>
              </table:table-cell>
            </table:table-row>
            <table:table-row>
              <table:table-cell office:value-type="string"/>
              <table:table-cell office:value-type="float" office:value="317259">
                <text:p>317259</text:p>
              </table:table-cell>
              <table:table-cell office:value-type="float" office:value="40990">
                <text:p>40990</text:p>
              </table:table-cell>
            </table:table-row>
            <table:table-row>
              <table:table-cell office:value-type="string"/>
              <table:table-cell office:value-type="float" office:value="646145">
                <text:p>646145</text:p>
              </table:table-cell>
              <table:table-cell office:value-type="float" office:value="83793">
                <text:p>837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68cm" svg:height="9.037cm" xlink:href=".." xlink:type="simple" chart:class="chart:bar" chart:style-name="ch1">
        <chart:title svg:x="5.744cm" svg:y="0.316cm" chart:style-name="ch2">
          <text:p>Merge sorts (random)</text:p>
        </chart:title>
        <chart:legend chart:legend-position="bottom" svg:x="5.944cm" svg:y="7.857cm" style:legend-expansion="wide" chart:style-name="ch3"/>
        <chart:plot-area chart:style-name="ch4" table:cell-range-address="Sheet1.F2:Sheet1.G2 Sheet1.F5:Sheet1.G5 Sheet1.F8:Sheet1.G8 Sheet1.F11:Sheet1.G11 Sheet1.F14:Sheet1.G14 Sheet1.F17:Sheet1.G17 Sheet1.F20:Sheet1.G20 Sheet1.F23:Sheet1.G23 Sheet1.F26:Sheet1.G26 Sheet1.F29:Sheet1.G29 Sheet1.F32:Sheet1.G32" chart:data-source-has-labels="row" svg:x="0.319cm" svg:y="1.275cm" svg:width="15.33cm" svg:height="6.402cm">
          <chartooo:coordinate-region svg:x="1.681cm" svg:y="1.475cm" svg:width="13.968cm" svg:height="6.0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5 Sheet1.F8:Sheet1.F8 Sheet1.F11:Sheet1.F11 Sheet1.F14:Sheet1.F14 Sheet1.F17:Sheet1.F17 Sheet1.F20:Sheet1.F20 Sheet1.F23:Sheet1.F23 Sheet1.F26:Sheet1.F26 Sheet1.F29:Sheet1.F29 Sheet1.F32:Sheet1.F32" chart:label-cell-address="Sheet1.F2:Sheet1.F2" chart:class="chart:bar">
            <chart:data-point chart:repeated="10"/>
          </chart:series>
          <chart:series chart:style-name="ch9" chart:values-cell-range-address="Sheet1.G5:Sheet1.G5 Sheet1.G8:Sheet1.G8 Sheet1.G11:Sheet1.G11 Sheet1.G14:Sheet1.G14 Sheet1.G17:Sheet1.G17 Sheet1.G20:Sheet1.G20 Sheet1.G23:Sheet1.G23 Sheet1.G26:Sheet1.G26 Sheet1.G29:Sheet1.G29 Sheet1.G32:Sheet1.G32" chart:label-cell-address="Sheet1.G2:Sheet1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
(bottom up)</text:p>
                <draw:g>
                  <svg:desc>Sheet1.F2:Sheet1.F2</svg:desc>
                </draw:g>
              </table:table-cell>
              <table:table-cell office:value-type="string">
                <text:p>merge
(natural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9">
                <text:p>1199</text:p>
                <draw:g>
                  <svg:desc>Sheet1.F5:Sheet1.F5 Sheet1.F8:Sheet1.F8 Sheet1.F11:Sheet1.F11 Sheet1.F14:Sheet1.F14 Sheet1.F17:Sheet1.F17 Sheet1.F20:Sheet1.F20 Sheet1.F23:Sheet1.F23 Sheet1.F26:Sheet1.F26 Sheet1.F29:Sheet1.F29 Sheet1.F32:Sheet1.F32</svg:desc>
                </draw:g>
              </table:table-cell>
              <table:table-cell office:value-type="float" office:value="1227">
                <text:p>1227</text:p>
                <draw:g>
                  <svg:desc>Sheet1.G5:Sheet1.G5 Sheet1.G8:Sheet1.G8 Sheet1.G11:Sheet1.G11 Sheet1.G14:Sheet1.G14 Sheet1.G17:Sheet1.G17 Sheet1.G20:Sheet1.G20 Sheet1.G23:Sheet1.G23 Sheet1.G26:Sheet1.G26 Sheet1.G29:Sheet1.G29 Sheet1.G32:Sheet1.G32</svg:desc>
                </draw:g>
              </table:table-cell>
            </table:table-row>
            <table:table-row>
              <table:table-cell office:value-type="string"/>
              <table:table-cell office:value-type="float" office:value="2616">
                <text:p>2616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/>
              <table:table-cell office:value-type="float" office:value="5695">
                <text:p>5695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/>
              <table:table-cell office:value-type="float" office:value="12326">
                <text:p>12326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/>
              <table:table-cell office:value-type="float" office:value="27835">
                <text:p>27835</text:p>
              </table:table-cell>
              <table:table-cell office:value-type="float" office:value="25810">
                <text:p>25810</text:p>
              </table:table-cell>
            </table:table-row>
            <table:table-row>
              <table:table-cell office:value-type="string"/>
              <table:table-cell office:value-type="float" office:value="64033">
                <text:p>64033</text:p>
              </table:table-cell>
              <table:table-cell office:value-type="float" office:value="58366">
                <text:p>58366</text:p>
              </table:table-cell>
            </table:table-row>
            <table:table-row>
              <table:table-cell office:value-type="string"/>
              <table:table-cell office:value-type="float" office:value="135262">
                <text:p>135262</text:p>
              </table:table-cell>
              <table:table-cell office:value-type="float" office:value="128914">
                <text:p>128914</text:p>
              </table:table-cell>
            </table:table-row>
            <table:table-row>
              <table:table-cell office:value-type="string"/>
              <table:table-cell office:value-type="float" office:value="285236">
                <text:p>285236</text:p>
              </table:table-cell>
              <table:table-cell office:value-type="float" office:value="262318">
                <text:p>262318</text:p>
              </table:table-cell>
            </table:table-row>
            <table:table-row>
              <table:table-cell office:value-type="string"/>
              <table:table-cell office:value-type="float" office:value="624249">
                <text:p>624249</text:p>
              </table:table-cell>
              <table:table-cell office:value-type="float" office:value="570389">
                <text:p>570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6cm" svg:height="9.016cm" xlink:href=".." xlink:type="simple" chart:class="chart:bar" chart:style-name="ch1">
        <chart:title svg:x="5.553cm" svg:y="0.316cm" chart:style-name="ch2">
          <text:p>Quick sort (descending)</text:p>
        </chart:title>
        <chart:legend chart:legend-position="end" svg:x="11.788cm" svg:y="2.668cm" style:legend-expansion="high" chart:style-name="ch3"/>
        <chart:plot-area chart:style-name="ch4" table:cell-range-address="Sheet1.AE66:Sheet1.AH66 Sheet1.AE68:Sheet1.AH68 Sheet1.AE71:Sheet1.AH71 Sheet1.AE74:Sheet1.AH74 Sheet1.AE77:Sheet1.AH77 Sheet1.AE80:Sheet1.AH80 Sheet1.AE83:Sheet1.AH83 Sheet1.AE86:Sheet1.AH86 Sheet1.AE89:Sheet1.AH89 Sheet1.AE92:Sheet1.AH92 Sheet1.AE95:Sheet1.AH95" chart:data-source-has-labels="row" svg:x="0.32cm" svg:y="1.275cm" svg:width="11.148cm" svg:height="7.561cm">
          <chartooo:coordinate-region svg:x="1.682cm" svg:y="1.475cm" svg:width="9.786cm" svg:height="7.1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68:Sheet1.AE68 Sheet1.AE71:Sheet1.AE71 Sheet1.AE74:Sheet1.AE74 Sheet1.AE77:Sheet1.AE77 Sheet1.AE80:Sheet1.AE80 Sheet1.AE83:Sheet1.AE83 Sheet1.AE86:Sheet1.AE86 Sheet1.AE89:Sheet1.AE89 Sheet1.AE92:Sheet1.AE92 Sheet1.AE95:Sheet1.AE95" chart:label-cell-address="Sheet1.AE66:Sheet1.AE66" chart:class="chart:bar">
            <chart:data-point chart:repeated="10"/>
          </chart:series>
          <chart:series chart:style-name="ch9" chart:values-cell-range-address="Sheet1.AF68:Sheet1.AF68 Sheet1.AF71:Sheet1.AF71 Sheet1.AF74:Sheet1.AF74 Sheet1.AF77:Sheet1.AF77 Sheet1.AF80:Sheet1.AF80 Sheet1.AF83:Sheet1.AF83 Sheet1.AF86:Sheet1.AF86 Sheet1.AF89:Sheet1.AF89 Sheet1.AF92:Sheet1.AF92 Sheet1.AF95:Sheet1.AF95" chart:label-cell-address="Sheet1.AF66:Sheet1.AF66" chart:class="chart:bar">
            <chart:data-point chart:repeated="10"/>
          </chart:series>
          <chart:series chart:style-name="ch10" chart:values-cell-range-address="Sheet1.AG68:Sheet1.AG68 Sheet1.AG71:Sheet1.AG71 Sheet1.AG74:Sheet1.AG74 Sheet1.AG77:Sheet1.AG77 Sheet1.AG80:Sheet1.AG80 Sheet1.AG83:Sheet1.AG83 Sheet1.AG86:Sheet1.AG86 Sheet1.AG89:Sheet1.AG89 Sheet1.AG92:Sheet1.AG92 Sheet1.AG95:Sheet1.AG95" chart:label-cell-address="Sheet1.AG66:Sheet1.AG66" chart:class="chart:bar">
            <chart:data-point chart:repeated="10"/>
          </chart:series>
          <chart:series chart:style-name="ch11" chart:values-cell-range-address="Sheet1.AH68:Sheet1.AH68 Sheet1.AH71:Sheet1.AH71 Sheet1.AH74:Sheet1.AH74 Sheet1.AH77:Sheet1.AH77 Sheet1.AH80:Sheet1.AH80 Sheet1.AH83:Sheet1.AH83 Sheet1.AH86:Sheet1.AH86 Sheet1.AH89:Sheet1.AH89 Sheet1.AH92:Sheet1.AH92 Sheet1.AH95:Sheet1.AH95" chart:label-cell-address="Sheet1.AH66:Sheet1.AH6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
(normal)</text:p>
                <draw:g>
                  <svg:desc>Sheet1.AE66:Sheet1.AE66</svg:desc>
                </draw:g>
              </table:table-cell>
              <table:table-cell office:value-type="string">
                <text:p>quick
(shift)</text:p>
                <draw:g>
                  <svg:desc>Sheet1.AF66:Sheet1.AF66</svg:desc>
                </draw:g>
              </table:table-cell>
              <table:table-cell office:value-type="string">
                <text:p>quick
(3waypart+shift)</text:p>
                <draw:g>
                  <svg:desc>Sheet1.AG66:Sheet1.AG66</svg:desc>
                </draw:g>
              </table:table-cell>
              <table:table-cell office:value-type="string">
                <text:p>quick
(hybrid with merge bm)</text:p>
                <draw:g>
                  <svg:desc>Sheet1.AH66:Sheet1.AH6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1">
                <text:p>241</text:p>
                <draw:g>
                  <svg:desc>Sheet1.AE68:Sheet1.AE68 Sheet1.AE71:Sheet1.AE71 Sheet1.AE74:Sheet1.AE74 Sheet1.AE77:Sheet1.AE77 Sheet1.AE80:Sheet1.AE80 Sheet1.AE83:Sheet1.AE83 Sheet1.AE86:Sheet1.AE86 Sheet1.AE89:Sheet1.AE89 Sheet1.AE92:Sheet1.AE92 Sheet1.AE95:Sheet1.AE95</svg:desc>
                </draw:g>
              </table:table-cell>
              <table:table-cell office:value-type="float" office:value="233">
                <text:p>233</text:p>
                <draw:g>
                  <svg:desc>Sheet1.AF68:Sheet1.AF68 Sheet1.AF71:Sheet1.AF71 Sheet1.AF74:Sheet1.AF74 Sheet1.AF77:Sheet1.AF77 Sheet1.AF80:Sheet1.AF80 Sheet1.AF83:Sheet1.AF83 Sheet1.AF86:Sheet1.AF86 Sheet1.AF89:Sheet1.AF89 Sheet1.AF92:Sheet1.AF92 Sheet1.AF95:Sheet1.AF95</svg:desc>
                </draw:g>
              </table:table-cell>
              <table:table-cell office:value-type="float" office:value="285">
                <text:p>285</text:p>
                <draw:g>
                  <svg:desc>Sheet1.AG68:Sheet1.AG68 Sheet1.AG71:Sheet1.AG71 Sheet1.AG74:Sheet1.AG74 Sheet1.AG77:Sheet1.AG77 Sheet1.AG80:Sheet1.AG80 Sheet1.AG83:Sheet1.AG83 Sheet1.AG86:Sheet1.AG86 Sheet1.AG89:Sheet1.AG89 Sheet1.AG92:Sheet1.AG92 Sheet1.AG95:Sheet1.AG95</svg:desc>
                </draw:g>
              </table:table-cell>
              <table:table-cell office:value-type="float" office:value="176">
                <text:p>176</text:p>
                <draw:g>
                  <svg:desc>Sheet1.AH68:Sheet1.AH68 Sheet1.AH71:Sheet1.AH71 Sheet1.AH74:Sheet1.AH74 Sheet1.AH77:Sheet1.AH77 Sheet1.AH80:Sheet1.AH80 Sheet1.AH83:Sheet1.AH83 Sheet1.AH86:Sheet1.AH86 Sheet1.AH89:Sheet1.AH89 Sheet1.AH92:Sheet1.AH92 Sheet1.AH95:Sheet1.AH95</svg:desc>
                </draw:g>
              </table:table-cell>
            </table:table-row>
            <table:table-row>
              <table:table-cell office:value-type="string"/>
              <table:table-cell office:value-type="float" office:value="527">
                <text:p>527</text:p>
              </table:table-cell>
              <table:table-cell office:value-type="float" office:value="487">
                <text:p>487</text:p>
              </table:table-cell>
              <table:table-cell office:value-type="float" office:value="571">
                <text:p>5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/>
              <table:table-cell office:value-type="float" office:value="1014">
                <text:p>1014</text:p>
              </table:table-cell>
              <table:table-cell office:value-type="float" office:value="1031">
                <text:p>1031</text:p>
              </table:table-cell>
              <table:table-cell office:value-type="float" office:value="1181">
                <text:p>118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/>
              <table:table-cell office:value-type="float" office:value="2120">
                <text:p>2120</text:p>
              </table:table-cell>
              <table:table-cell office:value-type="float" office:value="2063">
                <text:p>2063</text:p>
              </table:table-cell>
              <table:table-cell office:value-type="float" office:value="2429">
                <text:p>2429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/>
              <table:table-cell office:value-type="float" office:value="4408">
                <text:p>4408</text:p>
              </table:table-cell>
              <table:table-cell office:value-type="float" office:value="4388">
                <text:p>4388</text:p>
              </table:table-cell>
              <table:table-cell office:value-type="float" office:value="5187">
                <text:p>5187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/>
              <table:table-cell office:value-type="float" office:value="9199">
                <text:p>9199</text:p>
              </table:table-cell>
              <table:table-cell office:value-type="float" office:value="9352">
                <text:p>9352</text:p>
              </table:table-cell>
              <table:table-cell office:value-type="float" office:value="10966">
                <text:p>10966</text:p>
              </table:table-cell>
              <table:table-cell office:value-type="float" office:value="8850">
                <text:p>8850</text:p>
              </table:table-cell>
            </table:table-row>
            <table:table-row>
              <table:table-cell office:value-type="string"/>
              <table:table-cell office:value-type="float" office:value="19147">
                <text:p>19147</text:p>
              </table:table-cell>
              <table:table-cell office:value-type="float" office:value="19666">
                <text:p>19666</text:p>
              </table:table-cell>
              <table:table-cell office:value-type="float" office:value="22193">
                <text:p>22193</text:p>
              </table:table-cell>
              <table:table-cell office:value-type="float" office:value="19260">
                <text:p>19260</text:p>
              </table:table-cell>
            </table:table-row>
            <table:table-row>
              <table:table-cell office:value-type="string"/>
              <table:table-cell office:value-type="float" office:value="40287">
                <text:p>40287</text:p>
              </table:table-cell>
              <table:table-cell office:value-type="float" office:value="41141">
                <text:p>41141</text:p>
              </table:table-cell>
              <table:table-cell office:value-type="float" office:value="47576">
                <text:p>47576</text:p>
              </table:table-cell>
              <table:table-cell office:value-type="float" office:value="38454">
                <text:p>38454</text:p>
              </table:table-cell>
            </table:table-row>
            <table:table-row>
              <table:table-cell office:value-type="string"/>
              <table:table-cell office:value-type="float" office:value="87887">
                <text:p>87887</text:p>
              </table:table-cell>
              <table:table-cell office:value-type="float" office:value="88776">
                <text:p>88776</text:p>
              </table:table-cell>
              <table:table-cell office:value-type="float" office:value="100369">
                <text:p>100369</text:p>
              </table:table-cell>
              <table:table-cell office:value-type="float" office:value="83450">
                <text:p>83450</text:p>
              </table:table-cell>
            </table:table-row>
            <table:table-row>
              <table:table-cell office:value-type="string"/>
              <table:table-cell office:value-type="float" office:value="187178">
                <text:p>187178</text:p>
              </table:table-cell>
              <table:table-cell office:value-type="float" office:value="185620">
                <text:p>185620</text:p>
              </table:table-cell>
              <table:table-cell office:value-type="float" office:value="209444">
                <text:p>209444</text:p>
              </table:table-cell>
              <table:table-cell office:value-type="float" office:value="170910">
                <text:p>1709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8.998cm" xlink:href=".." xlink:type="simple" chart:class="chart:bar" chart:style-name="ch1">
        <chart:title svg:x="5.93cm" svg:y="0.315cm" chart:style-name="ch2">
          <text:p>Quick sort (random)</text:p>
        </chart:title>
        <chart:legend chart:legend-position="end" svg:x="11.775cm" svg:y="2.659cm" style:legend-expansion="high" chart:style-name="ch3"/>
        <chart:plot-area chart:style-name="ch4" table:cell-range-address="Sheet1.AE66:Sheet1.AH66 Sheet1.AE69:Sheet1.AH69 Sheet1.AE72:Sheet1.AH72 Sheet1.AE75:Sheet1.AH75 Sheet1.AE78:Sheet1.AH78 Sheet1.AE81:Sheet1.AH81 Sheet1.AE84:Sheet1.AH84 Sheet1.AE87:Sheet1.AH87 Sheet1.AE90:Sheet1.AH90 Sheet1.AE93:Sheet1.AH93 Sheet1.AE96:Sheet1.AH96" chart:data-source-has-labels="row" svg:x="0.32cm" svg:y="1.273cm" svg:width="11.135cm" svg:height="7.546cm">
          <chartooo:coordinate-region svg:x="1.867cm" svg:y="1.472cm" svg:width="9.588cm" svg:height="7.1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69:Sheet1.AE69 Sheet1.AE72:Sheet1.AE72 Sheet1.AE75:Sheet1.AE75 Sheet1.AE78:Sheet1.AE78 Sheet1.AE81:Sheet1.AE81 Sheet1.AE84:Sheet1.AE84 Sheet1.AE87:Sheet1.AE87 Sheet1.AE90:Sheet1.AE90 Sheet1.AE93:Sheet1.AE93 Sheet1.AE96:Sheet1.AE96" chart:label-cell-address="Sheet1.AE66:Sheet1.AE66" chart:class="chart:bar">
            <chart:data-point chart:repeated="10"/>
          </chart:series>
          <chart:series chart:style-name="ch9" chart:values-cell-range-address="Sheet1.AF69:Sheet1.AF69 Sheet1.AF72:Sheet1.AF72 Sheet1.AF75:Sheet1.AF75 Sheet1.AF78:Sheet1.AF78 Sheet1.AF81:Sheet1.AF81 Sheet1.AF84:Sheet1.AF84 Sheet1.AF87:Sheet1.AF87 Sheet1.AF90:Sheet1.AF90 Sheet1.AF93:Sheet1.AF93 Sheet1.AF96:Sheet1.AF96" chart:label-cell-address="Sheet1.AF66:Sheet1.AF66" chart:class="chart:bar">
            <chart:data-point chart:repeated="10"/>
          </chart:series>
          <chart:series chart:style-name="ch10" chart:values-cell-range-address="Sheet1.AG69:Sheet1.AG69 Sheet1.AG72:Sheet1.AG72 Sheet1.AG75:Sheet1.AG75 Sheet1.AG78:Sheet1.AG78 Sheet1.AG81:Sheet1.AG81 Sheet1.AG84:Sheet1.AG84 Sheet1.AG87:Sheet1.AG87 Sheet1.AG90:Sheet1.AG90 Sheet1.AG93:Sheet1.AG93 Sheet1.AG96:Sheet1.AG96" chart:label-cell-address="Sheet1.AG66:Sheet1.AG66" chart:class="chart:bar">
            <chart:data-point chart:repeated="10"/>
          </chart:series>
          <chart:series chart:style-name="ch11" chart:values-cell-range-address="Sheet1.AH69:Sheet1.AH69 Sheet1.AH72:Sheet1.AH72 Sheet1.AH75:Sheet1.AH75 Sheet1.AH78:Sheet1.AH78 Sheet1.AH81:Sheet1.AH81 Sheet1.AH84:Sheet1.AH84 Sheet1.AH87:Sheet1.AH87 Sheet1.AH90:Sheet1.AH90 Sheet1.AH93:Sheet1.AH93 Sheet1.AH96:Sheet1.AH96" chart:label-cell-address="Sheet1.AH66:Sheet1.AH6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
(normal)</text:p>
                <draw:g>
                  <svg:desc>Sheet1.AE66:Sheet1.AE66</svg:desc>
                </draw:g>
              </table:table-cell>
              <table:table-cell office:value-type="string">
                <text:p>quick
(shift)</text:p>
                <draw:g>
                  <svg:desc>Sheet1.AF66:Sheet1.AF66</svg:desc>
                </draw:g>
              </table:table-cell>
              <table:table-cell office:value-type="string">
                <text:p>quick
(3waypart+shift)</text:p>
                <draw:g>
                  <svg:desc>Sheet1.AG66:Sheet1.AG66</svg:desc>
                </draw:g>
              </table:table-cell>
              <table:table-cell office:value-type="string">
                <text:p>quick
(hybrid with merge bm)</text:p>
                <draw:g>
                  <svg:desc>Sheet1.AH66:Sheet1.AH6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18">
                <text:p>1118</text:p>
                <draw:g>
                  <svg:desc>Sheet1.AE69:Sheet1.AE69 Sheet1.AE72:Sheet1.AE72 Sheet1.AE75:Sheet1.AE75 Sheet1.AE78:Sheet1.AE78 Sheet1.AE81:Sheet1.AE81 Sheet1.AE84:Sheet1.AE84 Sheet1.AE87:Sheet1.AE87 Sheet1.AE90:Sheet1.AE90 Sheet1.AE93:Sheet1.AE93 Sheet1.AE96:Sheet1.AE96</svg:desc>
                </draw:g>
              </table:table-cell>
              <table:table-cell office:value-type="float" office:value="1098">
                <text:p>1098</text:p>
                <draw:g>
                  <svg:desc>Sheet1.AF69:Sheet1.AF69 Sheet1.AF72:Sheet1.AF72 Sheet1.AF75:Sheet1.AF75 Sheet1.AF78:Sheet1.AF78 Sheet1.AF81:Sheet1.AF81 Sheet1.AF84:Sheet1.AF84 Sheet1.AF87:Sheet1.AF87 Sheet1.AF90:Sheet1.AF90 Sheet1.AF93:Sheet1.AF93 Sheet1.AF96:Sheet1.AF96</svg:desc>
                </draw:g>
              </table:table-cell>
              <table:table-cell office:value-type="float" office:value="1048">
                <text:p>1048</text:p>
                <draw:g>
                  <svg:desc>Sheet1.AG69:Sheet1.AG69 Sheet1.AG72:Sheet1.AG72 Sheet1.AG75:Sheet1.AG75 Sheet1.AG78:Sheet1.AG78 Sheet1.AG81:Sheet1.AG81 Sheet1.AG84:Sheet1.AG84 Sheet1.AG87:Sheet1.AG87 Sheet1.AG90:Sheet1.AG90 Sheet1.AG93:Sheet1.AG93 Sheet1.AG96:Sheet1.AG96</svg:desc>
                </draw:g>
              </table:table-cell>
              <table:table-cell office:value-type="float" office:value="936">
                <text:p>936</text:p>
                <draw:g>
                  <svg:desc>Sheet1.AH69:Sheet1.AH69 Sheet1.AH72:Sheet1.AH72 Sheet1.AH75:Sheet1.AH75 Sheet1.AH78:Sheet1.AH78 Sheet1.AH81:Sheet1.AH81 Sheet1.AH84:Sheet1.AH84 Sheet1.AH87:Sheet1.AH87 Sheet1.AH90:Sheet1.AH90 Sheet1.AH93:Sheet1.AH93 Sheet1.AH96:Sheet1.AH96</svg:desc>
                </draw:g>
              </table:table-cell>
            </table:table-row>
            <table:table-row>
              <table:table-cell office:value-type="string"/>
              <table:table-cell office:value-type="float" office:value="2308">
                <text:p>2308</text:p>
              </table:table-cell>
              <table:table-cell office:value-type="float" office:value="2353">
                <text:p>2353</text:p>
              </table:table-cell>
              <table:table-cell office:value-type="float" office:value="2237">
                <text:p>2237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/>
              <table:table-cell office:value-type="float" office:value="4903">
                <text:p>4903</text:p>
              </table:table-cell>
              <table:table-cell office:value-type="float" office:value="4962">
                <text:p>4962</text:p>
              </table:table-cell>
              <table:table-cell office:value-type="float" office:value="4804">
                <text:p>4804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/>
              <table:table-cell office:value-type="float" office:value="105011">
                <text:p>105011</text:p>
              </table:table-cell>
              <table:table-cell office:value-type="float" office:value="10430">
                <text:p>10430</text:p>
              </table:table-cell>
              <table:table-cell office:value-type="float" office:value="10157">
                <text:p>10157</text:p>
              </table:table-cell>
              <table:table-cell office:value-type="float" office:value="9027">
                <text:p>9027</text:p>
              </table:table-cell>
            </table:table-row>
            <table:table-row>
              <table:table-cell office:value-type="string"/>
              <table:table-cell office:value-type="float" office:value="21583">
                <text:p>21583</text:p>
              </table:table-cell>
              <table:table-cell office:value-type="float" office:value="21643">
                <text:p>21643</text:p>
              </table:table-cell>
              <table:table-cell office:value-type="float" office:value="21023">
                <text:p>21023</text:p>
              </table:table-cell>
              <table:table-cell office:value-type="float" office:value="19417">
                <text:p>19417</text:p>
              </table:table-cell>
            </table:table-row>
            <table:table-row>
              <table:table-cell office:value-type="string"/>
              <table:table-cell office:value-type="float" office:value="46198">
                <text:p>46198</text:p>
              </table:table-cell>
              <table:table-cell office:value-type="float" office:value="46077">
                <text:p>46077</text:p>
              </table:table-cell>
              <table:table-cell office:value-type="float" office:value="44977">
                <text:p>44977</text:p>
              </table:table-cell>
              <table:table-cell office:value-type="float" office:value="42077">
                <text:p>42077</text:p>
              </table:table-cell>
            </table:table-row>
            <table:table-row>
              <table:table-cell office:value-type="string"/>
              <table:table-cell office:value-type="float" office:value="96610">
                <text:p>96610</text:p>
              </table:table-cell>
              <table:table-cell office:value-type="float" office:value="96569">
                <text:p>96569</text:p>
              </table:table-cell>
              <table:table-cell office:value-type="float" office:value="94013">
                <text:p>94013</text:p>
              </table:table-cell>
              <table:table-cell office:value-type="float" office:value="86119">
                <text:p>86119</text:p>
              </table:table-cell>
            </table:table-row>
            <table:table-row>
              <table:table-cell office:value-type="string"/>
              <table:table-cell office:value-type="float" office:value="197686">
                <text:p>197686</text:p>
              </table:table-cell>
              <table:table-cell office:value-type="float" office:value="199336">
                <text:p>199336</text:p>
              </table:table-cell>
              <table:table-cell office:value-type="float" office:value="193249">
                <text:p>193249</text:p>
              </table:table-cell>
              <table:table-cell office:value-type="float" office:value="178785">
                <text:p>178785</text:p>
              </table:table-cell>
            </table:table-row>
            <table:table-row>
              <table:table-cell office:value-type="string"/>
              <table:table-cell office:value-type="float" office:value="414499">
                <text:p>414499</text:p>
              </table:table-cell>
              <table:table-cell office:value-type="float" office:value="426486">
                <text:p>426486</text:p>
              </table:table-cell>
              <table:table-cell office:value-type="float" office:value="404819">
                <text:p>404819</text:p>
              </table:table-cell>
              <table:table-cell office:value-type="float" office:value="375857">
                <text:p>375857</text:p>
              </table:table-cell>
            </table:table-row>
            <table:table-row>
              <table:table-cell office:value-type="string"/>
              <table:table-cell office:value-type="float" office:value="873415">
                <text:p>873415</text:p>
              </table:table-cell>
              <table:table-cell office:value-type="float" office:value="878142">
                <text:p>878142</text:p>
              </table:table-cell>
              <table:table-cell office:value-type="float" office:value="862165">
                <text:p>862165</text:p>
              </table:table-cell>
              <table:table-cell office:value-type="float" office:value="794736">
                <text:p>7947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 display="block"/>
</file>